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5.2664583333333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5.71625cm" style:use-optimal-column-width="true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6.93208333333333cm" style:use-optimal-column-width="true"/>
    </style:style>
    <style:style style:name="co11" style:family="table-column">
      <style:table-column-properties fo:break-before="auto" style:column-width="11.7210416666667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3.175cm" style:use-optimal-column-width="true"/>
    </style:style>
    <style:style style:name="co28" style:family="table-column">
      <style:table-column-properties fo:break-before="auto" style:column-width="2.936875cm" style:use-optimal-column-width="true"/>
    </style:style>
    <style:style style:name="co29" style:family="table-column">
      <style:table-column-properties fo:break-before="auto" style:column-width="3.36020833333333cm" style:use-optimal-column-width="true"/>
    </style:style>
    <style:style style:name="co30" style:family="table-column">
      <style:table-column-properties fo:break-before="auto" style:column-width="2.83104166666667cm" style:use-optimal-column-width="true"/>
    </style:style>
    <style:style style:name="co31" style:family="table-column">
      <style:table-column-properties fo:break-before="auto" style:column-width="2.24895833333333cm" style:use-optimal-column-width="true"/>
    </style:style>
    <style:style style:name="co32" style:family="table-column">
      <style:table-column-properties fo:break-before="auto" style:column-width="3.254375cm" style:use-optimal-column-width="true"/>
    </style:style>
    <style:style style:name="co33" style:family="table-column">
      <style:table-column-properties fo:break-before="auto" style:column-width="3.78354166666667cm" style:use-optimal-column-width="true"/>
    </style:style>
    <style:style style:name="co34" style:family="table-column">
      <style:table-column-properties fo:break-before="auto" style:column-width="3.14854166666667cm" style:use-optimal-column-width="true"/>
    </style:style>
    <style:style style:name="co35" style:family="table-column">
      <style:table-column-properties fo:break-before="auto" style:column-width="2.75166666666667cm" style:use-optimal-column-width="true"/>
    </style:style>
    <style:style style:name="co36" style:family="table-column">
      <style:table-column-properties fo:break-before="auto" style:column-width="3.571875cm" style:use-optimal-column-width="true"/>
    </style:style>
    <style:style style:name="co37" style:family="table-column">
      <style:table-column-properties fo:break-before="auto" style:column-width="2.69875cm" style:use-optimal-column-width="true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3.54541666666667cm" style:use-optimal-column-width="true"/>
    </style:style>
    <style:style style:name="co4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n_Lu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2" table:default-cell-style-name="ce1"/>
        <table:table-column table:style-name="co35" table:default-cell-style-name="ce1"/>
        <table:table-column table:style-name="co27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100" table:style-name="ce1">
            <text:p>740000100</text:p>
          </table:table-cell>
          <table:table-cell office:value-type="string" table:style-name="ce1">
            <text:p>ESC. N° 382 GOBERNADOR TORIBIO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TIHUASI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INTIHUASI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258700904104" table:style-name="ce2">
            <text:p>-328.258.700.904.104</text:p>
          </table:table-cell>
          <table:table-cell office:value-type="float" office:value="-659697369177069" table:style-name="ce2">
            <text:p>-659.697.369.177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200" table:style-name="ce1">
            <text:p>740000200</text:p>
          </table:table-cell>
          <table:table-cell office:value-type="string" table:style-name="ce1">
            <text:p>ESC. N° 119 CARMEN QUIROGA DE BERR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EDRA BOL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CERROS LARGOS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1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78265068" table:style-name="ce2">
            <text:p>-3.278.265.068</text:p>
          </table:table-cell>
          <table:table-cell office:value-type="float" office:value="-6595597155" table:style-name="ce2">
            <text:p>-6.595.597.1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300" table:style-name="ce1">
            <text:p>740000300</text:p>
          </table:table-cell>
          <table:table-cell office:value-type="string" table:style-name="ce1">
            <text:p>ESC.N°202 GOBERNADOR GERONIMO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RROS LARGOS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VALLE DE PANCANT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0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356912554393" table:style-name="ce2">
            <text:p>-328.356.912.554.393</text:p>
          </table:table-cell>
          <table:table-cell office:value-type="float" office:value="-659033953612058" table:style-name="ce2">
            <text:p>-659.033.953.612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400" table:style-name="ce1">
            <text:p>740000400</text:p>
          </table:table-cell>
          <table:table-cell office:value-type="string" table:style-name="ce1">
            <text:p>ESC. N° 116 VICENT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ENAGA DE INTIHUASI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CIENAGA DE INTIHUASI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1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92912318" table:style-name="ce2">
            <text:p>-3.292.912.318</text:p>
          </table:table-cell>
          <table:table-cell office:value-type="float" office:value="-6594001107" table:style-name="ce2">
            <text:p>-6.594.001.1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500" table:style-name="ce1">
            <text:p>740000500</text:p>
          </table:table-cell>
          <table:table-cell office:value-type="string" table:style-name="ce1">
            <text:p>ESC. N° 129 20 DE JU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MA ALT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OMA ALT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2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616958338113" table:style-name="ce2">
            <text:p>-329.616.958.338.113</text:p>
          </table:table-cell>
          <table:table-cell office:value-type="float" office:value="-659538726828963" table:style-name="ce2">
            <text:p>-659.538.726.828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600" table:style-name="ce1">
            <text:p>740000600</text:p>
          </table:table-cell>
          <table:table-cell office:value-type="string" table:style-name="ce1">
            <text:p>ESC. N° 146 GRANADERO TOMAS CU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DEL REY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PASO DEL REY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4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44943420996" table:style-name="ce2">
            <text:p>-32.944.943.420.996</text:p>
          </table:table-cell>
          <table:table-cell office:value-type="float" office:value="-660040313669643" table:style-name="ce2">
            <text:p>-660.040.313.669.6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700" table:style-name="ce1">
            <text:p>740000700</text:p>
          </table:table-cell>
          <table:table-cell office:value-type="string" table:style-name="ce1">
            <text:p>ESC. N° 286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UNA LARGA</text:p>
          </table:table-cell>
          <table:table-cell office:value-type="string" table:style-name="ce1">
            <text:p>D5753</text:p>
          </table:table-cell>
          <table:table-cell office:value-type="string" table:style-name="ce1">
            <text:p>02652-15652437</text:p>
          </table:table-cell>
          <table:table-cell office:value-type="string" table:style-name="ce1">
            <text:p>LAGUNAS LARGAS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8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1848423" table:style-name="ce2">
            <text:p>-3.261.848.423</text:p>
          </table:table-cell>
          <table:table-cell office:value-type="float" office:value="-6574447174" table:style-name="ce2">
            <text:p>-6.574.447.1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0900" table:style-name="ce1">
            <text:p>740000900</text:p>
          </table:table-cell>
          <table:table-cell office:value-type="string" table:style-name="ce1">
            <text:p>ESC. N° 215 MINISTRO ANDRES MATILDE G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OBRE RUTA PROVINCIAL Nº8 LAS LAGUNAS</text:p>
          </table:table-cell>
          <table:table-cell office:value-type="string" table:style-name="ce1">
            <text:p>D5773</text:p>
          </table:table-cell>
          <table:table-cell office:value-type="string" table:style-name="ce1">
            <text:p>02652-15651778</text:p>
          </table:table-cell>
          <table:table-cell office:value-type="string" table:style-name="ce1">
            <text:p>LAS LAGUNAS</text:p>
          </table:table-cell>
          <table:table-cell office:value-type="string" table:style-name="ce1">
            <text:p>LIBERTADOR GR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62588092" table:style-name="ce2">
            <text:p>-3.262.588.092</text:p>
          </table:table-cell>
          <table:table-cell office:value-type="float" office:value="-6555129586" table:style-name="ce2">
            <text:p>-6.555.129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100" table:style-name="ce1">
            <text:p>740001100</text:p>
          </table:table-cell>
          <table:table-cell office:value-type="string" table:style-name="ce1">
            <text:p>ESCUELA N° 249 CONRADO GARCIA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VILLA DE PRAGA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VILLA DE PRAG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4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533316606832" table:style-name="ce2">
            <text:p>-32.533.316.606.832</text:p>
          </table:table-cell>
          <table:table-cell office:value-type="float" office:value="-656475678980585" table:style-name="ce2">
            <text:p>-656.475.678.980.5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200" table:style-name="ce1">
            <text:p>740001200</text:p>
          </table:table-cell>
          <table:table-cell office:value-type="string" table:style-name="ce1">
            <text:p>ESC. N° 214 GRANADERO JUAN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8 (VILLA PRAGA-LAS CHACRAS) EL PARAISO</text:p>
          </table:table-cell>
          <table:table-cell office:value-type="string" table:style-name="ce1">
            <text:p>D5753</text:p>
          </table:table-cell>
          <table:table-cell office:value-type="string" table:style-name="ce1">
            <text:p>02656-499504</text:p>
          </table:table-cell>
          <table:table-cell office:value-type="string" table:style-name="ce1">
            <text:p>EL PARAISO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1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57970728" table:style-name="ce2">
            <text:p>-3.257.970.728</text:p>
          </table:table-cell>
          <table:table-cell office:value-type="float" office:value="-6568763951" table:style-name="ce2">
            <text:p>-6.568.763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300" table:style-name="ce1">
            <text:p>740001300</text:p>
          </table:table-cell>
          <table:table-cell office:value-type="string" table:style-name="ce1">
            <text:p>ESC. N° 393 GRANADERO JUAN MANUEL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OMITA</text:p>
          </table:table-cell>
          <table:table-cell office:value-type="string" table:style-name="ce1">
            <text:p>D5871</text:p>
          </table:table-cell>
          <table:table-cell table:style-name="ce1"/>
          <table:table-cell office:value-type="string" table:style-name="ce1">
            <text:p>LA LOMIT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9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0611870301487" table:style-name="ce2">
            <text:p>-320.611.870.301.487</text:p>
          </table:table-cell>
          <table:table-cell office:value-type="float" office:value="-652978339370276" table:style-name="ce2">
            <text:p>-652.978.339.370.2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400" table:style-name="ce1">
            <text:p>740001400</text:p>
          </table:table-cell>
          <table:table-cell office:value-type="string" table:style-name="ce1">
            <text:p>ESC. N° 412 ANA LUISA ZARATE DE AGU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3 SANTA ANA</text:p>
          </table:table-cell>
          <table:table-cell office:value-type="string" table:style-name="ce1">
            <text:p>D5871</text:p>
          </table:table-cell>
          <table:table-cell table:style-name="ce1"/>
          <table:table-cell office:value-type="string" table:style-name="ce1">
            <text:p>SANTA AN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41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0392215406428" table:style-name="ce2">
            <text:p>-320.392.215.406.428</text:p>
          </table:table-cell>
          <table:table-cell office:value-type="float" office:value="-653934632838914" table:style-name="ce2">
            <text:p>-653.934.632.838.9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600" table:style-name="ce1">
            <text:p>740001600</text:p>
          </table:table-cell>
          <table:table-cell office:value-type="string" table:style-name="ce1">
            <text:p>ESC. N° 234 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NTRA. SRA. DEL ROSARIO S/N LOS CAJONES</text:p>
          </table:table-cell>
          <table:table-cell office:value-type="string" table:style-name="ce1">
            <text:p>D5871</text:p>
          </table:table-cell>
          <table:table-cell table:style-name="ce1"/>
          <table:table-cell office:value-type="string" table:style-name="ce1">
            <text:p>LOS CAJONE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3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277916061696" table:style-name="ce2">
            <text:p>-320.277.916.061.696</text:p>
          </table:table-cell>
          <table:table-cell office:value-type="float" office:value="-653693192900884" table:style-name="ce2">
            <text:p>-653.693.192.900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700" table:style-name="ce1">
            <text:p>740001700</text:p>
          </table:table-cell>
          <table:table-cell office:value-type="string" table:style-name="ce1">
            <text:p>ESC. N° 220 HEORINAS DE AYOHU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ALOMAS</text:p>
          </table:table-cell>
          <table:table-cell office:value-type="string" table:style-name="ce1">
            <text:p>D5715</text:p>
          </table:table-cell>
          <table:table-cell table:style-name="ce1"/>
          <table:table-cell office:value-type="string" table:style-name="ce1">
            <text:p>LAS PALOMA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2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06323545" table:style-name="ce2">
            <text:p>-3.206.323.545</text:p>
          </table:table-cell>
          <table:table-cell office:value-type="float" office:value="-654731808" table:style-name="ce2">
            <text:p>-654.731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1900" table:style-name="ce1">
            <text:p>740001900</text:p>
          </table:table-cell>
          <table:table-cell office:value-type="string" table:style-name="ce1">
            <text:p>ESC. N° 68 DOCTOR NICOLAS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DA DE LAS ANIMAS</text:p>
          </table:table-cell>
          <table:table-cell office:value-type="string" table:style-name="ce1">
            <text:p>D5871</text:p>
          </table:table-cell>
          <table:table-cell table:style-name="ce1"/>
          <table:table-cell office:value-type="string" table:style-name="ce1">
            <text:p>AGUADA DE LA ANIMA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6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9305916645316" table:style-name="ce2">
            <text:p>-319.305.916.645.316</text:p>
          </table:table-cell>
          <table:table-cell office:value-type="float" office:value="-655579243240524" table:style-name="ce2">
            <text:p>-655.579.243.240.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000" table:style-name="ce1">
            <text:p>740002000</text:p>
          </table:table-cell>
          <table:table-cell office:value-type="string" table:style-name="ce1">
            <text:p>ESCUELA DE JORNADA COMPLETA N° 437 JUAN CRISOSTOMO LAFIN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S/N LAFINUR</text:p>
          </table:table-cell>
          <table:table-cell office:value-type="string" table:style-name="ce1">
            <text:p>D5871</text:p>
          </table:table-cell>
          <table:table-cell table:style-name="ce1"/>
          <table:table-cell office:value-type="string" table:style-name="ce1">
            <text:p>LAFINUR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HOGAR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583068373903" table:style-name="ce2">
            <text:p>-320.583.068.373.903</text:p>
          </table:table-cell>
          <table:table-cell office:value-type="float" office:value="-653455797718197" table:style-name="ce2">
            <text:p>-653.455.797.718.1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100" table:style-name="ce1">
            <text:p>740002100</text:p>
          </table:table-cell>
          <table:table-cell office:value-type="string" table:style-name="ce1">
            <text:p>ESC. N° 238 MAESTRO CLODOVEO ALFON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38 LA PETR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A PETR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3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2506814309201" table:style-name="ce2">
            <text:p>-332.506.814.309.201</text:p>
          </table:table-cell>
          <table:table-cell office:value-type="float" office:value="-659968368448597" table:style-name="ce2">
            <text:p>-659.968.368.448.5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300" table:style-name="ce1">
            <text:p>740002300</text:p>
          </table:table-cell>
          <table:table-cell office:value-type="string" table:style-name="ce1">
            <text:p>ESCUELA DE JORNADA COMPLETA Nº 442 DR. ADOLFO RODRIGUEZ SA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VERTIENTE</text:p>
          </table:table-cell>
          <table:table-cell office:value-type="string" table:style-name="ce1">
            <text:p>D5757</text:p>
          </table:table-cell>
          <table:table-cell office:value-type="string" table:style-name="ce1">
            <text:p>02652-15575970</text:p>
          </table:table-cell>
          <table:table-cell office:value-type="string" table:style-name="ce1">
            <text:p>LA VERTIENTE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HOGAR2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79676169" table:style-name="ce2">
            <text:p>-3.279.676.169</text:p>
          </table:table-cell>
          <table:table-cell office:value-type="float" office:value="-6575461116" table:style-name="ce2">
            <text:p>-6.575.461.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400" table:style-name="ce1">
            <text:p>740002400</text:p>
          </table:table-cell>
          <table:table-cell office:value-type="string" table:style-name="ce1">
            <text:p>ESC. N° 15 SANTA CATALINA DE SI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LA VERDE</text:p>
          </table:table-cell>
          <table:table-cell office:value-type="string" table:style-name="ce1">
            <text:p>D5771</text:p>
          </table:table-cell>
          <table:table-cell office:value-type="string" table:style-name="ce1">
            <text:p>02652-15652343</text:p>
          </table:table-cell>
          <table:table-cell office:value-type="string" table:style-name="ce1">
            <text:p>TALA VERDE</text:p>
          </table:table-cell>
          <table:table-cell office:value-type="string" table:style-name="ce1">
            <text:p>LIBERTADOR GR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0896557" table:style-name="ce2">
            <text:p>-3.240.896.557</text:p>
          </table:table-cell>
          <table:table-cell office:value-type="float" office:value="-6556209159" table:style-name="ce2">
            <text:p>-6.556.209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500" table:style-name="ce1">
            <text:p>740002500</text:p>
          </table:table-cell>
          <table:table-cell office:value-type="string" table:style-name="ce1">
            <text:p>ESC. N° 125 FRAY LUIS BELT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 DE LOS TIGRES</text:p>
          </table:table-cell>
          <table:table-cell office:value-type="string" table:style-name="ce1">
            <text:p>D5771</text:p>
          </table:table-cell>
          <table:table-cell table:style-name="ce1"/>
          <table:table-cell office:value-type="string" table:style-name="ce1">
            <text:p>CASA DE LOS TIGRES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2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2432436" table:style-name="ce2">
            <text:p>-3.232.432.436</text:p>
          </table:table-cell>
          <table:table-cell office:value-type="float" office:value="-6555541004" table:style-name="ce2">
            <text:p>-6.555.541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600" table:style-name="ce1">
            <text:p>740002600</text:p>
          </table:table-cell>
          <table:table-cell office:value-type="string" table:style-name="ce1">
            <text:p>ESC. N° 94 GRANADERO FRANCISCO GA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UESTO - LAS AGUADAS</text:p>
          </table:table-cell>
          <table:table-cell office:value-type="string" table:style-name="ce1">
            <text:p>D5771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LIBERTADOR GR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4642911" table:style-name="ce2">
            <text:p>-3.234.642.911</text:p>
          </table:table-cell>
          <table:table-cell office:value-type="float" office:value="-6546720015" table:style-name="ce2">
            <text:p>-6.546.72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700" table:style-name="ce1">
            <text:p>740002700</text:p>
          </table:table-cell>
          <table:table-cell office:value-type="string" table:style-name="ce1">
            <text:p>ESC. N° 278 GENERAL FRANKLIN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CORTADERAS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CORTADERAS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7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50550565" table:style-name="ce2">
            <text:p>-3.250.550.565</text:p>
          </table:table-cell>
          <table:table-cell office:value-type="float" office:value="-6499068736" table:style-name="ce2">
            <text:p>-6.499.068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800" table:style-name="ce1">
            <text:p>740002800</text:p>
          </table:table-cell>
          <table:table-cell office:value-type="string" table:style-name="ce1">
            <text:p>ESC.N°186-GRANADERO JUAN MIGUEL ALCAR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OQUE S/N BALCARCE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BALCARCE</text:p>
          </table:table-cell>
          <table:table-cell office:value-type="string" table:style-name="ce1">
            <text:p>CHACAB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633976217563" table:style-name="ce2">
            <text:p>-325.633.976.217.563</text:p>
          </table:table-cell>
          <table:table-cell office:value-type="float" office:value="-650315307446834" table:style-name="ce2">
            <text:p>-650.315.307.446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2900" table:style-name="ce1">
            <text:p>740002900</text:p>
          </table:table-cell>
          <table:table-cell office:value-type="string" table:style-name="ce1">
            <text:p>ESC. N° 225 MAESTRO PIO ROSARIO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ECHINGONES S/N PAPAGAYOS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PAPAGAYOS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2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6754768945931" table:style-name="ce2">
            <text:p>-326.754.768.945.931</text:p>
          </table:table-cell>
          <table:table-cell office:value-type="float" office:value="-649864222461651" table:style-name="ce2">
            <text:p>-649.864.222.461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3000" table:style-name="ce1">
            <text:p>740003000</text:p>
          </table:table-cell>
          <table:table-cell office:value-type="string" table:style-name="ce1">
            <text:p>ESC. N° 418 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1 KM 25 SAN MIGUEL (CORTADERAS)</text:p>
          </table:table-cell>
          <table:table-cell office:value-type="string" table:style-name="ce1">
            <text:p>D5885</text:p>
          </table:table-cell>
          <table:table-cell table:style-name="ce1"/>
          <table:table-cell office:value-type="string" table:style-name="ce1">
            <text:p>SAN MIGUEL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41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42733502307" table:style-name="ce2">
            <text:p>-32.542.733.502.307</text:p>
          </table:table-cell>
          <table:table-cell office:value-type="float" office:value="-649804308142033" table:style-name="ce2">
            <text:p>-649.804.308.142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3300" table:style-name="ce1">
            <text:p>740003300</text:p>
          </table:table-cell>
          <table:table-cell office:value-type="string" table:style-name="ce1">
            <text:p>ESC. N° 401 GRANADERO PASCUAL ROS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SILLA DEL CURA</text:p>
          </table:table-cell>
          <table:table-cell office:value-type="string" table:style-name="ce1">
            <text:p>D5755</text:p>
          </table:table-cell>
          <table:table-cell table:style-name="ce1"/>
          <table:table-cell office:value-type="string" table:style-name="ce1">
            <text:p>MESILLA DEL CUR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40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4741394" table:style-name="ce2">
            <text:p>-3.244.741.394</text:p>
          </table:table-cell>
          <table:table-cell office:value-type="float" office:value="-6582632991" table:style-name="ce2">
            <text:p>-6.582.632.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3600" table:style-name="ce1">
            <text:p>740003600</text:p>
          </table:table-cell>
          <table:table-cell office:value-type="string" table:style-name="ce1">
            <text:p>JARDIN DE INFANTES NTRA.SRA.DE LUJAN HNAS. HIJAS DE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PADRE PEDRO LEONARDI 1821 LAS AMERICAS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076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HIJASDEJESUS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285312318287" table:style-name="ce2">
            <text:p>-33.285.312.318.287</text:p>
          </table:table-cell>
          <table:table-cell office:value-type="float" office:value="-663530971082466" table:style-name="ce2">
            <text:p>-663.530.971.082.4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3700" table:style-name="ce1">
            <text:p>740003700</text:p>
          </table:table-cell>
          <table:table-cell office:value-type="string" table:style-name="ce1">
            <text:p>ESCUELA ESP. N° 8 SUBSECRETARIO JORGE AOST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120 ESQUINA SARMIENT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ESP8SL@SANLUIS.RFFDC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792526222975" table:style-name="ce2">
            <text:p>-332.792.526.222.975</text:p>
          </table:table-cell>
          <table:table-cell office:value-type="float" office:value="-663246191026876" table:style-name="ce2">
            <text:p>-663.246.191.026.8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3800" table:style-name="ce1">
            <text:p>740003800</text:p>
          </table:table-cell>
          <table:table-cell office:value-type="string" table:style-name="ce1">
            <text:p>ESC. N°312 REPUBLICA DE CHI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FUERZA AEREA 3051 DI PASQU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605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1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73698221791" table:style-name="ce2">
            <text:p>-33.273.698.221.791</text:p>
          </table:table-cell>
          <table:table-cell office:value-type="float" office:value="-663445893132661" table:style-name="ce2">
            <text:p>-663.445.893.132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100" table:style-name="ce1">
            <text:p>740004100</text:p>
          </table:table-cell>
          <table:table-cell office:value-type="string" table:style-name="ce1">
            <text:p>ESC. N° 191 PROVINCIA DE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ERNERA 1638</text:p>
          </table:table-cell>
          <table:table-cell office:value-type="string" table:style-name="ce1">
            <text:p>D6277</text:p>
          </table:table-cell>
          <table:table-cell office:value-type="string" table:style-name="ce1">
            <text:p>02658-420192</text:p>
          </table:table-cell>
          <table:table-cell office:value-type="string" table:style-name="ce1">
            <text:p>BUENA ESPERANZ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191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47576891487764" table:style-name="ce2">
            <text:p>-347.576.891.487.764</text:p>
          </table:table-cell>
          <table:table-cell office:value-type="float" office:value="-652519198162557" table:style-name="ce2">
            <text:p>-652.519.198.162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200" table:style-name="ce1">
            <text:p>740004200</text:p>
          </table:table-cell>
          <table:table-cell office:value-type="string" table:style-name="ce1">
            <text:p>COLEGIO Nº 24 LUISA FANTINI DE CORTES APARI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S/N CENTRO PRINGLES Y BARTOLOME MITRE</text:p>
          </table:table-cell>
          <table:table-cell office:value-type="string" table:style-name="ce1">
            <text:p>D6277</text:p>
          </table:table-cell>
          <table:table-cell office:value-type="string" table:style-name="ce1">
            <text:p>02658-420125</text:p>
          </table:table-cell>
          <table:table-cell office:value-type="string" table:style-name="ce1">
            <text:p>BUENA ESPERANZ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COLEGIO24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47585696775917" table:style-name="ce2">
            <text:p>-347.585.696.775.917</text:p>
          </table:table-cell>
          <table:table-cell office:value-type="float" office:value="-652530152166947" table:style-name="ce2">
            <text:p>-652.530.152.166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300" table:style-name="ce1">
            <text:p>740004300</text:p>
          </table:table-cell>
          <table:table-cell office:value-type="string" table:style-name="ce1">
            <text:p>COLEGIO Nº 25 ESCULTOR ANTONIO MIGUEL NEVO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Y SAN MARTIN</text:p>
          </table:table-cell>
          <table:table-cell office:value-type="string" table:style-name="ce1">
            <text:p>D6216</text:p>
          </table:table-cell>
          <table:table-cell table:style-name="ce1"/>
          <table:table-cell office:value-type="string" table:style-name="ce1">
            <text:p>NUEVA GALI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COLEGIO25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51130994496371" table:style-name="ce2">
            <text:p>-351.130.994.496.371</text:p>
          </table:table-cell>
          <table:table-cell office:value-type="float" office:value="-652574002308818" table:style-name="ce2">
            <text:p>-652.574.002.308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400" table:style-name="ce1">
            <text:p>740004400</text:p>
          </table:table-cell>
          <table:table-cell office:value-type="string" table:style-name="ce1">
            <text:p>ESCUELA DE JORNADA COMPLETA N° 440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S/N° FORTIN EL PATRIA</text:p>
          </table:table-cell>
          <table:table-cell office:value-type="string" table:style-name="ce1">
            <text:p>D6279</text:p>
          </table:table-cell>
          <table:table-cell office:value-type="string" table:style-name="ce1">
            <text:p>02658-499510</text:p>
          </table:table-cell>
          <table:table-cell office:value-type="string" table:style-name="ce1">
            <text:p>FORTIN EL PATRI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1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476982801" table:style-name="ce2">
            <text:p>-3.476.982.801</text:p>
          </table:table-cell>
          <table:table-cell office:value-type="float" office:value="-655220447" table:style-name="ce2">
            <text:p>-655.220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600" table:style-name="ce1">
            <text:p>740004600</text:p>
          </table:table-cell>
          <table:table-cell office:value-type="string" table:style-name="ce1">
            <text:p>ESC. N° 157 GRANADERO JUAN ENRIQUE LOZ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URAZNITO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EL DURAZNIT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15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1004" table:style-name="ce2">
            <text:p>-3.231.004</text:p>
          </table:table-cell>
          <table:table-cell office:value-type="float" office:value="-6527742028" table:style-name="ce2">
            <text:p>-6.527.742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700" table:style-name="ce1">
            <text:p>740004700</text:p>
          </table:table-cell>
          <table:table-cell office:value-type="string" table:style-name="ce1">
            <text:p>INSTITUTO PAULA ALBARRAC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950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093</text:p>
          </table:table-cell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IPA_SR@SRCONLAR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442053068367" table:style-name="ce2">
            <text:p>-323.442.053.068.367</text:p>
          </table:table-cell>
          <table:table-cell office:value-type="float" office:value="-652014417340994" table:style-name="ce2">
            <text:p>-652.014.417.340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4900" table:style-name="ce1">
            <text:p>740004900</text:p>
          </table:table-cell>
          <table:table-cell office:value-type="string" table:style-name="ce1">
            <text:p>HOGAR ESCUELA N°13 FUERZA AERE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FAEL CALZADA S/N NAVIA</text:p>
          </table:table-cell>
          <table:table-cell office:value-type="string" table:style-name="ce1">
            <text:p>D6216</text:p>
          </table:table-cell>
          <table:table-cell table:style-name="ce1"/>
          <table:table-cell office:value-type="string" table:style-name="ce1">
            <text:p>NAVI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1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47748971154557" table:style-name="ce2">
            <text:p>-347.748.971.154.557</text:p>
          </table:table-cell>
          <table:table-cell office:value-type="float" office:value="-665858394977275" table:style-name="ce2">
            <text:p>-665.858.394.977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000" table:style-name="ce1">
            <text:p>740005000</text:p>
          </table:table-cell>
          <table:table-cell office:value-type="string" table:style-name="ce1">
            <text:p>HOGAR N° 17 FRAY REYNALDO DE LA CRUZ SALDAÑA RETAM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OVEROS</text:p>
          </table:table-cell>
          <table:table-cell office:value-type="string" table:style-name="ce1">
            <text:p>D6216</text:p>
          </table:table-cell>
          <table:table-cell table:style-name="ce1"/>
          <table:table-cell office:value-type="string" table:style-name="ce1">
            <text:p>LOS OVEROS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1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8800610101406" table:style-name="ce2">
            <text:p>-358.800.610.101.406</text:p>
          </table:table-cell>
          <table:table-cell office:value-type="float" office:value="-664566746471832" table:style-name="ce2">
            <text:p>-664.566.746.471.8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100" table:style-name="ce1">
            <text:p>740005100</text:p>
          </table:table-cell>
          <table:table-cell office:value-type="string" table:style-name="ce1">
            <text:p>ESC.N°422 PROFESORA MARIA ESTELA GEZ DE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HUEL MAPA</text:p>
          </table:table-cell>
          <table:table-cell office:value-type="string" table:style-name="ce1">
            <text:p>D6216</text:p>
          </table:table-cell>
          <table:table-cell office:value-type="string" table:style-name="ce1">
            <text:p>02658-499401</text:p>
          </table:table-cell>
          <table:table-cell office:value-type="string" table:style-name="ce1">
            <text:p>NAHUEL MAP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42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478428729" table:style-name="ce2">
            <text:p>-3.478.428.729</text:p>
          </table:table-cell>
          <table:table-cell office:value-type="float" office:value="-661698338" table:style-name="ce2">
            <text:p>-661.698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200" table:style-name="ce1">
            <text:p>740005200</text:p>
          </table:table-cell>
          <table:table-cell office:value-type="string" table:style-name="ce1">
            <text:p>ESCUELA HOGAR N°16 GRANADEROS PUNT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7 MARTIN DE LOYOLA</text:p>
          </table:table-cell>
          <table:table-cell office:value-type="string" table:style-name="ce1">
            <text:p>D6216</text:p>
          </table:table-cell>
          <table:table-cell table:style-name="ce1"/>
          <table:table-cell office:value-type="string" table:style-name="ce1">
            <text:p>MARTIN DE LOYOL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1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571215777" table:style-name="ce2">
            <text:p>-3.571.215.777</text:p>
          </table:table-cell>
          <table:table-cell office:value-type="float" office:value="-6635384071" table:style-name="ce2">
            <text:p>-6.635.384.0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300" table:style-name="ce1">
            <text:p>740005300</text:p>
          </table:table-cell>
          <table:table-cell office:value-type="string" table:style-name="ce1">
            <text:p>ESC. N° 348 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CAÑADA LA NEGRA</text:p>
          </table:table-cell>
          <table:table-cell office:value-type="string" table:style-name="ce1">
            <text:p>D5781</text:p>
          </table:table-cell>
          <table:table-cell table:style-name="ce1"/>
          <table:table-cell office:value-type="string" table:style-name="ce1">
            <text:p>CAÑADA LA NEG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4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24391" table:style-name="ce2">
            <text:p>-32.324.391</text:p>
          </table:table-cell>
          <table:table-cell office:value-type="float" office:value="-65101651" table:style-name="ce2">
            <text:p>-65.101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400" table:style-name="ce1">
            <text:p>740005400</text:p>
          </table:table-cell>
          <table:table-cell office:value-type="string" table:style-name="ce1">
            <text:p>ESC. N° 283 MARCOS SAST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OTORA (LAS CHACRAS)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LA TOTOR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83@SANLUIS.GOV.AR, ESCUMARCOSASTRE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68103703" table:style-name="ce2">
            <text:p>-3.268.103.703</text:p>
          </table:table-cell>
          <table:table-cell office:value-type="float" office:value="-6581152823" table:style-name="ce2">
            <text:p>-6.581.152.8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500" table:style-name="ce1">
            <text:p>740005500</text:p>
          </table:table-cell>
          <table:table-cell office:value-type="string" table:style-name="ce1">
            <text:p>ESC. N° 285 GRANADERO DOMINGO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PASCUAL PRINGLES S/N LAS CHACRAS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LAS CHACRAS</text:p>
          </table:table-cell>
          <table:table-cell office:value-type="string" table:style-name="ce1">
            <text:p>LIBERTADOR GR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5604628584739" table:style-name="ce2">
            <text:p>-325.604.628.584.739</text:p>
          </table:table-cell>
          <table:table-cell office:value-type="float" office:value="-657752072563506" table:style-name="ce2">
            <text:p>-657.752.072.563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5800" table:style-name="ce1">
            <text:p>740005800</text:p>
          </table:table-cell>
          <table:table-cell office:value-type="string" table:style-name="ce1">
            <text:p>ESC. N° 81 JOSE SANTOS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 SOBRE RUTA PROVINCIAL NRO.1 P/VILLA DEL CARMEN</text:p>
          </table:table-cell>
          <table:table-cell office:value-type="string" table:style-name="ce1">
            <text:p>D5835</text:p>
          </table:table-cell>
          <table:table-cell table:style-name="ce1"/>
          <table:table-cell office:value-type="string" table:style-name="ce1">
            <text:p>SAN MIGUEL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8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898231742815" table:style-name="ce2">
            <text:p>-328.898.231.742.815</text:p>
          </table:table-cell>
          <table:table-cell office:value-type="float" office:value="-65042421189722" table:style-name="ce2">
            <text:p>-65.042.421.189.7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6000" table:style-name="ce1">
            <text:p>740006000</text:p>
          </table:table-cell>
          <table:table-cell office:value-type="string" table:style-name="ce1">
            <text:p>ESC. N° 279 SOLDAD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ECUERDO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EL RECUERD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7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089534025051" table:style-name="ce2">
            <text:p>-327.089.534.025.051</text:p>
          </table:table-cell>
          <table:table-cell office:value-type="float" office:value="-650012860131932" table:style-name="ce2">
            <text:p>-650.012.860.131.9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6100" table:style-name="ce1">
            <text:p>740006100</text:p>
          </table:table-cell>
          <table:table-cell office:value-type="string" table:style-name="ce1">
            <text:p>ESC. N° 328 HEROES PUNTANOS DEL CRUCERO GRAL.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ARMOL VERDE -LA TOMA-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MARMOL VERDE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32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44380406095" table:style-name="ce2">
            <text:p>-32.944.380.406.095</text:p>
          </table:table-cell>
          <table:table-cell office:value-type="float" office:value="-658792040325979" table:style-name="ce2">
            <text:p>-658.792.040.325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6600" table:style-name="ce1">
            <text:p>740006600</text:p>
          </table:table-cell>
          <table:table-cell office:value-type="string" table:style-name="ce1">
            <text:p>HOGAR N° 11 GRANADERO JOSE MANUEL AGUIR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OTORA</text:p>
          </table:table-cell>
          <table:table-cell office:value-type="string" table:style-name="ce1">
            <text:p>D5753</text:p>
          </table:table-cell>
          <table:table-cell office:value-type="string" table:style-name="ce1">
            <text:p>02655-421124</text:p>
          </table:table-cell>
          <table:table-cell office:value-type="string" table:style-name="ce1">
            <text:p>LA TOTOR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HOGAR11@SANLUIS.GOV.AR/ESCUELAHOGAR1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1502423833397" table:style-name="ce2">
            <text:p>-331.502.423.833.397</text:p>
          </table:table-cell>
          <table:table-cell office:value-type="float" office:value="-657245723822157" table:style-name="ce2">
            <text:p>-657.245.723.822.1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6900" table:style-name="ce1">
            <text:p>740006900</text:p>
          </table:table-cell>
          <table:table-cell office:value-type="string" table:style-name="ce1">
            <text:p>ESCUELA DE JORNADA COMPLETA N° 438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</text:p>
          </table:table-cell>
          <table:table-cell office:value-type="string" table:style-name="ce1">
            <text:p>D6216</text:p>
          </table:table-cell>
          <table:table-cell office:value-type="string" table:style-name="ce1">
            <text:p>02658-491048</text:p>
          </table:table-cell>
          <table:table-cell office:value-type="string" table:style-name="ce1">
            <text:p>NUEVA GALI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1139058" table:style-name="ce2">
            <text:p>-351.139.058</text:p>
          </table:table-cell>
          <table:table-cell office:value-type="float" office:value="-6525300053" table:style-name="ce2">
            <text:p>-6.525.300.0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7000" table:style-name="ce1">
            <text:p>740007000</text:p>
          </table:table-cell>
          <table:table-cell office:value-type="string" table:style-name="ce1">
            <text:p>HOGAR N° 10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4 DE JUNIO S/N ANCHORENA</text:p>
          </table:table-cell>
          <table:table-cell office:value-type="string" table:style-name="ce1">
            <text:p>D6389</text:p>
          </table:table-cell>
          <table:table-cell office:value-type="string" table:style-name="ce1">
            <text:p>02658-493051</text:p>
          </table:table-cell>
          <table:table-cell office:value-type="string" table:style-name="ce1">
            <text:p>ANCHOREN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1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739406808858" table:style-name="ce2">
            <text:p>-356.739.406.808.858</text:p>
          </table:table-cell>
          <table:table-cell office:value-type="float" office:value="-654242574326466" table:style-name="ce2">
            <text:p>-654.242.574.326.4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7100" table:style-name="ce1">
            <text:p>740007100</text:p>
          </table:table-cell>
          <table:table-cell office:value-type="string" table:style-name="ce1">
            <text:p>COLEGIO Nº 31 PROFESOR VICTOR SA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S/N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391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OLN31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2346694832239" table:style-name="ce2">
            <text:p>-322.346.694.832.239</text:p>
          </table:table-cell>
          <table:table-cell office:value-type="float" office:value="-658028866246158" table:style-name="ce2">
            <text:p>-658.028.866.246.1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7500" table:style-name="ce1">
            <text:p>740007500</text:p>
          </table:table-cell>
          <table:table-cell office:value-type="string" table:style-name="ce1">
            <text:p>ESC. N° 250 TOMAS ESP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84 CENTRO NASCHEL</text:p>
          </table:table-cell>
          <table:table-cell office:value-type="string" table:style-name="ce1">
            <text:p>D5759</text:p>
          </table:table-cell>
          <table:table-cell office:value-type="string" table:style-name="ce1">
            <text:p>0656-491061</text:p>
          </table:table-cell>
          <table:table-cell office:value-type="string" table:style-name="ce1">
            <text:p>NASCHEL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5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9196169139681" table:style-name="ce2">
            <text:p>-329.196.169.139.681</text:p>
          </table:table-cell>
          <table:table-cell office:value-type="float" office:value="-653733387256381" table:style-name="ce2">
            <text:p>-653.733.387.256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7900" table:style-name="ce1">
            <text:p>740007900</text:p>
          </table:table-cell>
          <table:table-cell office:value-type="string" table:style-name="ce1">
            <text:p>JARDIN DE INF.-COLORIN COLORA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341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652-428208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3067780644849" table:style-name="ce2">
            <text:p>-333.067.780.644.849</text:p>
          </table:table-cell>
          <table:table-cell office:value-type="float" office:value="-663316607708794" table:style-name="ce2">
            <text:p>-663.316.607.708.7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000" table:style-name="ce1">
            <text:p>740008000</text:p>
          </table:table-cell>
          <table:table-cell office:value-type="string" table:style-name="ce1">
            <text:p>INSTITUTO SAN AGUS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42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937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ANAGUSTIN342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46938466968" table:style-name="ce2">
            <text:p>-333.046.938.466.968</text:p>
          </table:table-cell>
          <table:table-cell office:value-type="float" office:value="-663265835862374" table:style-name="ce2">
            <text:p>-663.265.835.862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100" table:style-name="ce1">
            <text:p>740008100</text:p>
          </table:table-cell>
          <table:table-cell office:value-type="string" table:style-name="ce1">
            <text:p>ESC. N°184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Y SARMIENTO PUEBLO NUEV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1097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S18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792562485451" table:style-name="ce2">
            <text:p>-332.792.562.485.451</text:p>
          </table:table-cell>
          <table:table-cell office:value-type="float" office:value="-66325845304181" table:style-name="ce2">
            <text:p>-66.325.845.304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200" table:style-name="ce1">
            <text:p>740008200</text:p>
          </table:table-cell>
          <table:table-cell office:value-type="string" table:style-name="ce1">
            <text:p>INSTITUTO SANTA CATAL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9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6577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CATALIN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3186775042" table:style-name="ce2">
            <text:p>-33.303.186.775.042</text:p>
          </table:table-cell>
          <table:table-cell office:value-type="float" office:value="-663293671608664" table:style-name="ce2">
            <text:p>-663.293.671.608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300" table:style-name="ce1">
            <text:p>740008300</text:p>
          </table:table-cell>
          <table:table-cell office:value-type="string" table:style-name="ce1">
            <text:p>ESC. N° 2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111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6137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3063333375328" table:style-name="ce2">
            <text:p>-333.063.333.375.328</text:p>
          </table:table-cell>
          <table:table-cell office:value-type="float" office:value="-663389573798073" table:style-name="ce2">
            <text:p>-663.389.573.798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400" table:style-name="ce1">
            <text:p>740008400</text:p>
          </table:table-cell>
          <table:table-cell office:value-type="string" table:style-name="ce1">
            <text:p>COLEGIO Nº 33 PROFESOR GABINO PUEL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LOPEZ Y PLANES S/N ESTACION</text:p>
          </table:table-cell>
          <table:table-cell office:value-type="string" table:style-name="ce1">
            <text:p>D5713</text:p>
          </table:table-cell>
          <table:table-cell office:value-type="string" table:style-name="ce1">
            <text:p>02651-491088</text:p>
          </table:table-cell>
          <table:table-cell office:value-type="string" table:style-name="ce1">
            <text:p>CANDELARI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OLEGIO33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9715779652445" table:style-name="ce2">
            <text:p>-319.715.779.652.445</text:p>
          </table:table-cell>
          <table:table-cell office:value-type="float" office:value="-658219522727006" table:style-name="ce2">
            <text:p>-658.219.522.727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700" table:style-name="ce1">
            <text:p>740008700</text:p>
          </table:table-cell>
          <table:table-cell office:value-type="string" table:style-name="ce1">
            <text:p>CENTRO EDUCATIVO DE NIVEL SECUNDARIO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1322 1° PIS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3100075431415" table:style-name="ce2">
            <text:p>-333.100.075.431.415</text:p>
          </table:table-cell>
          <table:table-cell office:value-type="float" office:value="-663413715179153" table:style-name="ce2">
            <text:p>-663.413.715.179.1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800" table:style-name="ce1">
            <text:p>740008800</text:p>
          </table:table-cell>
          <table:table-cell office:value-type="string" table:style-name="ce1">
            <text:p>ESC. N° 51 MAESTRO FAUSTINO SEGUNDO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OILO CONCHA 851 PLAN LOTE EVA PERO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038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5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687704063568" table:style-name="ce2">
            <text:p>-332.687.704.063.568</text:p>
          </table:table-cell>
          <table:table-cell office:value-type="float" office:value="-66315913666128" table:style-name="ce2">
            <text:p>-66.315.913.666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8900" table:style-name="ce1">
            <text:p>740008900</text:p>
          </table:table-cell>
          <table:table-cell office:value-type="string" table:style-name="ce1">
            <text:p>ESC. N° 77 MAESTROS PUNT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CARDO GUIRALDES Y GABRIELA MISTRAL AMEP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7496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7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725046734879" table:style-name="ce2">
            <text:p>-332.725.046.734.879</text:p>
          </table:table-cell>
          <table:table-cell office:value-type="float" office:value="-663403166605723" table:style-name="ce2">
            <text:p>-663.403.166.605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000" table:style-name="ce1">
            <text:p>740009000</text:p>
          </table:table-cell>
          <table:table-cell office:value-type="string" table:style-name="ce1">
            <text:p>ESC. N° 314 PROVINCIA 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AFINUR 1268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14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959282319483" table:style-name="ce2">
            <text:p>-332.959.282.319.483</text:p>
          </table:table-cell>
          <table:table-cell office:value-type="float" office:value="-663484789625603" table:style-name="ce2">
            <text:p>-663.484.789.625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200" table:style-name="ce1">
            <text:p>740009200</text:p>
          </table:table-cell>
          <table:table-cell office:value-type="string" table:style-name="ce1">
            <text:p>ESC. N° 98 GOBERNADOR JOSE SANTOS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TOR TULA S/N GASTRONOMICOS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34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9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760741735499" table:style-name="ce2">
            <text:p>-332.760.741.735.499</text:p>
          </table:table-cell>
          <table:table-cell office:value-type="float" office:value="-663228677571641" table:style-name="ce2">
            <text:p>-663.228.677.571.6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300" table:style-name="ce1">
            <text:p>740009300</text:p>
          </table:table-cell>
          <table:table-cell office:value-type="string" table:style-name="ce1">
            <text:p>ESC. N° 7 CONSTANCIO CARLOS VI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PINTERIA 90 JARDIN SAN LUIS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023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721921872552" table:style-name="ce2">
            <text:p>-332.721.921.872.552</text:p>
          </table:table-cell>
          <table:table-cell office:value-type="float" office:value="-663281027308701" table:style-name="ce2">
            <text:p>-663.281.027.308.7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400" table:style-name="ce1">
            <text:p>740009400</text:p>
          </table:table-cell>
          <table:table-cell office:value-type="string" table:style-name="ce1">
            <text:p>ESC. N° 45 JUAN DE DIOS ESCOB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60</text:p>
          </table:table-cell>
          <table:table-cell office:value-type="string" table:style-name="ce1">
            <text:p>D6389</text:p>
          </table:table-cell>
          <table:table-cell office:value-type="string" table:style-name="ce1">
            <text:p>O2658-492070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45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3572418379" table:style-name="ce2">
            <text:p>-3.572.418.379</text:p>
          </table:table-cell>
          <table:table-cell office:value-type="float" office:value="-6532045783" table:style-name="ce2">
            <text:p>-6.532.045.7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500" table:style-name="ce1">
            <text:p>740009500</text:p>
          </table:table-cell>
          <table:table-cell office:value-type="string" table:style-name="ce1">
            <text:p>ESC. N° 149 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</text:p>
          </table:table-cell>
          <table:table-cell office:value-type="string" table:style-name="ce1">
            <text:p>D6216</text:p>
          </table:table-cell>
          <table:table-cell office:value-type="string" table:style-name="ce1">
            <text:p>02658-494033</text:p>
          </table:table-cell>
          <table:table-cell office:value-type="string" table:style-name="ce1">
            <text:p>FORTUN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149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3513203108" table:style-name="ce2">
            <text:p>-3.513.203.108</text:p>
          </table:table-cell>
          <table:table-cell office:value-type="float" office:value="-6538198611" table:style-name="ce2">
            <text:p>-6.538.198.6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600" table:style-name="ce1">
            <text:p>740009600</text:p>
          </table:table-cell>
          <table:table-cell office:value-type="string" table:style-name="ce1">
            <text:p>COLEGIO Nº 29 COMANDANTE LUIS PIEDRA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CENTENARIO S/N</text:p>
          </table:table-cell>
          <table:table-cell office:value-type="string" table:style-name="ce1">
            <text:p>D5705</text:p>
          </table:table-cell>
          <table:table-cell office:value-type="string" table:style-name="ce1">
            <text:p>02651-426285</text:p>
          </table:table-cell>
          <table:table-cell office:value-type="string" table:style-name="ce1">
            <text:p>SAN FRANCISCO DEL MONTE DE OR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OLEGIO29PIEDRABUEN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26039433671463" table:style-name="ce2">
            <text:p>-326.039.433.671.463</text:p>
          </table:table-cell>
          <table:table-cell office:value-type="float" office:value="-661266022416694" table:style-name="ce2">
            <text:p>-661.266.022.416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700" table:style-name="ce1">
            <text:p>740009700</text:p>
          </table:table-cell>
          <table:table-cell office:value-type="string" table:style-name="ce1">
            <text:p>ESC. N° 48 FAUSTINO FRANCISCO BERR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ENTENARIO Y BERRONDO</text:p>
          </table:table-cell>
          <table:table-cell office:value-type="string" table:style-name="ce1">
            <text:p>D5705</text:p>
          </table:table-cell>
          <table:table-cell office:value-type="string" table:style-name="ce1">
            <text:p>02651-426383</text:p>
          </table:table-cell>
          <table:table-cell office:value-type="string" table:style-name="ce1">
            <text:p>SAN FRANCISCO DEL MONTE DE OR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4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25993468081572" table:style-name="ce2">
            <text:p>-325.993.468.081.572</text:p>
          </table:table-cell>
          <table:table-cell office:value-type="float" office:value="-661251277261269" table:style-name="ce2">
            <text:p>-661.251.277.261.2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09900" table:style-name="ce1">
            <text:p>740009900</text:p>
          </table:table-cell>
          <table:table-cell office:value-type="string" table:style-name="ce1">
            <text:p>COLEGIO N° 23 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224 ARIZONA</text:p>
          </table:table-cell>
          <table:table-cell office:value-type="string" table:style-name="ce1">
            <text:p>D6389</text:p>
          </table:table-cell>
          <table:table-cell office:value-type="string" table:style-name="ce1">
            <text:p>02658-492090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COLEGIO23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57206462695476" table:style-name="ce2">
            <text:p>-357.206.462.695.476</text:p>
          </table:table-cell>
          <table:table-cell office:value-type="float" office:value="-653201457255386" table:style-name="ce2">
            <text:p>-653.201.457.255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000" table:style-name="ce1">
            <text:p>740010000</text:p>
          </table:table-cell>
          <table:table-cell office:value-type="string" table:style-name="ce1">
            <text:p>INSTITUTO PRIVADO SAN LUIS GONZAG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462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688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SANLUISGONZAGA@SPEEDY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53671147862" table:style-name="ce2">
            <text:p>-333.053.671.147.862</text:p>
          </table:table-cell>
          <table:table-cell office:value-type="float" office:value="-663337375977861" table:style-name="ce2">
            <text:p>-663.337.375.977.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100" table:style-name="ce1">
            <text:p>740010100</text:p>
          </table:table-cell>
          <table:table-cell office:value-type="string" table:style-name="ce1">
            <text:p>ESCUELA N° 5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312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062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7416164408" table:style-name="ce2">
            <text:p>-33.307.416.164.408</text:p>
          </table:table-cell>
          <table:table-cell office:value-type="float" office:value="-663332654465174" table:style-name="ce2">
            <text:p>-663.332.654.465.1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200" table:style-name="ce1">
            <text:p>740010200</text:p>
          </table:table-cell>
          <table:table-cell office:value-type="string" table:style-name="ce1">
            <text:p>ESC. N° 313 ROSARIO MERCEDES SIM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1322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184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13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3097736276455" table:style-name="ce2">
            <text:p>-333.097.736.276.455</text:p>
          </table:table-cell>
          <table:table-cell office:value-type="float" office:value="-663416095797847" table:style-name="ce2">
            <text:p>-663.416.095.797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300" table:style-name="ce1">
            <text:p>740010300</text:p>
          </table:table-cell>
          <table:table-cell office:value-type="string" table:style-name="ce1">
            <text:p>INSTITUTO PRIVADO DE EDUCACION BARQUITO DE PAP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168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6866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BARQUITODEPAPEL90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93491637018" table:style-name="ce2">
            <text:p>-333.093.491.637.018</text:p>
          </table:table-cell>
          <table:table-cell office:value-type="float" office:value="-663330934379702" table:style-name="ce2">
            <text:p>-663.330.934.379.7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400" table:style-name="ce1">
            <text:p>740010400</text:p>
          </table:table-cell>
          <table:table-cell office:value-type="string" table:style-name="ce1">
            <text:p>ESC. N°172 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AFINUR 595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096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72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306542876163" table:style-name="ce2">
            <text:p>-33.306.542.876.163</text:p>
          </table:table-cell>
          <table:table-cell office:value-type="float" office:value="-663461977643655" table:style-name="ce2">
            <text:p>-663.461.977.643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500" table:style-name="ce1">
            <text:p>740010500</text:p>
          </table:table-cell>
          <table:table-cell office:value-type="string" table:style-name="ce1">
            <text:p>ESCUELA N° 6 SANTA MARIA EUFRAS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9 PUCARA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668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162875271657" table:style-name="ce2">
            <text:p>-333.162.875.271.657</text:p>
          </table:table-cell>
          <table:table-cell office:value-type="float" office:value="-66334245208978" table:style-name="ce2">
            <text:p>-66.334.245.208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700" table:style-name="ce1">
            <text:p>740010700</text:p>
          </table:table-cell>
          <table:table-cell office:value-type="string" table:style-name="ce1">
            <text:p>ESC. N° 247 GRANADERO JOSE DE A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GRANDE PARAJE EL PARAGUAY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EL PARAGUAY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4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635126293313" table:style-name="ce2">
            <text:p>-327.635.126.293.313</text:p>
          </table:table-cell>
          <table:table-cell office:value-type="float" office:value="-656587252495687" table:style-name="ce2">
            <text:p>-656.587.252.495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800" table:style-name="ce1">
            <text:p>740010800</text:p>
          </table:table-cell>
          <table:table-cell office:value-type="string" table:style-name="ce1">
            <text:p>ESC. N° 177 GRANADERO MANUEL A. F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AMADA</text:p>
          </table:table-cell>
          <table:table-cell office:value-type="string" table:style-name="ce1">
            <text:p>D5755</text:p>
          </table:table-cell>
          <table:table-cell table:style-name="ce1"/>
          <table:table-cell office:value-type="string" table:style-name="ce1">
            <text:p>LA RAMADA</text:p>
          </table:table-cell>
          <table:table-cell office:value-type="string" table:style-name="ce1">
            <text:p>LIBERTADOR GR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9361676" table:style-name="ce2">
            <text:p>-3.269.361.676</text:p>
          </table:table-cell>
          <table:table-cell office:value-type="float" office:value="-6557906863" table:style-name="ce2">
            <text:p>-6.557.906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0900" table:style-name="ce1">
            <text:p>740010900</text:p>
          </table:table-cell>
          <table:table-cell office:value-type="string" table:style-name="ce1">
            <text:p>ESC. N° 326 INGENIERO JORGE NEWBER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421 LOS COMEDEROS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LOS COMEDEROS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32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289421728431" table:style-name="ce2">
            <text:p>-327.289.421.728.431</text:p>
          </table:table-cell>
          <table:table-cell office:value-type="float" office:value="-657305490571348" table:style-name="ce2">
            <text:p>-657.305.490.571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1000" table:style-name="ce1">
            <text:p>740011000</text:p>
          </table:table-cell>
          <table:table-cell office:value-type="string" table:style-name="ce1">
            <text:p>ESC. N° 389 GRANADERO SIMON SERA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ERNANDO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SAN FERNANDO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38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71332748" table:style-name="ce2">
            <text:p>-3.271.332.748</text:p>
          </table:table-cell>
          <table:table-cell office:value-type="float" office:value="-656864429" table:style-name="ce2">
            <text:p>-656.864.4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1200" table:style-name="ce1">
            <text:p>740011200</text:p>
          </table:table-cell>
          <table:table-cell office:value-type="string" table:style-name="ce1">
            <text:p>ESC. N° 178 JOSE INES PEDERN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40</text:p>
          </table:table-cell>
          <table:table-cell office:value-type="string" table:style-name="ce1">
            <text:p>D5753</text:p>
          </table:table-cell>
          <table:table-cell office:value-type="string" table:style-name="ce1">
            <text:p>02652-15544506</text:p>
          </table:table-cell>
          <table:table-cell office:value-type="string" table:style-name="ce1">
            <text:p>POTRERILLOS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7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6693912788802" table:style-name="ce2">
            <text:p>-326.693.912.788.802</text:p>
          </table:table-cell>
          <table:table-cell office:value-type="float" office:value="-656559394488185" table:style-name="ce2">
            <text:p>-656.559.394.488.1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1300" table:style-name="ce1">
            <text:p>740011300</text:p>
          </table:table-cell>
          <table:table-cell office:value-type="string" table:style-name="ce1">
            <text:p>ESC. N° 104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ESQUINA SARMIENTO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PASO GRANDE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0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87703837" table:style-name="ce2">
            <text:p>-3.287.703.837</text:p>
          </table:table-cell>
          <table:table-cell office:value-type="float" office:value="-6563331396" table:style-name="ce2">
            <text:p>-6.563.33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1400" table:style-name="ce1">
            <text:p>740011400</text:p>
          </table:table-cell>
          <table:table-cell office:value-type="string" table:style-name="ce1">
            <text:p>ESC. N° 105 GRAL.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ANTA DE SANDIA</text:p>
          </table:table-cell>
          <table:table-cell office:value-type="string" table:style-name="ce1">
            <text:p>D5753</text:p>
          </table:table-cell>
          <table:table-cell table:style-name="ce1"/>
          <table:table-cell office:value-type="string" table:style-name="ce1">
            <text:p>PLANTA DE SANDI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0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76799349" table:style-name="ce2">
            <text:p>-3.276.799.349</text:p>
          </table:table-cell>
          <table:table-cell office:value-type="float" office:value="-6554885162" table:style-name="ce2">
            <text:p>-6.554.885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1600" table:style-name="ce1">
            <text:p>740011600</text:p>
          </table:table-cell>
          <table:table-cell office:value-type="string" table:style-name="ce1">
            <text:p>COLEGIO-MADRE CABRIN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21 ESTACI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024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36644660196489" table:style-name="ce2">
            <text:p>-336.644.660.196.489</text:p>
          </table:table-cell>
          <table:table-cell office:value-type="float" office:value="-654534416924827" table:style-name="ce2">
            <text:p>-654.534.416.924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100" table:style-name="ce1">
            <text:p>740012100</text:p>
          </table:table-cell>
          <table:table-cell office:value-type="string" table:style-name="ce1">
            <text:p>ESC. N° 256 PROVINCIA 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BALDE RETAM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5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1071837607464" table:style-name="ce2">
            <text:p>-321.071.837.607.464</text:p>
          </table:table-cell>
          <table:table-cell office:value-type="float" office:value="-659591283364498" table:style-name="ce2">
            <text:p>-659.591.283.364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200" table:style-name="ce1">
            <text:p>740012200</text:p>
          </table:table-cell>
          <table:table-cell office:value-type="string" table:style-name="ce1">
            <text:p>ESC. N° 299 PRESIDENTE CONSEJO DE EDUCACION DANTE BO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REA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LA BRE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218073280756" table:style-name="ce2">
            <text:p>-32.218.073.280.756</text:p>
          </table:table-cell>
          <table:table-cell office:value-type="float" office:value="-658748842663651" table:style-name="ce2">
            <text:p>-658.748.842.663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300" table:style-name="ce1">
            <text:p>740012300</text:p>
          </table:table-cell>
          <table:table-cell office:value-type="string" table:style-name="ce1">
            <text:p>ESC. N° 335 MAESTRA CELINA AMAN DE LOHA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. RUTA NAC. Nº 79 SAN MIGUEL SAN MIGUEL POR QUINES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498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7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14116477" table:style-name="ce2">
            <text:p>-3.214.116.477</text:p>
          </table:table-cell>
          <table:table-cell office:value-type="float" office:value="-6581342262" table:style-name="ce2">
            <text:p>-6.581.342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400" table:style-name="ce1">
            <text:p>740012400</text:p>
          </table:table-cell>
          <table:table-cell office:value-type="string" table:style-name="ce1">
            <text:p>ESC. N° 294 PROFESOR ARMANDO BA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Nº 5 EL INJERTO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EL INJERT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2815945" table:style-name="ce2">
            <text:p>-3.222.815.945</text:p>
          </table:table-cell>
          <table:table-cell office:value-type="float" office:value="-6569191327" table:style-name="ce2">
            <text:p>-6.569.191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500" table:style-name="ce1">
            <text:p>740012500</text:p>
          </table:table-cell>
          <table:table-cell office:value-type="string" table:style-name="ce1">
            <text:p>ESC. N° 405 SOBERAN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EPRESITA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LA REPRESIT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40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1611532404767" table:style-name="ce2">
            <text:p>-321.611.532.404.767</text:p>
          </table:table-cell>
          <table:table-cell office:value-type="float" office:value="-656840749663906" table:style-name="ce2">
            <text:p>-656.840.749.663.9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600" table:style-name="ce1">
            <text:p>740012600</text:p>
          </table:table-cell>
          <table:table-cell office:value-type="string" table:style-name="ce1">
            <text:p>ESC. N° 59 11 DE SEPT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PINTERI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55476157" table:style-name="ce2">
            <text:p>-3.255.476.157</text:p>
          </table:table-cell>
          <table:table-cell office:value-type="float" office:value="-6609236842" table:style-name="ce2">
            <text:p>-6.609.236.8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700" table:style-name="ce1">
            <text:p>740012700</text:p>
          </table:table-cell>
          <table:table-cell office:value-type="string" table:style-name="ce1">
            <text:p>ESC. N° 162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S/N BANDA SUR BANDA SUR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SAN FRANCISCO DEL MONTE DE OR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62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26184839456756" table:style-name="ce2">
            <text:p>-326.184.839.456.756</text:p>
          </table:table-cell>
          <table:table-cell office:value-type="float" office:value="-661257416836203" table:style-name="ce2">
            <text:p>-661.257.416.836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2900" table:style-name="ce1">
            <text:p>740012900</text:p>
          </table:table-cell>
          <table:table-cell office:value-type="string" table:style-name="ce1">
            <text:p>ESC. N° 356 DIPUTADO PEDRO PABLO DESPO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DEO DE CADENAS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RODEO DE CADENA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5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015629614775" table:style-name="ce2">
            <text:p>-327.015.629.614.775</text:p>
          </table:table-cell>
          <table:table-cell office:value-type="float" office:value="-661900873349156" table:style-name="ce2">
            <text:p>-661.900.873.349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3000" table:style-name="ce1">
            <text:p>740013000</text:p>
          </table:table-cell>
          <table:table-cell office:value-type="string" table:style-name="ce1">
            <text:p>ESC. N° 303 SEBASTIAN MUÑO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46 KM 60 TORO NEGRO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TORO NEGR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0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729764247677" table:style-name="ce2">
            <text:p>-32.729.764.247.677</text:p>
          </table:table-cell>
          <table:table-cell office:value-type="float" office:value="-663363734621401" table:style-name="ce2">
            <text:p>-663.363.734.621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3100" table:style-name="ce1">
            <text:p>740013100</text:p>
          </table:table-cell>
          <table:table-cell office:value-type="string" table:style-name="ce1">
            <text:p>ESC. N° 97 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DE AMIEVA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ESTANCIA DE AMIEVA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9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952146" table:style-name="ce2">
            <text:p>-326.952.146</text:p>
          </table:table-cell>
          <table:table-cell office:value-type="float" office:value="-6626680538" table:style-name="ce2">
            <text:p>-6.626.680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3200" table:style-name="ce1">
            <text:p>740013200</text:p>
          </table:table-cell>
          <table:table-cell office:value-type="string" table:style-name="ce1">
            <text:p>ESC. N° 296 PROFESOR CARLOS CARLE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JUAN GOMEZ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RIO JUAN GOMEZ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0136243" table:style-name="ce2">
            <text:p>-3.260.136.243</text:p>
          </table:table-cell>
          <table:table-cell office:value-type="float" office:value="-6608649203" table:style-name="ce2">
            <text:p>-6.608.649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3400" table:style-name="ce1">
            <text:p>740013400</text:p>
          </table:table-cell>
          <table:table-cell office:value-type="string" table:style-name="ce1">
            <text:p>ESC. N° 374 GOBIERNO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º7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DIQUE VULPIANI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7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6615469909619" table:style-name="ce2">
            <text:p>-336.615.469.909.619</text:p>
          </table:table-cell>
          <table:table-cell office:value-type="float" office:value="-655357268932931" table:style-name="ce2">
            <text:p>-655.357.268.932.9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100" table:style-name="ce1">
            <text:p>740014100</text:p>
          </table:table-cell>
          <table:table-cell office:value-type="string" table:style-name="ce1">
            <text:p>ESC. ESPECIAL N° 6 DOCTORA MARIA MONTESSO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350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 43150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ESPECIAL6@SANLUIS.GOV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36894592448358" table:style-name="ce2">
            <text:p>-336.894.592.448.358</text:p>
          </table:table-cell>
          <table:table-cell office:value-type="float" office:value="-654684103539262" table:style-name="ce2">
            <text:p>-654.684.103.539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200" table:style-name="ce1">
            <text:p>740014200</text:p>
          </table:table-cell>
          <table:table-cell office:value-type="string" table:style-name="ce1">
            <text:p>ESCUELA SECUNDARIA DE ARTE Nº 1 PROFESOR GASPAR DIGENA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33 CENTRO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DEARTESVM@YAHOO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336884195324086" table:style-name="ce2">
            <text:p>-336.884.195.324.086</text:p>
          </table:table-cell>
          <table:table-cell office:value-type="float" office:value="-654668556468801" table:style-name="ce2">
            <text:p>-654.668.556.468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300" table:style-name="ce1">
            <text:p>740014300</text:p>
          </table:table-cell>
          <table:table-cell office:value-type="string" table:style-name="ce1">
            <text:p>COLEGIO Nº 20 ANTONIO D. BER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DORREGO Y TTE. TURRADO 828 VIVIEND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32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20VM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6750531998434" table:style-name="ce2">
            <text:p>-336.750.531.998.434</text:p>
          </table:table-cell>
          <table:table-cell office:value-type="float" office:value="-654767344779763" table:style-name="ce2">
            <text:p>-654.767.344.779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400" table:style-name="ce1">
            <text:p>740014400</text:p>
          </table:table-cell>
          <table:table-cell office:value-type="string" table:style-name="ce1">
            <text:p>ESC. N° 185 GRANADERO JOSE GABRIEL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EBRADA DE SAN VICENTE</text:p>
          </table:table-cell>
          <table:table-cell office:value-type="string" table:style-name="ce1">
            <text:p>D5755</text:p>
          </table:table-cell>
          <table:table-cell table:style-name="ce1"/>
          <table:table-cell office:value-type="string" table:style-name="ce1">
            <text:p>SAN VICENTE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8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0836924" table:style-name="ce2">
            <text:p>-3.230.836.924</text:p>
          </table:table-cell>
          <table:table-cell office:value-type="float" office:value="-6569101867" table:style-name="ce2">
            <text:p>-6.569.101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500" table:style-name="ce1">
            <text:p>740014500</text:p>
          </table:table-cell>
          <table:table-cell office:value-type="string" table:style-name="ce1">
            <text:p>ESC. N°264 JUAN MARTIN DE PUEYRRE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DEL VIENTO CHORRILLERO KM 7.5 EL CHORILLO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64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900846562635" table:style-name="ce2">
            <text:p>-332.900.846.562.635</text:p>
          </table:table-cell>
          <table:table-cell office:value-type="float" office:value="-662539684029932" table:style-name="ce2">
            <text:p>-662.539.684.029.9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600" table:style-name="ce1">
            <text:p>740014600</text:p>
          </table:table-cell>
          <table:table-cell office:value-type="string" table:style-name="ce1">
            <text:p>ESC. N° 139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S/N SAN ROQUE SAN ROQUE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90056</text:p>
          </table:table-cell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39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786043162013" table:style-name="ce2">
            <text:p>-332.786.043.162.013</text:p>
          </table:table-cell>
          <table:table-cell office:value-type="float" office:value="-662241978734636" table:style-name="ce2">
            <text:p>-662.241.978.734.6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700" table:style-name="ce1">
            <text:p>740014700</text:p>
          </table:table-cell>
          <table:table-cell office:value-type="string" table:style-name="ce1">
            <text:p>ESC. N° 28 CABILDO ABIERTO 22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DOMINGO DIAZ S/N LOS PUQUIOS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2709858999025" table:style-name="ce2">
            <text:p>-332.709.858.999.025</text:p>
          </table:table-cell>
          <table:table-cell office:value-type="float" office:value="-661839953690548" table:style-name="ce2">
            <text:p>-661.839.953.690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800" table:style-name="ce1">
            <text:p>740014800</text:p>
          </table:table-cell>
          <table:table-cell office:value-type="string" table:style-name="ce1">
            <text:p>ESC. N° 23 UMBERTO RODRIGUEZ SA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NCHA HERNANDEZ S/N LAS CHACRAS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392243070462" table:style-name="ce2">
            <text:p>-332.392.243.070.462</text:p>
          </table:table-cell>
          <table:table-cell office:value-type="float" office:value="-662272122694487" table:style-name="ce2">
            <text:p>-662.272.122.694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4900" table:style-name="ce1">
            <text:p>740014900</text:p>
          </table:table-cell>
          <table:table-cell office:value-type="string" table:style-name="ce1">
            <text:p>ESCUELA N° 34 RAUL BASILIO DI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ON 760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547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6805409181013" table:style-name="ce2">
            <text:p>-336.805.409.181.013</text:p>
          </table:table-cell>
          <table:table-cell office:value-type="float" office:value="-654675195965605" table:style-name="ce2">
            <text:p>-654.675.195.965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000" table:style-name="ce1">
            <text:p>740015000</text:p>
          </table:table-cell>
          <table:table-cell office:value-type="string" table:style-name="ce1">
            <text:p>ESC. N° 165 MINISTRO JULIAN BARROS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6 LAS ROSAS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LAS ROSAS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16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602006" table:style-name="ce2">
            <text:p>-32.602.006</text:p>
          </table:table-cell>
          <table:table-cell office:value-type="float" office:value="-6505370603" table:style-name="ce2">
            <text:p>-6.505.370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100" table:style-name="ce1">
            <text:p>740015100</text:p>
          </table:table-cell>
          <table:table-cell office:value-type="string" table:style-name="ce1">
            <text:p>ESC. N° 317 ELEODORO FRANCISCO 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TINA</text:p>
          </table:table-cell>
          <table:table-cell office:value-type="string" table:style-name="ce1">
            <text:p>D5770</text:p>
          </table:table-cell>
          <table:table-cell office:value-type="string" table:style-name="ce1">
            <text:p>02656-480076</text:p>
          </table:table-cell>
          <table:table-cell office:value-type="string" table:style-name="ce1">
            <text:p>SANTA MARTINA</text:p>
          </table:table-cell>
          <table:table-cell office:value-type="string" table:style-name="ce1">
            <text:p>CHACAB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51637957" table:style-name="ce2">
            <text:p>-3.251.637.957</text:p>
          </table:table-cell>
          <table:table-cell office:value-type="float" office:value="-6512347967" table:style-name="ce2">
            <text:p>-6.512.347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300" table:style-name="ce1">
            <text:p>740015300</text:p>
          </table:table-cell>
          <table:table-cell office:value-type="string" table:style-name="ce1">
            <text:p>ESC. N° 384 GRANADERO MARIANO DOMIN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EL CHURRASCO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EL CHURRASC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8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0479851" table:style-name="ce2">
            <text:p>-3.260.479.851</text:p>
          </table:table-cell>
          <table:table-cell office:value-type="float" office:value="-6518870622" table:style-name="ce2">
            <text:p>-6.518.870.6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500" table:style-name="ce1">
            <text:p>740015500</text:p>
          </table:table-cell>
          <table:table-cell office:value-type="string" table:style-name="ce1">
            <text:p>ESC. N° 349 GRANADERO GREGORIO MOR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6 POZO CAVADO</text:p>
          </table:table-cell>
          <table:table-cell office:value-type="string" table:style-name="ce1">
            <text:p>D5770</text:p>
          </table:table-cell>
          <table:table-cell table:style-name="ce1"/>
          <table:table-cell office:value-type="string" table:style-name="ce1">
            <text:p>POZO CAVAD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4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788404639064" table:style-name="ce2">
            <text:p>-325.788.404.639.064</text:p>
          </table:table-cell>
          <table:table-cell office:value-type="float" office:value="-65161517865176" table:style-name="ce2">
            <text:p>-65.161.517.865.1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600" table:style-name="ce1">
            <text:p>740015600</text:p>
          </table:table-cell>
          <table:table-cell office:value-type="string" table:style-name="ce1">
            <text:p>ESC. N° 39 FRAY JOAQUIN LUIS TU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7 KM 713 RUTA NAC.NRO.7 KM NRO.713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LIBORIO LUN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9@ARGENTINA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58674752" table:style-name="ce2">
            <text:p>-3.358.674.752</text:p>
          </table:table-cell>
          <table:table-cell office:value-type="float" office:value="-6563569492" table:style-name="ce2">
            <text:p>-6.563.569.4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700" table:style-name="ce1">
            <text:p>740015700</text:p>
          </table:table-cell>
          <table:table-cell office:value-type="string" table:style-name="ce1">
            <text:p>ESC. N° 200 GRANADERO ISIDRO OLG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VA ESCOCIA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NUEVA ESCOCI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0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7828408" table:style-name="ce2">
            <text:p>-337.828.408</text:p>
          </table:table-cell>
          <table:table-cell office:value-type="float" office:value="-6572200942" table:style-name="ce2">
            <text:p>-6.572.200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5800" table:style-name="ce1">
            <text:p>740015800</text:p>
          </table:table-cell>
          <table:table-cell office:value-type="string" table:style-name="ce1">
            <text:p>ESC. N° 270 ALEJANDRO DEL CARMEN BA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D5735</text:p>
          </table:table-cell>
          <table:table-cell table:style-name="ce1"/>
          <table:table-cell office:value-type="string" table:style-name="ce1">
            <text:p>JUAN LLEREN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7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2833626594646" table:style-name="ce2">
            <text:p>-332.833.626.594.646</text:p>
          </table:table-cell>
          <table:table-cell office:value-type="float" office:value="-656139698721021" table:style-name="ce2">
            <text:p>-656.139.698.721.0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000" table:style-name="ce1">
            <text:p>740016000</text:p>
          </table:table-cell>
          <table:table-cell office:value-type="string" table:style-name="ce1">
            <text:p>ESC. N° 297 MAESTRO CELESTINO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LOS PEJES</text:p>
          </table:table-cell>
          <table:table-cell office:value-type="string" table:style-name="ce1">
            <text:p>D5709</text:p>
          </table:table-cell>
          <table:table-cell table:style-name="ce1"/>
          <table:table-cell office:value-type="string" table:style-name="ce1">
            <text:p>LUJA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7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23756065299838" table:style-name="ce2">
            <text:p>-323.756.065.299.838</text:p>
          </table:table-cell>
          <table:table-cell office:value-type="float" office:value="-659271862222294" table:style-name="ce2">
            <text:p>-659.271.862.222.2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100" table:style-name="ce1">
            <text:p>740016100</text:p>
          </table:table-cell>
          <table:table-cell office:value-type="string" table:style-name="ce1">
            <text:p>ESC. N° 52 SUBMARINO ARMADA REPUBLICA ARGENTINA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S/N</text:p>
          </table:table-cell>
          <table:table-cell office:value-type="string" table:style-name="ce1">
            <text:p>D5709</text:p>
          </table:table-cell>
          <table:table-cell office:value-type="string" table:style-name="ce1">
            <text:p>02651-493103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6673285" table:style-name="ce2">
            <text:p>-3.236.673.285</text:p>
          </table:table-cell>
          <table:table-cell office:value-type="float" office:value="-659356026" table:style-name="ce2">
            <text:p>-659.356.0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200" table:style-name="ce1">
            <text:p>740016200</text:p>
          </table:table-cell>
          <table:table-cell office:value-type="string" table:style-name="ce1">
            <text:p>ESC. N° 62 GENERAL LA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5 LA AVENENCI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LA AVENENCI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6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4501781" table:style-name="ce2">
            <text:p>-3.224.501.781</text:p>
          </table:table-cell>
          <table:table-cell office:value-type="float" office:value="-6641237917" table:style-name="ce2">
            <text:p>-6.641.237.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300" table:style-name="ce1">
            <text:p>740016300</text:p>
          </table:table-cell>
          <table:table-cell office:value-type="string" table:style-name="ce1">
            <text:p>ESC. N° 284 SANTA BARBA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IQUILLINES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LA HUERT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8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3320975418887" table:style-name="ce2">
            <text:p>-323.320.975.418.887</text:p>
          </table:table-cell>
          <table:table-cell office:value-type="float" office:value="-657597557299651" table:style-name="ce2">
            <text:p>-657.597.557.299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500" table:style-name="ce1">
            <text:p>740016500</text:p>
          </table:table-cell>
          <table:table-cell office:value-type="string" table:style-name="ce1">
            <text:p>ESC.N° 53 JUANA A. DE PAD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0 LA AGUADA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8028097" table:style-name="ce2">
            <text:p>-3.228.028.097</text:p>
          </table:table-cell>
          <table:table-cell office:value-type="float" office:value="-6583553852" table:style-name="ce2">
            <text:p>-6.583.553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600" table:style-name="ce1">
            <text:p>740016600</text:p>
          </table:table-cell>
          <table:table-cell office:value-type="string" table:style-name="ce1">
            <text:p>ESC. N° 180-MINISTRO JOAQUIN TULA DU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5 SANTA ANA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SANTA AN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8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1448782188562" table:style-name="ce2">
            <text:p>-321.448.782.188.562</text:p>
          </table:table-cell>
          <table:table-cell office:value-type="float" office:value="-660460393687647" table:style-name="ce2">
            <text:p>-660.460.393.687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700" table:style-name="ce1">
            <text:p>740016700</text:p>
          </table:table-cell>
          <table:table-cell office:value-type="string" table:style-name="ce1">
            <text:p>ESC. N° 397 MAESTRA MARIA DELIA POBL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BALDE DEL CARMEN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BALDE DEL CARME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9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7812976" table:style-name="ce2">
            <text:p>-3.227.812.976</text:p>
          </table:table-cell>
          <table:table-cell office:value-type="float" office:value="-6616172942" table:style-name="ce2">
            <text:p>-6.616.172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800" table:style-name="ce1">
            <text:p>740016800</text:p>
          </table:table-cell>
          <table:table-cell office:value-type="string" table:style-name="ce1">
            <text:p>ESC.N°352-MAESTRO GAUDIOS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20 KM 309 BALDECITO DE LA PAMPA</text:p>
          </table:table-cell>
          <table:table-cell office:value-type="string" table:style-name="ce1">
            <text:p>D5707</text:p>
          </table:table-cell>
          <table:table-cell table:style-name="ce1"/>
          <table:table-cell office:value-type="string" table:style-name="ce1">
            <text:p>BALDECITO DE LA PAMP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5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34825343" table:style-name="ce2">
            <text:p>-3.234.825.343</text:p>
          </table:table-cell>
          <table:table-cell office:value-type="float" office:value="-6620247477" table:style-name="ce2">
            <text:p>-6.620.247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6900" table:style-name="ce1">
            <text:p>740016900</text:p>
          </table:table-cell>
          <table:table-cell office:value-type="string" table:style-name="ce1">
            <text:p>ESC. N° 315 MAESTRO GILBERTO AMIEVA PAI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GEL GATICA S/N EL MOLINO</text:p>
          </table:table-cell>
          <table:table-cell office:value-type="string" table:style-name="ce1">
            <text:p>D5709</text:p>
          </table:table-cell>
          <table:table-cell table:style-name="ce1"/>
          <table:table-cell office:value-type="string" table:style-name="ce1">
            <text:p>LUJA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1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3596576647459" table:style-name="ce2">
            <text:p>-323.596.576.647.459</text:p>
          </table:table-cell>
          <table:table-cell office:value-type="float" office:value="-659476772166263" table:style-name="ce2">
            <text:p>-659.476.772.166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000" table:style-name="ce1">
            <text:p>740017000</text:p>
          </table:table-cell>
          <table:table-cell office:value-type="string" table:style-name="ce1">
            <text:p>ESC. N° 293 GENOVEVA MOYANO DE SALLA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IONAL 146 EX RUTA NACIONAL 146</text:p>
          </table:table-cell>
          <table:table-cell office:value-type="string" table:style-name="ce1">
            <text:p>D5709</text:p>
          </table:table-cell>
          <table:table-cell table:style-name="ce1"/>
          <table:table-cell office:value-type="string" table:style-name="ce1">
            <text:p>BAÑADITO VIEJ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1016858" table:style-name="ce2">
            <text:p>-3.231.016.858</text:p>
          </table:table-cell>
          <table:table-cell office:value-type="float" office:value="-6589152955" table:style-name="ce2">
            <text:p>-6.589.152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100" table:style-name="ce1">
            <text:p>740017100</text:p>
          </table:table-cell>
          <table:table-cell office:value-type="string" table:style-name="ce1">
            <text:p>COLEGIO Nº 30 FRAGATA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</text:p>
          </table:table-cell>
          <table:table-cell office:value-type="string" table:style-name="ce1">
            <text:p>D5709</text:p>
          </table:table-cell>
          <table:table-cell office:value-type="string" table:style-name="ce1">
            <text:p>02651-493086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OLEGIO30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37196785" table:style-name="ce2">
            <text:p>-3.237.196.785</text:p>
          </table:table-cell>
          <table:table-cell office:value-type="float" office:value="-6593483516" table:style-name="ce2">
            <text:p>-6.593.483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200" table:style-name="ce1">
            <text:p>740017200</text:p>
          </table:table-cell>
          <table:table-cell office:value-type="string" table:style-name="ce1">
            <text:p>ESC. N° 290 TEOFILO GA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GRANDE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PAMPA GRANDE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3724224723278" table:style-name="ce2">
            <text:p>-323.724.224.723.278</text:p>
          </table:table-cell>
          <table:table-cell office:value-type="float" office:value="-663077548668586" table:style-name="ce2">
            <text:p>-663.077.548.668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300" table:style-name="ce1">
            <text:p>740017300</text:p>
          </table:table-cell>
          <table:table-cell office:value-type="string" table:style-name="ce1">
            <text:p>ESC. N° 174 MAESTRO MANUEL REYES ROM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VINAGRILLO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EL VINAGRILL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7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018573" table:style-name="ce2">
            <text:p>-324.018.573</text:p>
          </table:table-cell>
          <table:table-cell office:value-type="float" office:value="-6602362281" table:style-name="ce2">
            <text:p>-6.602.362.2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400" table:style-name="ce1">
            <text:p>740017400</text:p>
          </table:table-cell>
          <table:table-cell office:value-type="string" table:style-name="ce1">
            <text:p>ESC. N° 258 MAESTRO ANTONIO ELISEO T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TERESITA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SANTA TERES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5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0206139" table:style-name="ce2">
            <text:p>-3.220.206.139</text:p>
          </table:table-cell>
          <table:table-cell office:value-type="float" office:value="-6626698743" table:style-name="ce2">
            <text:p>-6.626.698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600" table:style-name="ce1">
            <text:p>740017600</text:p>
          </table:table-cell>
          <table:table-cell office:value-type="string" table:style-name="ce1">
            <text:p>ESC. N° 168 GRANADERO JUAN FRANCISCO MILL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QUINES (CANDELARIA)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BALDE DE 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6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0499934384757" table:style-name="ce2">
            <text:p>-320.499.934.384.757</text:p>
          </table:table-cell>
          <table:table-cell office:value-type="float" office:value="-657331986760045" table:style-name="ce2">
            <text:p>-657.331.986.760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700" table:style-name="ce1">
            <text:p>740017700</text:p>
          </table:table-cell>
          <table:table-cell office:value-type="string" table:style-name="ce1">
            <text:p>ESC. N° 54 DELFINA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OQUE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SAN ROQUE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9505138710574" table:style-name="ce2">
            <text:p>-319.505.138.710.574</text:p>
          </table:table-cell>
          <table:table-cell office:value-type="float" office:value="-659898341934888" table:style-name="ce2">
            <text:p>-659.898.341.934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800" table:style-name="ce1">
            <text:p>740017800</text:p>
          </table:table-cell>
          <table:table-cell office:value-type="string" table:style-name="ce1">
            <text:p>ESC.N°365 MAESTRA FILOMENA OJEDA BUS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ESMARQUE S/N LOS QUEMADOS (CANDELARIA)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LOS QUEMADO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6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8916077583343" table:style-name="ce2">
            <text:p>-318.916.077.583.343</text:p>
          </table:table-cell>
          <table:table-cell office:value-type="float" office:value="-65731320177862" table:style-name="ce2">
            <text:p>-65.731.320.177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7900" table:style-name="ce1">
            <text:p>740017900</text:p>
          </table:table-cell>
          <table:table-cell office:value-type="string" table:style-name="ce1">
            <text:p>ESC. N° 196 MAESTRA MARIA MITCHELL DE RAMI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LDEN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EL CALDE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9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013529041554" table:style-name="ce2">
            <text:p>-319.013.529.041.554</text:p>
          </table:table-cell>
          <table:table-cell office:value-type="float" office:value="-658545481796961" table:style-name="ce2">
            <text:p>-658.545.481.796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000" table:style-name="ce1">
            <text:p>740018000</text:p>
          </table:table-cell>
          <table:table-cell office:value-type="string" table:style-name="ce1">
            <text:p>ESC. N° 327 MAESTRA PARMENIA OJEDA BUS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JADA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2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97122872" table:style-name="ce2">
            <text:p>-3.197.122.872</text:p>
          </table:table-cell>
          <table:table-cell office:value-type="float" office:value="-6571263191" table:style-name="ce2">
            <text:p>-6.571.263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100" table:style-name="ce1">
            <text:p>740018100</text:p>
          </table:table-cell>
          <table:table-cell office:value-type="string" table:style-name="ce1">
            <text:p>ESC. N° 257 MAESTRA MARGARITA POBLET DE 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LOS TORRES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BALDE DE LOS TORR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5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0273284154145" table:style-name="ce2">
            <text:p>-320.273.284.154.145</text:p>
          </table:table-cell>
          <table:table-cell office:value-type="float" office:value="-661023162055029" table:style-name="ce2">
            <text:p>-661.023.162.055.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400" table:style-name="ce1">
            <text:p>740018400</text:p>
          </table:table-cell>
          <table:table-cell office:value-type="string" table:style-name="ce1">
            <text:p>ESC.N°425 MODESTO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HIMBAS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LAS CHIMBA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42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1565177184576" table:style-name="ce2">
            <text:p>-321.565.177.184.576</text:p>
          </table:table-cell>
          <table:table-cell office:value-type="float" office:value="-665511142613289" table:style-name="ce2">
            <text:p>-665.511.142.613.2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500" table:style-name="ce1">
            <text:p>740018500</text:p>
          </table:table-cell>
          <table:table-cell office:value-type="string" table:style-name="ce1">
            <text:p>ESC.N° 58-TENIENTE BLAS VID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LA SALVADOR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LA SALVADOR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8620178" table:style-name="ce2">
            <text:p>-3.228.620.178</text:p>
          </table:table-cell>
          <table:table-cell office:value-type="float" office:value="-66732734" table:style-name="ce2">
            <text:p>-66.732.7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600" table:style-name="ce1">
            <text:p>740018600</text:p>
          </table:table-cell>
          <table:table-cell office:value-type="string" table:style-name="ce1">
            <text:p>ESC. N° 57 JUAN JOSE CAST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BALZOR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BALZOR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98061235" table:style-name="ce2">
            <text:p>-3.198.061.235</text:p>
          </table:table-cell>
          <table:table-cell office:value-type="float" office:value="-6695844834" table:style-name="ce2">
            <text:p>-6.695.844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700" table:style-name="ce1">
            <text:p>740018700</text:p>
          </table:table-cell>
          <table:table-cell office:value-type="string" table:style-name="ce1">
            <text:p>ESC. N° 142 GOBERNADOR SANTIAGO BES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. 3 MONSEÑOR CAFFERATA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VARELA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4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412261759" table:style-name="ce2">
            <text:p>-3.412.261.759</text:p>
          </table:table-cell>
          <table:table-cell office:value-type="float" office:value="-6646370684" table:style-name="ce2">
            <text:p>-6.646.370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800" table:style-name="ce1">
            <text:p>740018800</text:p>
          </table:table-cell>
          <table:table-cell office:value-type="string" table:style-name="ce1">
            <text:p>ESC. N° 413 JOSE IGNACIO MALDON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ZADOR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CAZADOR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1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855050560549" table:style-name="ce2">
            <text:p>-33.855.050.560.549</text:p>
          </table:table-cell>
          <table:table-cell office:value-type="float" office:value="-663699132513484" table:style-name="ce2">
            <text:p>-663.699.132.513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8900" table:style-name="ce1">
            <text:p>740018900</text:p>
          </table:table-cell>
          <table:table-cell office:value-type="string" table:style-name="ce1">
            <text:p>ESC. N° 13 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ZANJITAS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ZANJITA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380521378" table:style-name="ce2">
            <text:p>-3.380.521.378</text:p>
          </table:table-cell>
          <table:table-cell office:value-type="float" office:value="-6641600694" table:style-name="ce2">
            <text:p>-6.641.600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000" table:style-name="ce1">
            <text:p>740019000</text:p>
          </table:table-cell>
          <table:table-cell office:value-type="string" table:style-name="ce1">
            <text:p>ESC. N° 266 JOSE FACUNDO LOP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. 3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6369138718007" table:style-name="ce2">
            <text:p>-336.369.138.718.007</text:p>
          </table:table-cell>
          <table:table-cell office:value-type="float" office:value="-664190419424644" table:style-name="ce2">
            <text:p>-664.190.419.424.6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100" table:style-name="ce1">
            <text:p>740019100</text:p>
          </table:table-cell>
          <table:table-cell office:value-type="string" table:style-name="ce1">
            <text:p>ESC. N° 89 ROSARIO RAMIREZ D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32 EL ALAMIT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8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8339098468774" table:style-name="ce2">
            <text:p>-338.339.098.468.774</text:p>
          </table:table-cell>
          <table:table-cell office:value-type="float" office:value="-663197491639323" table:style-name="ce2">
            <text:p>-663.197.491.639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200" table:style-name="ce1">
            <text:p>740019200</text:p>
          </table:table-cell>
          <table:table-cell office:value-type="string" table:style-name="ce1">
            <text:p>ESC. N° 337 INDEPENDENC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BARRANCAS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LAS BARRANCA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3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6311225157713" table:style-name="ce2">
            <text:p>-336.311.225.157.713</text:p>
          </table:table-cell>
          <table:table-cell office:value-type="float" office:value="-662841166130187" table:style-name="ce2">
            <text:p>-662.841.166.130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400" table:style-name="ce1">
            <text:p>740019400</text:p>
          </table:table-cell>
          <table:table-cell office:value-type="string" table:style-name="ce1">
            <text:p>ESC. N° 381 SOLDADO PUNT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DEL TAMBOREO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PAMPA DEL TAMBOREO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601810256268" table:style-name="ce2">
            <text:p>-330.601.810.256.268</text:p>
          </table:table-cell>
          <table:table-cell office:value-type="float" office:value="-659849396635213" table:style-name="ce2">
            <text:p>-659.849.396.635.2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500" table:style-name="ce1">
            <text:p>740019500</text:p>
          </table:table-cell>
          <table:table-cell office:value-type="string" table:style-name="ce1">
            <text:p>COLEGIO N°11 BENITO JU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76 CENTRO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11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689687" table:style-name="ce2">
            <text:p>-33.689.687</text:p>
          </table:table-cell>
          <table:table-cell office:value-type="float" office:value="-65469201" table:style-name="ce2">
            <text:p>-65.469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700" table:style-name="ce1">
            <text:p>740019700</text:p>
          </table:table-cell>
          <table:table-cell office:value-type="string" table:style-name="ce1">
            <text:p>ESC. N° 171 PINTOR BLADIMIRO MELGAREJO MUÑO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L MOLLE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POZO DEL MOLLE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7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53991654" table:style-name="ce2">
            <text:p>-3.253.991.654</text:p>
          </table:table-cell>
          <table:table-cell office:value-type="float" office:value="-661496998" table:style-name="ce2">
            <text:p>-661.496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19900" table:style-name="ce1">
            <text:p>740019900</text:p>
          </table:table-cell>
          <table:table-cell office:value-type="string" table:style-name="ce1">
            <text:p>ESC.N° 235 31 DE OCTU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RAMBLONES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LOS RAMBLONES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23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115721012844" table:style-name="ce2">
            <text:p>-325.115.721.012.844</text:p>
          </table:table-cell>
          <table:table-cell office:value-type="float" office:value="-664266138930999" table:style-name="ce2">
            <text:p>-664.266.138.930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0500" table:style-name="ce1">
            <text:p>740020500</text:p>
          </table:table-cell>
          <table:table-cell office:value-type="string" table:style-name="ce1">
            <text:p>ESC. N° 122 ALBERTO WILLIAM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BARRANQUITAS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AS BARRANQUITAS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2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16844847" table:style-name="ce2">
            <text:p>-3.316.844.847</text:p>
          </table:table-cell>
          <table:table-cell office:value-type="float" office:value="-6606146551" table:style-name="ce2">
            <text:p>-6.606.146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0600" table:style-name="ce1">
            <text:p>740020600</text:p>
          </table:table-cell>
          <table:table-cell office:value-type="string" table:style-name="ce1">
            <text:p>ESC. N°207 VICTOR WALDINO ENDE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LA ISL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BALDE DE LA ISLA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1207484881024" table:style-name="ce2">
            <text:p>-331.207.484.881.024</text:p>
          </table:table-cell>
          <table:table-cell office:value-type="float" office:value="-659668439489068" table:style-name="ce2">
            <text:p>-659.668.439.489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0700" table:style-name="ce1">
            <text:p>740020700</text:p>
          </table:table-cell>
          <table:table-cell office:value-type="string" table:style-name="ce1">
            <text:p>ESC. N° 85 ALVAREZ CONDAR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LLES RUTA N° 3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LOS MOLLES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8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10962076" table:style-name="ce2">
            <text:p>-3.310.962.076</text:p>
          </table:table-cell>
          <table:table-cell office:value-type="float" office:value="-6628134706" table:style-name="ce2">
            <text:p>-6.628.134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0800" table:style-name="ce1">
            <text:p>740020800</text:p>
          </table:table-cell>
          <table:table-cell office:value-type="string" table:style-name="ce1">
            <text:p>ESC. N° 166 GOBERNADOR NARCISO C.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ILAGRO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EL MILAGR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16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10055908" table:style-name="ce2">
            <text:p>-3.310.055.908</text:p>
          </table:table-cell>
          <table:table-cell office:value-type="float" office:value="-6636174359" table:style-name="ce2">
            <text:p>-6.636.174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0900" table:style-name="ce1">
            <text:p>740020900</text:p>
          </table:table-cell>
          <table:table-cell office:value-type="string" table:style-name="ce1">
            <text:p>ESC. N° 310 GOBENADOR RICARDO RODRIGUEZ SA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146 KM 69 EL BARRIAL</text:p>
          </table:table-cell>
          <table:table-cell office:value-type="string" table:style-name="ce1">
            <text:p>D5715</text:p>
          </table:table-cell>
          <table:table-cell table:style-name="ce1"/>
          <table:table-cell office:value-type="string" table:style-name="ce1">
            <text:p>EL BARRIAL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1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288468409196" table:style-name="ce2">
            <text:p>-328.288.468.409.196</text:p>
          </table:table-cell>
          <table:table-cell office:value-type="float" office:value="-663734349744985" table:style-name="ce2">
            <text:p>-663.734.349.744.9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100" table:style-name="ce1">
            <text:p>740021100</text:p>
          </table:table-cell>
          <table:table-cell office:value-type="string" table:style-name="ce1">
            <text:p>ESC. N° 92 JUAN WENCESLAO G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ECODO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EL RECOD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9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827253369368" table:style-name="ce2">
            <text:p>-329.827.253.369.368</text:p>
          </table:table-cell>
          <table:table-cell office:value-type="float" office:value="-664680980568412" table:style-name="ce2">
            <text:p>-664.680.980.568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200" table:style-name="ce1">
            <text:p>740021200</text:p>
          </table:table-cell>
          <table:table-cell office:value-type="string" table:style-name="ce1">
            <text:p>ESC. N° 22 BERNARDO O'HIGGIN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3 KMM 22 SUYUQUE NUEVO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SUYUQUE NUEV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2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1293440341281" table:style-name="ce2">
            <text:p>-331.293.440.341.281</text:p>
          </table:table-cell>
          <table:table-cell office:value-type="float" office:value="-662867981527892" table:style-name="ce2">
            <text:p>-662.867.981.527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300" table:style-name="ce1">
            <text:p>740021300</text:p>
          </table:table-cell>
          <table:table-cell office:value-type="string" table:style-name="ce1">
            <text:p>ESC. N° 369 GOBERNADOR ALBERTO ARANCIBIA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3 LOS CHAÑARES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LOS CHAÑARES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6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80884120661" table:style-name="ce2">
            <text:p>-32.780.884.120.661</text:p>
          </table:table-cell>
          <table:table-cell office:value-type="float" office:value="-662788860501803" table:style-name="ce2">
            <text:p>-662.788.860.501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400" table:style-name="ce1">
            <text:p>740021400</text:p>
          </table:table-cell>
          <table:table-cell office:value-type="string" table:style-name="ce1">
            <text:p>ESC. N° 86 JOSE LUCAS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6 KM 93 EL CHAÑAR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EL CHAÑAR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8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04312569" table:style-name="ce2">
            <text:p>-3.304.312.569</text:p>
          </table:table-cell>
          <table:table-cell office:value-type="float" office:value="-6636544613" table:style-name="ce2">
            <text:p>-6.636.544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600" table:style-name="ce1">
            <text:p>740021600</text:p>
          </table:table-cell>
          <table:table-cell office:value-type="string" table:style-name="ce1">
            <text:p>ESC. N° 282 GOBERNADOR JACINTO VID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RENAL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EL ARENAL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8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000331013064" table:style-name="ce2">
            <text:p>-327.000.331.013.064</text:p>
          </table:table-cell>
          <table:table-cell office:value-type="float" office:value="-660130171058256" table:style-name="ce2">
            <text:p>-660.130.171.058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700" table:style-name="ce1">
            <text:p>740021700</text:p>
          </table:table-cell>
          <table:table-cell office:value-type="string" table:style-name="ce1">
            <text:p>ESC. N° 201 DANIEL VILLE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ÑADA HONDA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1-426496</text:p>
          </table:table-cell>
          <table:table-cell office:value-type="string" table:style-name="ce1">
            <text:p>CAÑADA HOND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0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82059404" table:style-name="ce2">
            <text:p>-3.282.059.404</text:p>
          </table:table-cell>
          <table:table-cell office:value-type="float" office:value="-6603132805" table:style-name="ce2">
            <text:p>-6.603.132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800" table:style-name="ce1">
            <text:p>740021800</text:p>
          </table:table-cell>
          <table:table-cell office:value-type="string" table:style-name="ce1">
            <text:p>ESC. N°204 MAESTRO NEMESIO VILLE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9 CAROLINA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15652385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81292812" table:style-name="ce2">
            <text:p>-3.281.292.812</text:p>
          </table:table-cell>
          <table:table-cell office:value-type="float" office:value="-6609575001" table:style-name="ce2">
            <text:p>-6.609.575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1900" table:style-name="ce1">
            <text:p>740021900</text:p>
          </table:table-cell>
          <table:table-cell office:value-type="string" table:style-name="ce1">
            <text:p>HOGAR N° 15 ANTONIO ESTEBAN AGU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LE DE PANCANTA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32468</text:p>
          </table:table-cell>
          <table:table-cell office:value-type="string" table:style-name="ce1">
            <text:p>VALLE DE PANCANTA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89747705" table:style-name="ce2">
            <text:p>-3.289.747.705</text:p>
          </table:table-cell>
          <table:table-cell office:value-type="float" office:value="-6611113332" table:style-name="ce2">
            <text:p>-6.611.113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2300" table:style-name="ce1">
            <text:p>740022300</text:p>
          </table:table-cell>
          <table:table-cell office:value-type="string" table:style-name="ce1">
            <text:p>ESC. N° 227 CORONE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9 KM. 46 RIO GRANDE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2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566283304993" table:style-name="ce2">
            <text:p>-330.566.283.304.993</text:p>
          </table:table-cell>
          <table:table-cell office:value-type="float" office:value="-660708763870578" table:style-name="ce2">
            <text:p>-660.708.763.870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2400" table:style-name="ce1">
            <text:p>740022400</text:p>
          </table:table-cell>
          <table:table-cell office:value-type="string" table:style-name="ce1">
            <text:p>ESC. N° 137 MINISTRO JOSE MARIA OJ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147 KM 923 HUALTARAN (SIERRA DE LAS QUIJADAS)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HUALTARAN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13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6760813" table:style-name="ce2">
            <text:p>-3.246.760.813</text:p>
          </table:table-cell>
          <table:table-cell office:value-type="float" office:value="-6696050979" table:style-name="ce2">
            <text:p>-6.696.050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2600" table:style-name="ce1">
            <text:p>740022600</text:p>
          </table:table-cell>
          <table:table-cell office:value-type="string" table:style-name="ce1">
            <text:p>ESC. N° 127 SAN LOR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7 KM 900 SAN ANTONIO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12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4699837" table:style-name="ce2">
            <text:p>-3.264.699.837</text:p>
          </table:table-cell>
          <table:table-cell office:value-type="float" office:value="-6689703137" table:style-name="ce2">
            <text:p>-6.689.703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2900" table:style-name="ce1">
            <text:p>740022900</text:p>
          </table:table-cell>
          <table:table-cell office:value-type="string" table:style-name="ce1">
            <text:p>ESC.N°132-ALFREDO R.BUF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GIGANTE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LA CALERA</text:p>
          </table:table-cell>
          <table:table-cell office:value-type="string" table:style-name="ce1">
            <text:p>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953845022858" table:style-name="ce2">
            <text:p>-328.953.845.022.858</text:p>
          </table:table-cell>
          <table:table-cell office:value-type="float" office:value="-6693113414113" table:style-name="ce2">
            <text:p>-6.693.113.414.1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100" table:style-name="ce1">
            <text:p>740023100</text:p>
          </table:table-cell>
          <table:table-cell office:value-type="string" table:style-name="ce1">
            <text:p>ESC. N° 308 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L TAL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POZO DEL TALA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0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60300671" table:style-name="ce2">
            <text:p>-3.260.300.671</text:p>
          </table:table-cell>
          <table:table-cell office:value-type="float" office:value="-6629297728" table:style-name="ce2">
            <text:p>-6.629.297.7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200" table:style-name="ce1">
            <text:p>740023200</text:p>
          </table:table-cell>
          <table:table-cell office:value-type="string" table:style-name="ce1">
            <text:p>ESC. N° 340 SENADOR MIGUEL ANGEL BERNAR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CAVADO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POZO CAVAD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4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55034841" table:style-name="ce2">
            <text:p>-3.255.034.841</text:p>
          </table:table-cell>
          <table:table-cell office:value-type="float" office:value="-6623912573" table:style-name="ce2">
            <text:p>-6.623.912.5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400" table:style-name="ce1">
            <text:p>740023400</text:p>
          </table:table-cell>
          <table:table-cell office:value-type="string" table:style-name="ce1">
            <text:p>ESC. N°400 PINTOR VICENTE VAC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SEÑUELO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EL SEÑUEL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40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0388739" table:style-name="ce2">
            <text:p>-3.240.388.739</text:p>
          </table:table-cell>
          <table:table-cell office:value-type="float" office:value="-6611149877" table:style-name="ce2">
            <text:p>-6.611.149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500" table:style-name="ce1">
            <text:p>740023500</text:p>
          </table:table-cell>
          <table:table-cell office:value-type="string" table:style-name="ce1">
            <text:p>ESC. N° 259 VICEDIRECTOR JESUS TORIBI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DO LACIAR S/N LEANDRO N. ALEM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LEANDRO N. ALEM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5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48897595" table:style-name="ce2">
            <text:p>-3.248.897.595</text:p>
          </table:table-cell>
          <table:table-cell office:value-type="float" office:value="-6604950018" table:style-name="ce2">
            <text:p>-6.604.950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600" table:style-name="ce1">
            <text:p>740023600</text:p>
          </table:table-cell>
          <table:table-cell office:value-type="string" table:style-name="ce1">
            <text:p>ESC. N° 163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JADA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LA MAJAD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6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189194365704" table:style-name="ce2">
            <text:p>-325.189.194.365.704</text:p>
          </table:table-cell>
          <table:table-cell office:value-type="float" office:value="-660675579640152" table:style-name="ce2">
            <text:p>-660.675.579.640.1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700" table:style-name="ce1">
            <text:p>740023700</text:p>
          </table:table-cell>
          <table:table-cell office:value-type="string" table:style-name="ce1">
            <text:p>ESC. N°277 CRUCERO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ALA</text:p>
          </table:table-cell>
          <table:table-cell office:value-type="string" table:style-name="ce1">
            <text:p>D5835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CHACAB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93460754" table:style-name="ce2">
            <text:p>-3.293.460.754</text:p>
          </table:table-cell>
          <table:table-cell office:value-type="float" office:value="-6515713108" table:style-name="ce2">
            <text:p>-6.515.713.1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3900" table:style-name="ce1">
            <text:p>740023900</text:p>
          </table:table-cell>
          <table:table-cell office:value-type="string" table:style-name="ce1">
            <text:p>ESC. N° 83 GENERAL SO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ZUBELZU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COLONIA ZUBELZU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8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01855146" table:style-name="ce2">
            <text:p>-3.301.855.146</text:p>
          </table:table-cell>
          <table:table-cell office:value-type="float" office:value="-6513148933" table:style-name="ce2">
            <text:p>-6.513.148.9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4500" table:style-name="ce1">
            <text:p>740024500</text:p>
          </table:table-cell>
          <table:table-cell office:value-type="string" table:style-name="ce1">
            <text:p>ESC. N° 271 CAUTIVAS PUNTA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0 LA PUNILLA</text:p>
          </table:table-cell>
          <table:table-cell office:value-type="string" table:style-name="ce1">
            <text:p>D5831</text:p>
          </table:table-cell>
          <table:table-cell table:style-name="ce1"/>
          <table:table-cell office:value-type="string" table:style-name="ce1">
            <text:p>LA PUNILL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7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1444694093673" table:style-name="ce2">
            <text:p>-331.444.694.093.673</text:p>
          </table:table-cell>
          <table:table-cell office:value-type="float" office:value="-650892613441752" table:style-name="ce2">
            <text:p>-650.892.613.441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4700" table:style-name="ce1">
            <text:p>740024700</text:p>
          </table:table-cell>
          <table:table-cell office:value-type="string" table:style-name="ce1">
            <text:p>ESC. N° 370 GRANADERO LEANDR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1 KM 12 SANTA ISABEL</text:p>
          </table:table-cell>
          <table:table-cell office:value-type="string" table:style-name="ce1">
            <text:p>D5831</text:p>
          </table:table-cell>
          <table:table-cell table:style-name="ce1"/>
          <table:table-cell office:value-type="string" table:style-name="ce1">
            <text:p>LA PUNILLA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453204116003" table:style-name="ce2">
            <text:p>-330.453.204.116.003</text:p>
          </table:table-cell>
          <table:table-cell office:value-type="float" office:value="-650620788987759" table:style-name="ce2">
            <text:p>-650.620.788.987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4800" table:style-name="ce1">
            <text:p>740024800</text:p>
          </table:table-cell>
          <table:table-cell office:value-type="string" table:style-name="ce1">
            <text:p>CENTRO EDUCATIVO DE NIVEL SECUNDARIO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OLON Y SARMIENTO S/N ESTACION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515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22359899142807" table:style-name="ce2">
            <text:p>-322.359.899.142.807</text:p>
          </table:table-cell>
          <table:table-cell office:value-type="float" office:value="-658113886591779" table:style-name="ce2">
            <text:p>-658.113.886.591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000" table:style-name="ce1">
            <text:p>740025000</text:p>
          </table:table-cell>
          <table:table-cell office:value-type="string" table:style-name="ce1">
            <text:p>ESC. N° 151 PROVINCIA TIERRA DEL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 LAS ISLETAS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LAS ISLETA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80238388" table:style-name="ce2">
            <text:p>-3.380.238.388</text:p>
          </table:table-cell>
          <table:table-cell office:value-type="float" office:value="-6555150692" table:style-name="ce2">
            <text:p>-6.555.150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100" table:style-name="ce1">
            <text:p>740025100</text:p>
          </table:table-cell>
          <table:table-cell office:value-type="string" table:style-name="ce1">
            <text:p>COLEGIO N° 2 JUAN ESTEBAN PEDERN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TRE 873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019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2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6797464161683" table:style-name="ce2">
            <text:p>-336.797.464.161.683</text:p>
          </table:table-cell>
          <table:table-cell office:value-type="float" office:value="-654625217261858" table:style-name="ce2">
            <text:p>-654.625.217.261.8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300" table:style-name="ce1">
            <text:p>740025300</text:p>
          </table:table-cell>
          <table:table-cell office:value-type="string" table:style-name="ce1">
            <text:p>ESC.N° 106 PROFESOR TOMAS FERR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UNERO 1152 COLON ESQUINA COL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4377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0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716485429153" table:style-name="ce2">
            <text:p>-336.716.485.429.153</text:p>
          </table:table-cell>
          <table:table-cell office:value-type="float" office:value="-654738226064866" table:style-name="ce2">
            <text:p>-654.738.226.06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400" table:style-name="ce1">
            <text:p>740025400</text:p>
          </table:table-cell>
          <table:table-cell office:value-type="string" table:style-name="ce1">
            <text:p>ESC.Nº 12 MAESTRAS MERCEDINASTOMASA G.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LLERENA Y MONTVIDEO LAS MIRAND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090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776623315229" table:style-name="ce2">
            <text:p>-336.776.623.315.229</text:p>
          </table:table-cell>
          <table:table-cell office:value-type="float" office:value="-654747694320346" table:style-name="ce2">
            <text:p>-654.747.694.320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500" table:style-name="ce1">
            <text:p>740025500</text:p>
          </table:table-cell>
          <table:table-cell office:value-type="string" table:style-name="ce1">
            <text:p>ESC. N° 95 VICTOR MERC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OLON Y SARMIENTO S/N ESTACION AV. COLON Y SARMIENTO S/N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396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95@SANLU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2359283738396" table:style-name="ce2">
            <text:p>-322.359.283.738.396</text:p>
          </table:table-cell>
          <table:table-cell office:value-type="float" office:value="-658125555637405" table:style-name="ce2">
            <text:p>-658.125.555.637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600" table:style-name="ce1">
            <text:p>740025600</text:p>
          </table:table-cell>
          <table:table-cell office:value-type="string" table:style-name="ce1">
            <text:p>HOGAR N° 6 DOCTOR VALENTIN LU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48 KM 676 RUTA NAC.NRO.148-KM.676</text:p>
          </table:table-cell>
          <table:table-cell office:value-type="string" table:style-name="ce1">
            <text:p>D5731</text:p>
          </table:table-cell>
          <table:table-cell table:style-name="ce1"/>
          <table:table-cell office:value-type="string" table:style-name="ce1">
            <text:p>LA ANGELIN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HOGAR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436107586" table:style-name="ce2">
            <text:p>-3.436.107.586</text:p>
          </table:table-cell>
          <table:table-cell office:value-type="float" office:value="-6532806491" table:style-name="ce2">
            <text:p>-6.532.80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5700" table:style-name="ce1">
            <text:p>740025700</text:p>
          </table:table-cell>
          <table:table-cell office:value-type="string" table:style-name="ce1">
            <text:p>ESC. N° 255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CORDOBA 1845 ESTABLECIMIENTO EL DATILERO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146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5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23869173" table:style-name="ce2">
            <text:p>-3.223.869.173</text:p>
          </table:table-cell>
          <table:table-cell office:value-type="float" office:value="-657832999" table:style-name="ce2">
            <text:p>-657.832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100" table:style-name="ce1">
            <text:p>740026100</text:p>
          </table:table-cell>
          <table:table-cell office:value-type="string" table:style-name="ce1">
            <text:p>ESC. N° 199 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SAN MARTIN Y SARMIENTO</text:p>
          </table:table-cell>
          <table:table-cell office:value-type="string" table:style-name="ce1">
            <text:p>D5713</text:p>
          </table:table-cell>
          <table:table-cell office:value-type="string" table:style-name="ce1">
            <text:p>02651-491071</text:p>
          </table:table-cell>
          <table:table-cell office:value-type="string" table:style-name="ce1">
            <text:p>CANDELARI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99@SANLUIS.GOU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206538" table:style-name="ce2">
            <text:p>-3.206.538</text:p>
          </table:table-cell>
          <table:table-cell office:value-type="float" office:value="-65825079" table:style-name="ce2">
            <text:p>-65.825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200" table:style-name="ce1">
            <text:p>740026200</text:p>
          </table:table-cell>
          <table:table-cell office:value-type="string" table:style-name="ce1">
            <text:p>ESC. N° 176 MAESTRA NELIDA ESTHER PEREZ DE FERR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CTOR MESTRE 510 LAS MIRAND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78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7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842001081594" table:style-name="ce2">
            <text:p>-336.842.001.081.594</text:p>
          </table:table-cell>
          <table:table-cell office:value-type="float" office:value="-654732856050496" table:style-name="ce2">
            <text:p>-654.732.856.050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400" table:style-name="ce1">
            <text:p>740026400</text:p>
          </table:table-cell>
          <table:table-cell office:value-type="string" table:style-name="ce1">
            <text:p>JARDIN DE INFANTES N° 2 REMEDIOS ESCALAD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70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493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2SANMARTIN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6898397889944" table:style-name="ce2">
            <text:p>-336.898.397.889.944</text:p>
          </table:table-cell>
          <table:table-cell office:value-type="float" office:value="-654709575880693" table:style-name="ce2">
            <text:p>-654.709.575.880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500" table:style-name="ce1">
            <text:p>740026500</text:p>
          </table:table-cell>
          <table:table-cell office:value-type="string" table:style-name="ce1">
            <text:p>ESC. N° 267 GOBERNADOR ERIBERTO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 T. MITCHELL S/N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15329381</text:p>
          </table:table-cell>
          <table:table-cell office:value-type="string" table:style-name="ce1">
            <text:p>POTRERO DE LOS FUNE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67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32126859260915" table:style-name="ce2">
            <text:p>-332.126.859.260.915</text:p>
          </table:table-cell>
          <table:table-cell office:value-type="float" office:value="-662292808912625" table:style-name="ce2">
            <text:p>-662.292.808.912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600" table:style-name="ce1">
            <text:p>740026600</text:p>
          </table:table-cell>
          <table:table-cell office:value-type="string" table:style-name="ce1">
            <text:p>ESC. N° 179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IBAL JOFRE S/N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A FLORID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7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1168943072957" table:style-name="ce2">
            <text:p>-331.168.943.072.957</text:p>
          </table:table-cell>
          <table:table-cell office:value-type="float" office:value="-660002614043395" table:style-name="ce2">
            <text:p>-660.002.614.043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6700" table:style-name="ce1">
            <text:p>740026700</text:p>
          </table:table-cell>
          <table:table-cell office:value-type="string" table:style-name="ce1">
            <text:p>ESC. N° 306 GOBERNADOR ZOILO CONCH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ALCARAZ S/N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VILLA DE LA QUEBRADA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0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0179058815111" table:style-name="ce2">
            <text:p>-330.179.058.815.111</text:p>
          </table:table-cell>
          <table:table-cell office:value-type="float" office:value="-662871598078688" table:style-name="ce2">
            <text:p>-662.871.598.078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7200" table:style-name="ce1">
            <text:p>740027200</text:p>
          </table:table-cell>
          <table:table-cell office:value-type="string" table:style-name="ce1">
            <text:p>ESC. N° 25 GRANADERO EUSEBIO A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SCHACA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CHISCZACA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8665006248387" table:style-name="ce2">
            <text:p>-338.665.006.248.387</text:p>
          </table:table-cell>
          <table:table-cell office:value-type="float" office:value="-662349202554906" table:style-name="ce2">
            <text:p>-662.349.202.554.9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7500" table:style-name="ce1">
            <text:p>740027500</text:p>
          </table:table-cell>
          <table:table-cell office:value-type="string" table:style-name="ce1">
            <text:p>ESC. N° 14 JUAN XXI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RABON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EL CHARABON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5760067" table:style-name="ce2">
            <text:p>-335.760.067</text:p>
          </table:table-cell>
          <table:table-cell office:value-type="float" office:value="-6616051798" table:style-name="ce2">
            <text:p>-6.616.051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7700" table:style-name="ce1">
            <text:p>740027700</text:p>
          </table:table-cell>
          <table:table-cell office:value-type="string" table:style-name="ce1">
            <text:p>ESC. N° 302 MINISTRO CELESTINO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PRESA DEL CARMEN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REPRESA DEL CARMEN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0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61384065842" table:style-name="ce2">
            <text:p>-33.061.384.065.842</text:p>
          </table:table-cell>
          <table:table-cell office:value-type="float" office:value="-669794665073681" table:style-name="ce2">
            <text:p>-669.794.665.073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7800" table:style-name="ce1">
            <text:p>740027800</text:p>
          </table:table-cell>
          <table:table-cell office:value-type="string" table:style-name="ce1">
            <text:p>ESC. N°128 LORENZO GUER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26 NARANJO ESQUINO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NARANJO ESQUIN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12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02126301" table:style-name="ce2">
            <text:p>-3.302.126.301</text:p>
          </table:table-cell>
          <table:table-cell office:value-type="float" office:value="-6685216648" table:style-name="ce2">
            <text:p>-6.685.216.6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7900" table:style-name="ce1">
            <text:p>740027900</text:p>
          </table:table-cell>
          <table:table-cell office:value-type="string" table:style-name="ce1">
            <text:p>ESC. N° 263 MINISTRO ADOLFO BARBE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147 SAN PEDRO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26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709634117604" table:style-name="ce2">
            <text:p>-329.709.634.117.604</text:p>
          </table:table-cell>
          <table:table-cell office:value-type="float" office:value="-666970240054288" table:style-name="ce2">
            <text:p>-666.970.240.054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8100" table:style-name="ce1">
            <text:p>740028100</text:p>
          </table:table-cell>
          <table:table-cell office:value-type="string" table:style-name="ce1">
            <text:p>ESC. N° 311 LUIS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OSMES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CHOSME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40160251" table:style-name="ce2">
            <text:p>-3.340.160.251</text:p>
          </table:table-cell>
          <table:table-cell office:value-type="float" office:value="-668054569" table:style-name="ce2">
            <text:p>-668.054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8500" table:style-name="ce1">
            <text:p>740028500</text:p>
          </table:table-cell>
          <table:table-cell office:value-type="string" table:style-name="ce1">
            <text:p>ESC. N° 391 VICENTE ALMANDOS ALMONACI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EN ORDEN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BUEN ORDEN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9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59798771" table:style-name="ce2">
            <text:p>-3.259.798.771</text:p>
          </table:table-cell>
          <table:table-cell office:value-type="float" office:value="-6671267133" table:style-name="ce2">
            <text:p>-6.671.267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8600" table:style-name="ce1">
            <text:p>740028600</text:p>
          </table:table-cell>
          <table:table-cell office:value-type="string" table:style-name="ce1">
            <text:p>ESC. N° 164 MAESTROS PUNT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EODORO LOBOS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ELEODORO LOBOS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6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39105095" table:style-name="ce2">
            <text:p>-3.339.105.095</text:p>
          </table:table-cell>
          <table:table-cell office:value-type="float" office:value="-6601520981" table:style-name="ce2">
            <text:p>-6.601.520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8700" table:style-name="ce1">
            <text:p>740028700</text:p>
          </table:table-cell>
          <table:table-cell office:value-type="string" table:style-name="ce1">
            <text:p>ESC. N°113 JUAN AGUSTIN ORTIZ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PUTADO ARGENTINO AGUILAR S/N</text:p>
          </table:table-cell>
          <table:table-cell office:value-type="string" table:style-name="ce1">
            <text:p>D5751</text:p>
          </table:table-cell>
          <table:table-cell table:style-name="ce1"/>
          <table:table-cell office:value-type="string" table:style-name="ce1">
            <text:p>SALADILLO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1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2027935941928" table:style-name="ce2">
            <text:p>-332.027.935.941.928</text:p>
          </table:table-cell>
          <table:table-cell office:value-type="float" office:value="-658560395720322" table:style-name="ce2">
            <text:p>-658.560.395.720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8800" table:style-name="ce1">
            <text:p>740028800</text:p>
          </table:table-cell>
          <table:table-cell office:value-type="string" table:style-name="ce1">
            <text:p>ESC. N° 9 ESTEBAN ADA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AFINUR Y ESTEBAN ADARO JOSE HERNANDEZ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64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880555626128" table:style-name="ce2">
            <text:p>-332.880.555.626.128</text:p>
          </table:table-cell>
          <table:table-cell office:value-type="float" office:value="-663504301164998" table:style-name="ce2">
            <text:p>-663.504.301.164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9000" table:style-name="ce1">
            <text:p>740029000</text:p>
          </table:table-cell>
          <table:table-cell office:value-type="string" table:style-name="ce1">
            <text:p>ESCUELA EXPERIMENTAL Nº5 MODELO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QUE IV CENTENARIO RUTA PROV. Nº19 S/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501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EXP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95040825158" table:style-name="ce2">
            <text:p>-333.095.040.825.158</text:p>
          </table:table-cell>
          <table:table-cell office:value-type="float" office:value="-663231225858077" table:style-name="ce2">
            <text:p>-663.231.225.858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9300" table:style-name="ce1">
            <text:p>740029300</text:p>
          </table:table-cell>
          <table:table-cell office:value-type="string" table:style-name="ce1">
            <text:p>ESC. ESPECIAL N° 9 A.P.A.D.I.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OILO CONCHA S/N EVA PERO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471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ESPECIAL9@SANLUIS.GOV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332701690773568" table:style-name="ce2">
            <text:p>-332.701.690.773.568</text:p>
          </table:table-cell>
          <table:table-cell office:value-type="float" office:value="-663179333631058" table:style-name="ce2">
            <text:p>-663.179.333.631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9400" table:style-name="ce1">
            <text:p>740029400</text:p>
          </table:table-cell>
          <table:table-cell office:value-type="string" table:style-name="ce1">
            <text:p>ESC. N° 423 BRIGADIER GENERAL DON JUAN MANUEL DE ROS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TENEGRO S/N 1º DE MAY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561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23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33101512985392" table:style-name="ce2">
            <text:p>-333.101.512.985.392</text:p>
          </table:table-cell>
          <table:table-cell office:value-type="float" office:value="-663798281896596" table:style-name="ce2">
            <text:p>-663.798.281.896.5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9700" table:style-name="ce1">
            <text:p>740029700</text:p>
          </table:table-cell>
          <table:table-cell office:value-type="string" table:style-name="ce1">
            <text:p>ESC. N° 321 INGENIERO AVIADOR EDUARDO BRADL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EXTREMO SUR PARAJE EL FORTI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557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2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3692721229641" table:style-name="ce2">
            <text:p>-33.692.721.229.641</text:p>
          </table:table-cell>
          <table:table-cell office:value-type="float" office:value="-654732720771183" table:style-name="ce2">
            <text:p>-654.732.720.771.1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29900" table:style-name="ce1">
            <text:p>740029900</text:p>
          </table:table-cell>
          <table:table-cell office:value-type="string" table:style-name="ce1">
            <text:p>COLEGIO N° 16 JESUS O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261 CENTRO</text:p>
          </table:table-cell>
          <table:table-cell office:value-type="string" table:style-name="ce1">
            <text:p>D5738</text:p>
          </table:table-cell>
          <table:table-cell office:value-type="string" table:style-name="ce1">
            <text:p>02657-480188</text:p>
          </table:table-cell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16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8618798840243" table:style-name="ce2">
            <text:p>-338.618.798.840.243</text:p>
          </table:table-cell>
          <table:table-cell office:value-type="float" office:value="-651821581838536" table:style-name="ce2">
            <text:p>-651.821.581.838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0000" table:style-name="ce1">
            <text:p>740030000</text:p>
          </table:table-cell>
          <table:table-cell office:value-type="string" table:style-name="ce1">
            <text:p>ESC. N° 429 GREGORIO AGU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. JUSTO Y SALTA 457 SUR</text:p>
          </table:table-cell>
          <table:table-cell office:value-type="string" table:style-name="ce1">
            <text:p>D5738</text:p>
          </table:table-cell>
          <table:table-cell office:value-type="string" table:style-name="ce1">
            <text:p>02657-480605</text:p>
          </table:table-cell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2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38604626909529" table:style-name="ce2">
            <text:p>-338.604.626.909.529</text:p>
          </table:table-cell>
          <table:table-cell office:value-type="float" office:value="-651937737390031" table:style-name="ce2">
            <text:p>-651.937.737.390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0200" table:style-name="ce1">
            <text:p>740030200</text:p>
          </table:table-cell>
          <table:table-cell office:value-type="string" table:style-name="ce1">
            <text:p>ESC. N° 242 PABLO PIZZU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SALLES</text:p>
          </table:table-cell>
          <table:table-cell office:value-type="string" table:style-name="ce1">
            <text:p>D5738</text:p>
          </table:table-cell>
          <table:table-cell table:style-name="ce1"/>
          <table:table-cell office:value-type="string" table:style-name="ce1">
            <text:p>VILLA SALL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4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8394242720442" table:style-name="ce2">
            <text:p>-338.394.242.720.442</text:p>
          </table:table-cell>
          <table:table-cell office:value-type="float" office:value="-652147381587992" table:style-name="ce2">
            <text:p>-652.147.381.587.9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0300" table:style-name="ce1">
            <text:p>740030300</text:p>
          </table:table-cell>
          <table:table-cell office:value-type="string" table:style-name="ce1">
            <text:p>ESC. N° 147 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PELLEGRINI 312 VILLA CELESTINA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973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4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605142523863" table:style-name="ce2">
            <text:p>-336.605.142.523.863</text:p>
          </table:table-cell>
          <table:table-cell office:value-type="float" office:value="-654511659345305" table:style-name="ce2">
            <text:p>-654.511.659.345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0700" table:style-name="ce1">
            <text:p>740030700</text:p>
          </table:table-cell>
          <table:table-cell office:value-type="string" table:style-name="ce1">
            <text:p>ESC. N° 152 AL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ONISMO ARGENTINO 675 JUSTO DARACT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49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5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855122738643" table:style-name="ce2">
            <text:p>-336.855.122.738.643</text:p>
          </table:table-cell>
          <table:table-cell office:value-type="float" office:value="-654529327169001" table:style-name="ce2">
            <text:p>-654.529.327.169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0900" table:style-name="ce1">
            <text:p>740030900</text:p>
          </table:table-cell>
          <table:table-cell office:value-type="string" table:style-name="ce1">
            <text:p>ESC. N° 187 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ULIO MOYANO Y LAMADRID EL PIMPOLL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4851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8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668349874796" table:style-name="ce2">
            <text:p>-336.668.349.874.796</text:p>
          </table:table-cell>
          <table:table-cell office:value-type="float" office:value="-654703628485876" table:style-name="ce2">
            <text:p>-654.703.628.485.8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1000" table:style-name="ce1">
            <text:p>740031000</text:p>
          </table:table-cell>
          <table:table-cell office:value-type="string" table:style-name="ce1">
            <text:p>ESC. N° 40 DOCTOR RICAR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URCHOD 175 VILLA CELESTINA COURCHOD Y 9 DE JULI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63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573665421564" table:style-name="ce2">
            <text:p>-336.573.665.421.564</text:p>
          </table:table-cell>
          <table:table-cell office:value-type="float" office:value="-654528111240398" table:style-name="ce2">
            <text:p>-654.528.111.240.3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1300" table:style-name="ce1">
            <text:p>740031300</text:p>
          </table:table-cell>
          <table:table-cell office:value-type="string" table:style-name="ce1">
            <text:p>ESC. N° 228 GOBERNADOR JUAN SA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6 KM 6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2681</text:p>
          </table:table-cell>
          <table:table-cell office:value-type="string" table:style-name="ce1">
            <text:p>LOS ALGARROBOS BLANCO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2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3374661935332" table:style-name="ce2">
            <text:p>-333.374.661.935.332</text:p>
          </table:table-cell>
          <table:table-cell office:value-type="float" office:value="-663624600489592" table:style-name="ce2">
            <text:p>-663.624.600.489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1500" table:style-name="ce1">
            <text:p>740031500</text:p>
          </table:table-cell>
          <table:table-cell office:value-type="string" table:style-name="ce1">
            <text:p>ESC. N° 347 GRANADERO SANTOS FRE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DE LA LOMA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PUNTA DE LA LOMA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4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6849107237951" table:style-name="ce2">
            <text:p>-326.849.107.237.951</text:p>
          </table:table-cell>
          <table:table-cell office:value-type="float" office:value="-650788264408136" table:style-name="ce2">
            <text:p>-650.788.264.408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1600" table:style-name="ce1">
            <text:p>740031600</text:p>
          </table:table-cell>
          <table:table-cell office:value-type="string" table:style-name="ce1">
            <text:p>ESC. N° 76 LUISA QUIROGA DE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SAN PABLO NORTE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SAN PABL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7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6341391" table:style-name="ce2">
            <text:p>-3.266.341.391</text:p>
          </table:table-cell>
          <table:table-cell office:value-type="float" office:value="-653059584" table:style-name="ce2">
            <text:p>-653.059.5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1700" table:style-name="ce1">
            <text:p>740031700</text:p>
          </table:table-cell>
          <table:table-cell office:value-type="string" table:style-name="ce1">
            <text:p>ESC. N° 73 LOS TRES GRANAD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 JANUARIO LUNA S/N RENCA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RENCA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7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7704073149013" table:style-name="ce2">
            <text:p>-327.704.073.149.013</text:p>
          </table:table-cell>
          <table:table-cell office:value-type="float" office:value="-653646952402762" table:style-name="ce2">
            <text:p>-653.646.952.402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000" table:style-name="ce1">
            <text:p>740032000</text:p>
          </table:table-cell>
          <table:table-cell office:value-type="string" table:style-name="ce1">
            <text:p>ESC. N° 17 LUIS JOFRE Y MENES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INAS DEL BEBEDER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LINAS DEL BEBEDERO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5017602827229" table:style-name="ce2">
            <text:p>-335.017.602.827.229</text:p>
          </table:table-cell>
          <table:table-cell office:value-type="float" office:value="-666518655843037" table:style-name="ce2">
            <text:p>-666.518.655.843.0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100" table:style-name="ce1">
            <text:p>740032100</text:p>
          </table:table-cell>
          <table:table-cell office:value-type="string" table:style-name="ce1">
            <text:p>ESC. N° 10 JUAN ESTEBAN VAC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ESQ. EX RUTA NAC. 7</text:p>
          </table:table-cell>
          <table:table-cell office:value-type="string" table:style-name="ce1">
            <text:p>D5724</text:p>
          </table:table-cell>
          <table:table-cell table:style-name="ce1"/>
          <table:table-cell office:value-type="string" table:style-name="ce1">
            <text:p>ALTO PENCOSO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343158282" table:style-name="ce2">
            <text:p>-3.343.158.282</text:p>
          </table:table-cell>
          <table:table-cell office:value-type="float" office:value="-6692408682" table:style-name="ce2">
            <text:p>-6.692.408.6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200" table:style-name="ce1">
            <text:p>740032200</text:p>
          </table:table-cell>
          <table:table-cell office:value-type="string" table:style-name="ce1">
            <text:p>ESC. N° 141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DOY ROJO S/N</text:p>
          </table:table-cell>
          <table:table-cell office:value-type="string" table:style-name="ce1">
            <text:p>D5724</text:p>
          </table:table-cell>
          <table:table-cell table:style-name="ce1"/>
          <table:table-cell office:value-type="string" table:style-name="ce1">
            <text:p>BALDE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4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3391440840497" table:style-name="ce2">
            <text:p>-333.391.440.840.497</text:p>
          </table:table-cell>
          <table:table-cell office:value-type="float" office:value="-666260025231559" table:style-name="ce2">
            <text:p>-666.260.025.231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300" table:style-name="ce1">
            <text:p>740032300</text:p>
          </table:table-cell>
          <table:table-cell office:value-type="string" table:style-name="ce1">
            <text:p>ESCUELA DE JORNADA COMPLETA N°441 CAPITAN DE FRAGATA PEDRO EDUARDO GIACH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MARIO H. ZAIN SAN JERONIMO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SAN JERONIMO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HOGAR8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31398686000828" table:style-name="ce2">
            <text:p>-331.398.686.000.828</text:p>
          </table:table-cell>
          <table:table-cell office:value-type="float" office:value="-665211664081196" table:style-name="ce2">
            <text:p>-665.211.664.081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400" table:style-name="ce1">
            <text:p>740032400</text:p>
          </table:table-cell>
          <table:table-cell office:value-type="string" table:style-name="ce1">
            <text:p>ESC. N° 84 DALMIRO SANTIAGO ADA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EZ SARFIELD S/N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VILLA GENERAL ROCA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8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6653411400049" table:style-name="ce2">
            <text:p>-326.653.411.400.049</text:p>
          </table:table-cell>
          <table:table-cell office:value-type="float" office:value="-664508318268776" table:style-name="ce2">
            <text:p>-664.508.318.268.7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500" table:style-name="ce1">
            <text:p>740032500</text:p>
          </table:table-cell>
          <table:table-cell office:value-type="string" table:style-name="ce1">
            <text:p>ESC. N° 3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319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72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14909923691" table:style-name="ce2">
            <text:p>-333.014.909.923.691</text:p>
          </table:table-cell>
          <table:table-cell office:value-type="float" office:value="-663284305374467" table:style-name="ce2">
            <text:p>-663.284.305.374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700" table:style-name="ce1">
            <text:p>740032700</text:p>
          </table:table-cell>
          <table:table-cell office:value-type="string" table:style-name="ce1">
            <text:p>ESC. N° 70 PROVINCIA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E. BROWN Y CONSTITUCION ATE I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093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70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908323390407" table:style-name="ce2">
            <text:p>-332.908.323.390.407</text:p>
          </table:table-cell>
          <table:table-cell office:value-type="float" office:value="-663477600193401" table:style-name="ce2">
            <text:p>-663.477.600.193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800" table:style-name="ce1">
            <text:p>740032800</text:p>
          </table:table-cell>
          <table:table-cell office:value-type="string" table:style-name="ce1">
            <text:p>COLEGIO Nº 12 DOCTOR RAMON CARR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2030 AMPPYA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872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12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836383785798" table:style-name="ce2">
            <text:p>-332.836.383.785.798</text:p>
          </table:table-cell>
          <table:table-cell office:value-type="float" office:value="-663168912390135" table:style-name="ce2">
            <text:p>-663.168.912.390.1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2900" table:style-name="ce1">
            <text:p>740032900</text:p>
          </table:table-cell>
          <table:table-cell office:value-type="string" table:style-name="ce1">
            <text:p>ESC. N° 49 GOBERNADOR LINDOR LAURENTIN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TADERAS Y SAN PABLO S/N POLICIAL NUEV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191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818713270167" table:style-name="ce2">
            <text:p>-332.818.713.270.167</text:p>
          </table:table-cell>
          <table:table-cell office:value-type="float" office:value="-663127453639388" table:style-name="ce2">
            <text:p>-663.127.453.639.3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200" table:style-name="ce1">
            <text:p>740033200</text:p>
          </table:table-cell>
          <table:table-cell office:value-type="string" table:style-name="ce1">
            <text:p>ESCUELA DE COMERCIO Nº 10 JUAN ESTEBAN PEDERN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Y COLO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684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3015298247221" table:style-name="ce2">
            <text:p>-333.015.298.247.221</text:p>
          </table:table-cell>
          <table:table-cell office:value-type="float" office:value="-663355290746959" table:style-name="ce2">
            <text:p>-663.355.290.746.9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300" table:style-name="ce1">
            <text:p>740033300</text:p>
          </table:table-cell>
          <table:table-cell office:value-type="string" table:style-name="ce1">
            <text:p>INST.SANTO TOMAS DE AQU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234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067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RECTORIA_ISTASL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86382629915" table:style-name="ce2">
            <text:p>-333.086.382.629.915</text:p>
          </table:table-cell>
          <table:table-cell office:value-type="float" office:value="-663361221125651" table:style-name="ce2">
            <text:p>-663.361.221.125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400" table:style-name="ce1">
            <text:p>740033400</text:p>
          </table:table-cell>
          <table:table-cell office:value-type="string" table:style-name="ce1">
            <text:p>INSTITUTO PRIVADO ALELUY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74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509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ITUTOALELUY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37721477164" table:style-name="ce2">
            <text:p>-333.037.721.477.164</text:p>
          </table:table-cell>
          <table:table-cell office:value-type="float" office:value="-663336041686804" table:style-name="ce2">
            <text:p>-663.336.041.686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500" table:style-name="ce1">
            <text:p>740033500</text:p>
          </table:table-cell>
          <table:table-cell office:value-type="string" table:style-name="ce1">
            <text:p>COLEGIO Nº 5 INGENIERO JOSE ALVAREZ DE CONDAR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CARAN 1242 IGNACIO VIDAL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5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2813794595076" table:style-name="ce2">
            <text:p>-332.813.794.595.076</text:p>
          </table:table-cell>
          <table:table-cell office:value-type="float" office:value="-663074264656979" table:style-name="ce2">
            <text:p>-663.074.264.656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700" table:style-name="ce1">
            <text:p>740033700</text:p>
          </table:table-cell>
          <table:table-cell office:value-type="string" table:style-name="ce1">
            <text:p>INSTITUTO MONSEÑOR ORZAL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PABLO TISSERA 195 CENTRO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5128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ORZALI@MERLO-S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23457466875138" table:style-name="ce2">
            <text:p>-323.457.466.875.138</text:p>
          </table:table-cell>
          <table:table-cell office:value-type="float" office:value="-650105192009759" table:style-name="ce2">
            <text:p>-650.105.192.009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3800" table:style-name="ce1">
            <text:p>740033800</text:p>
          </table:table-cell>
          <table:table-cell office:value-type="string" table:style-name="ce1">
            <text:p>COLEGIO N°17 V BRIGADA AE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ACCESO A AEROPUERTO AERONAUTICO</text:p>
          </table:table-cell>
          <table:table-cell office:value-type="string" table:style-name="ce1">
            <text:p>D5733</text:p>
          </table:table-cell>
          <table:table-cell office:value-type="string" table:style-name="ce1">
            <text:p>02657-422114</text:p>
          </table:table-cell>
          <table:table-cell office:value-type="string" table:style-name="ce1">
            <text:p>VILLA REYNOLD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17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33717401417255" table:style-name="ce2">
            <text:p>-33.717.401.417.255</text:p>
          </table:table-cell>
          <table:table-cell office:value-type="float" office:value="-653851528948177" table:style-name="ce2">
            <text:p>-653.851.528.948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000" table:style-name="ce1">
            <text:p>740034000</text:p>
          </table:table-cell>
          <table:table-cell office:value-type="string" table:style-name="ce1">
            <text:p>ESC. N° 69 MAESTRA OLGA ESTHER SARD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MARTIN FIERRO 1386 OBRAS SANITARI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662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6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925666947371" table:style-name="ce2">
            <text:p>-336.925.666.947.371</text:p>
          </table:table-cell>
          <table:table-cell office:value-type="float" office:value="-654370067647374" table:style-name="ce2">
            <text:p>-654.370.067.647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200" table:style-name="ce1">
            <text:p>740034200</text:p>
          </table:table-cell>
          <table:table-cell office:value-type="string" table:style-name="ce1">
            <text:p>COLEGIO Nº 21 MARIA AUXILIAD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RUTA NAC.7 MALVINAS AGENTINAS</text:p>
          </table:table-cell>
          <table:table-cell office:value-type="string" table:style-name="ce1">
            <text:p>D5738</text:p>
          </table:table-cell>
          <table:table-cell table:style-name="ce1"/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21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8576160183125" table:style-name="ce2">
            <text:p>-338.576.160.183.125</text:p>
          </table:table-cell>
          <table:table-cell office:value-type="float" office:value="-651723774384346" table:style-name="ce2">
            <text:p>-651.723.774.384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300" table:style-name="ce1">
            <text:p>740034300</text:p>
          </table:table-cell>
          <table:table-cell office:value-type="string" table:style-name="ce1">
            <text:p>COLEGIO INSTITUTO SAN BUENAVENTU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1749 RAFAEL ORIGONE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75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SECRETARIA_SECUNDARI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6651765553705" table:style-name="ce2">
            <text:p>-336.651.765.553.705</text:p>
          </table:table-cell>
          <table:table-cell office:value-type="float" office:value="-654547692323846" table:style-name="ce2">
            <text:p>-654.547.692.323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400" table:style-name="ce1">
            <text:p>740034400</text:p>
          </table:table-cell>
          <table:table-cell office:value-type="string" table:style-name="ce1">
            <text:p>ESC N° 30 GENERAL PEDERN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ERNERA 175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799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0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6918260763722" table:style-name="ce2">
            <text:p>-336.918.260.763.722</text:p>
          </table:table-cell>
          <table:table-cell office:value-type="float" office:value="-654672581455757" table:style-name="ce2">
            <text:p>-654.672.581.455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500" table:style-name="ce1">
            <text:p>740034500</text:p>
          </table:table-cell>
          <table:table-cell office:value-type="string" table:style-name="ce1">
            <text:p>ESC. ASISTENCIAL N° 36 GOBERNADOR CARLOS ALRIC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NEZUELA 775 SAN JOSE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723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6981253233257" table:style-name="ce2">
            <text:p>-336.981.253.233.257</text:p>
          </table:table-cell>
          <table:table-cell office:value-type="float" office:value="-654533884955882" table:style-name="ce2">
            <text:p>-654.533.884.955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600" table:style-name="ce1">
            <text:p>740034600</text:p>
          </table:table-cell>
          <table:table-cell office:value-type="string" table:style-name="ce1">
            <text:p>ESC. N° 32 JUSTO DARAC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242 PRINGLE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76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921660998999" table:style-name="ce2">
            <text:p>-336.921.660.998.999</text:p>
          </table:table-cell>
          <table:table-cell office:value-type="float" office:value="-654609339776827" table:style-name="ce2">
            <text:p>-654.609.339.776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700" table:style-name="ce1">
            <text:p>740034700</text:p>
          </table:table-cell>
          <table:table-cell office:value-type="string" table:style-name="ce1">
            <text:p>CENTRO EDUCATIVO DE NIVEL SECUNDARIO N°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76 CENTRO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ENS1@SANLUIS.GOV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6761598899026" table:style-name="ce2">
            <text:p>-336.761.598.899.026</text:p>
          </table:table-cell>
          <table:table-cell office:value-type="float" office:value="-654584658679795" table:style-name="ce2">
            <text:p>-654.584.658.679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800" table:style-name="ce1">
            <text:p>740034800</text:p>
          </table:table-cell>
          <table:table-cell office:value-type="string" table:style-name="ce1">
            <text:p>COLEGIO SAGRADO CORAZ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TRE 1222 ESTACI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1183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ADM.SC@MCABRINI.ORG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671602916466" table:style-name="ce2">
            <text:p>-33.671.602.916.466</text:p>
          </table:table-cell>
          <table:table-cell office:value-type="float" office:value="-654615749571693" table:style-name="ce2">
            <text:p>-654.615.749.571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4900" table:style-name="ce1">
            <text:p>740034900</text:p>
          </table:table-cell>
          <table:table-cell office:value-type="string" table:style-name="ce1">
            <text:p>ESC. N° 43 DOCTOR TOMAS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781 SANTA RITA DE CASIA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721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917175180828" table:style-name="ce2">
            <text:p>-336.917.175.180.828</text:p>
          </table:table-cell>
          <table:table-cell office:value-type="float" office:value="-654496314334327" table:style-name="ce2">
            <text:p>-654.496.314.334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000" table:style-name="ce1">
            <text:p>740035000</text:p>
          </table:table-cell>
          <table:table-cell office:value-type="string" table:style-name="ce1">
            <text:p>ESC. N° 388 SARGENTO EDUARDO ROM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° DE MAYO Y PTE. PERON SAN JOSE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61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8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9688328547" table:style-name="ce2">
            <text:p>-3.369.688.328.547</text:p>
          </table:table-cell>
          <table:table-cell office:value-type="float" office:value="-654561450350723" table:style-name="ce2">
            <text:p>-654.561.450.350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200" table:style-name="ce1">
            <text:p>740035200</text:p>
          </table:table-cell>
          <table:table-cell office:value-type="string" table:style-name="ce1">
            <text:p>COLEGIO Nº 32 JUAN PASCUA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0 EX RUTA Nº 79 KM 12 SAN MIGUEL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321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OLEGIO32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322488694738474" table:style-name="ce2">
            <text:p>-322.488.694.738.474</text:p>
          </table:table-cell>
          <table:table-cell office:value-type="float" office:value="-658068450611582" table:style-name="ce2">
            <text:p>-658.068.450.611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300" table:style-name="ce1">
            <text:p>740035300</text:p>
          </table:table-cell>
          <table:table-cell office:value-type="string" table:style-name="ce1">
            <text:p>ESC. N° 341 GRANADERO JUAN DE LA CRUZ MOL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BALSE SAN FELIPE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SAN FELIPE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4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80964342" table:style-name="ce2">
            <text:p>-3.280.964.342</text:p>
          </table:table-cell>
          <table:table-cell office:value-type="float" office:value="-6546121169" table:style-name="ce2">
            <text:p>-6.546.121.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500" table:style-name="ce1">
            <text:p>740035500</text:p>
          </table:table-cell>
          <table:table-cell office:value-type="string" table:style-name="ce1">
            <text:p>ESC. N° 232 GRANADERO FERMIN BENIT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NCA</text:p>
          </table:table-cell>
          <table:table-cell office:value-type="string" table:style-name="ce1">
            <text:p>D5775</text:p>
          </table:table-cell>
          <table:table-cell table:style-name="ce1"/>
          <table:table-cell office:value-type="string" table:style-name="ce1">
            <text:p>EL ALGARROBAL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3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7114393924943" table:style-name="ce2">
            <text:p>-327.114.393.924.943</text:p>
          </table:table-cell>
          <table:table-cell office:value-type="float" office:value="-654671947070394" table:style-name="ce2">
            <text:p>-654.671.947.070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600" table:style-name="ce1">
            <text:p>740035600</text:p>
          </table:table-cell>
          <table:table-cell office:value-type="string" table:style-name="ce1">
            <text:p>ESC. N°156 GRANADERO JOSE GABRIEL BUS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8 LA COCHA</text:p>
          </table:table-cell>
          <table:table-cell office:value-type="string" table:style-name="ce1">
            <text:p>D5773</text:p>
          </table:table-cell>
          <table:table-cell table:style-name="ce1"/>
          <table:table-cell office:value-type="string" table:style-name="ce1">
            <text:p>LA COCH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5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2628611" table:style-name="ce2">
            <text:p>-3.262.628.611</text:p>
          </table:table-cell>
          <table:table-cell office:value-type="float" office:value="-654195124" table:style-name="ce2">
            <text:p>-654.195.1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5900" table:style-name="ce1">
            <text:p>740035900</text:p>
          </table:table-cell>
          <table:table-cell office:value-type="string" table:style-name="ce1">
            <text:p>ESC. Nº 29 REMEDIOS ESCALAD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DOBA Y PEDERNERA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285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6824389064977" table:style-name="ce2">
            <text:p>-336.824.389.064.977</text:p>
          </table:table-cell>
          <table:table-cell office:value-type="float" office:value="-654648704840983" table:style-name="ce2">
            <text:p>-654.648.704.840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000" table:style-name="ce1">
            <text:p>740036000</text:p>
          </table:table-cell>
          <table:table-cell office:value-type="string" table:style-name="ce1">
            <text:p>ESC. N° 427 PROVINCIA DE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ISTRO BERRONDO 10 SAN CAYETAN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64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2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930168837109" table:style-name="ce2">
            <text:p>-332.930.168.837.109</text:p>
          </table:table-cell>
          <table:table-cell office:value-type="float" office:value="-66322835139358" table:style-name="ce2">
            <text:p>-66.322.835.139.3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200" table:style-name="ce1">
            <text:p>740036200</text:p>
          </table:table-cell>
          <table:table-cell office:value-type="string" table:style-name="ce1">
            <text:p>INSTITUTO EDUCATIVO EXPERIMENTAL FRAY LUIS AMI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S/N PUENTE BLANCO ESQUINA CIUDAD DEL ROSARI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ALAMIGOSL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60578269125" table:style-name="ce2">
            <text:p>-332.960.578.269.125</text:p>
          </table:table-cell>
          <table:table-cell office:value-type="float" office:value="-663126761919327" table:style-name="ce2">
            <text:p>-663.126.761.919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300" table:style-name="ce1">
            <text:p>740036300</text:p>
          </table:table-cell>
          <table:table-cell office:value-type="string" table:style-name="ce1">
            <text:p>ESC. N° 66 MONSEÑOR TIBILE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ABAJADORES ARGENTINOS S/N VIRGEN DE LUJA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025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6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97498507622" table:style-name="ce2">
            <text:p>-332.997.498.507.622</text:p>
          </table:table-cell>
          <table:table-cell office:value-type="float" office:value="-662977193525936" table:style-name="ce2">
            <text:p>-662.977.193.525.9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400" table:style-name="ce1">
            <text:p>740036400</text:p>
          </table:table-cell>
          <table:table-cell office:value-type="string" table:style-name="ce1">
            <text:p>ESC. N°175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 DEL PLATA 1465 LOS FRESNOS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75@SANLU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13388972" table:style-name="ce2">
            <text:p>-332.913.388.972</text:p>
          </table:table-cell>
          <table:table-cell office:value-type="float" office:value="-663357248078521" table:style-name="ce2">
            <text:p>-663.357.248.078.5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700" table:style-name="ce1">
            <text:p>740036700</text:p>
          </table:table-cell>
          <table:table-cell office:value-type="string" table:style-name="ce1">
            <text:p>INSTITUTO SUYA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1058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727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UYAISL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306879565225" table:style-name="ce2">
            <text:p>-33.306.879.565.225</text:p>
          </table:table-cell>
          <table:table-cell office:value-type="float" office:value="-663375653059592" table:style-name="ce2">
            <text:p>-663.375.653.059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6800" table:style-name="ce1">
            <text:p>740036800</text:p>
          </table:table-cell>
          <table:table-cell office:value-type="string" table:style-name="ce1">
            <text:p>ESC. N° 27 SATURNINO GONZALEZ CAMA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2020 NUEVO RAWSON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954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121266946946" table:style-name="ce2">
            <text:p>-333.121.266.946.946</text:p>
          </table:table-cell>
          <table:table-cell office:value-type="float" office:value="-663532534536453" table:style-name="ce2">
            <text:p>-663.532.534.536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000" table:style-name="ce1">
            <text:p>740037000</text:p>
          </table:table-cell>
          <table:table-cell office:value-type="string" table:style-name="ce1">
            <text:p>JARDIN DE INFANTES CARIÑOSI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1272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ARDINCARINOSITO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2951377738874" table:style-name="ce2">
            <text:p>-332.951.377.738.874</text:p>
          </table:table-cell>
          <table:table-cell office:value-type="float" office:value="-663344068206068" table:style-name="ce2">
            <text:p>-663.344.068.206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100" table:style-name="ce1">
            <text:p>740037100</text:p>
          </table:table-cell>
          <table:table-cell office:value-type="string" table:style-name="ce1">
            <text:p>ESCUELA CRISTIANA EVANGELICA DE SAN LU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ERAS 665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448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CESANLUIS@YAHOO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32959587632936" table:style-name="ce2">
            <text:p>-332.959.587.632.936</text:p>
          </table:table-cell>
          <table:table-cell office:value-type="float" office:value="-663348260126611" table:style-name="ce2">
            <text:p>-663.348.260.126.6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200" table:style-name="ce1">
            <text:p>740037200</text:p>
          </table:table-cell>
          <table:table-cell office:value-type="string" table:style-name="ce1">
            <text:p>COLEGIO SAN JOSE (INST. HNAS MISIONERAS DE SAN FCO JAVIE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ERNERA 339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875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SANJOSECAPITAL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94661127463" table:style-name="ce2">
            <text:p>-332.994.661.127.463</text:p>
          </table:table-cell>
          <table:table-cell office:value-type="float" office:value="-663286466412905" table:style-name="ce2">
            <text:p>-663.286.466.412.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300" table:style-name="ce1">
            <text:p>740037300</text:p>
          </table:table-cell>
          <table:table-cell office:value-type="string" table:style-name="ce1">
            <text:p>INSTITUTO INFANTIL HORIZONT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518 CENT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438633-44311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ITUTOHORIZONTE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2982550693559" table:style-name="ce2">
            <text:p>-332.982.550.693.559</text:p>
          </table:table-cell>
          <table:table-cell office:value-type="float" office:value="-663281064012938" table:style-name="ce2">
            <text:p>-663.281.064.012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600" table:style-name="ce1">
            <text:p>740037600</text:p>
          </table:table-cell>
          <table:table-cell office:value-type="string" table:style-name="ce1">
            <text:p>CENTRO EDUCATIVO Nº 26 MARIA PALMIRA CABRAL DE BECER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 RINCON DEL ESTE RINCON DEL ESTE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5810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CENTROEDUCATIVO2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502723950154" table:style-name="ce2">
            <text:p>-323.502.723.950.154</text:p>
          </table:table-cell>
          <table:table-cell office:value-type="float" office:value="-649845187737023" table:style-name="ce2">
            <text:p>-649.845.187.737.0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700" table:style-name="ce1">
            <text:p>740037700</text:p>
          </table:table-cell>
          <table:table-cell office:value-type="string" table:style-name="ce1">
            <text:p>ESC. N° 181 SAN JOSE DE CALASAN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 BORRACHO S/N PIEDRA BLANCA ARRIBA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9781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18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227888028231" table:style-name="ce2">
            <text:p>-323.227.888.028.231</text:p>
          </table:table-cell>
          <table:table-cell office:value-type="float" office:value="-650115807343989" table:style-name="ce2">
            <text:p>-650.115.807.343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800" table:style-name="ce1">
            <text:p>740037800</text:p>
          </table:table-cell>
          <table:table-cell office:value-type="string" table:style-name="ce1">
            <text:p>ESC. N° 288 ANTONIO ESTEBAN AGU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FERMIN ROMERO S/N PIEDRA BLANCA ABAJO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9552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8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251126045384" table:style-name="ce2">
            <text:p>-323.251.126.045.384</text:p>
          </table:table-cell>
          <table:table-cell office:value-type="float" office:value="-650409854829265" table:style-name="ce2">
            <text:p>-650.409.854.829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7900" table:style-name="ce1">
            <text:p>740037900</text:p>
          </table:table-cell>
          <table:table-cell office:value-type="string" table:style-name="ce1">
            <text:p>ESC. N° 221 IRMA ROMERO DE PACHE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DEL CERRO S/N VILLA DE MERLO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7545</text:p>
          </table:table-cell>
          <table:table-cell office:value-type="string" table:style-name="ce1">
            <text:p>CERRO DE OR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2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37749387" table:style-name="ce2">
            <text:p>-3.237.749.387</text:p>
          </table:table-cell>
          <table:table-cell office:value-type="float" office:value="-6498664627" table:style-name="ce2">
            <text:p>-6.498.664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000" table:style-name="ce1">
            <text:p>740038000</text:p>
          </table:table-cell>
          <table:table-cell office:value-type="string" table:style-name="ce1">
            <text:p>ESC. N° 159 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 CARPINTERIA</text:p>
          </table:table-cell>
          <table:table-cell office:value-type="string" table:style-name="ce1">
            <text:p>D5883</text:p>
          </table:table-cell>
          <table:table-cell office:value-type="string" table:style-name="ce1">
            <text:p>02656-479019</text:p>
          </table:table-cell>
          <table:table-cell office:value-type="string" table:style-name="ce1">
            <text:p>CARPINTERI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15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41734244" table:style-name="ce2">
            <text:p>-3.241.734.244</text:p>
          </table:table-cell>
          <table:table-cell office:value-type="float" office:value="-6500891498" table:style-name="ce2">
            <text:p>-6.500.891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100" table:style-name="ce1">
            <text:p>740038100</text:p>
          </table:table-cell>
          <table:table-cell office:value-type="string" table:style-name="ce1">
            <text:p>ESC. Nº 4 JUAN TULIO ZAV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 MOLINA S/N 544 VIVIENDAS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754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238152028635" table:style-name="ce2">
            <text:p>-333.238.152.028.635</text:p>
          </table:table-cell>
          <table:table-cell office:value-type="float" office:value="-663088865641806" table:style-name="ce2">
            <text:p>-663.088.865.641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300" table:style-name="ce1">
            <text:p>740038300</text:p>
          </table:table-cell>
          <table:table-cell office:value-type="string" table:style-name="ce1">
            <text:p>COLEGIO N° 1 JUAN CRISOSTOMO LAFIN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769 CENT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306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1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3021576300412" table:style-name="ce2">
            <text:p>-333.021.576.300.412</text:p>
          </table:table-cell>
          <table:table-cell office:value-type="float" office:value="-663385791163634" table:style-name="ce2">
            <text:p>-663.385.791.163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400" table:style-name="ce1">
            <text:p>740038400</text:p>
          </table:table-cell>
          <table:table-cell office:value-type="string" table:style-name="ce1">
            <text:p>COLEGIO Nº 6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7 KM 796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6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33448084196" table:style-name="ce2">
            <text:p>-3.333.448.084.196</text:p>
          </table:table-cell>
          <table:table-cell office:value-type="float" office:value="-664148330562509" table:style-name="ce2">
            <text:p>-664.148.330.562.5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500" table:style-name="ce1">
            <text:p>740038500</text:p>
          </table:table-cell>
          <table:table-cell office:value-type="string" table:style-name="ce1">
            <text:p>ESCUELA DE JORNADA COMPLETA N° 444 MARIA EVA DUARTE DE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1100 ALTE. BROW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1640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HOGAR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760069190974" table:style-name="ce2">
            <text:p>-336.760.069.190.974</text:p>
          </table:table-cell>
          <table:table-cell office:value-type="float" office:value="-654586723154804" table:style-name="ce2">
            <text:p>-654.586.723.154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8600" table:style-name="ce1">
            <text:p>740038600</text:p>
          </table:table-cell>
          <table:table-cell office:value-type="string" table:style-name="ce1">
            <text:p>ESC. N° 150 PROVINCIA DE SANTA F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TRE 946 ALTOS DEL OESTE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229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50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6786320196007" table:style-name="ce2">
            <text:p>-336.786.320.196.007</text:p>
          </table:table-cell>
          <table:table-cell office:value-type="float" office:value="-654623927172322" table:style-name="ce2">
            <text:p>-654.623.927.172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000" table:style-name="ce1">
            <text:p>740039000</text:p>
          </table:table-cell>
          <table:table-cell office:value-type="string" table:style-name="ce1">
            <text:p>JARDIN DE INFANTES N° 4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CENTENARIO (ESTE) 120 PUEBLO NUEVO ESQUINA SARMIENT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865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4PEÑALOZA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2792515918672" table:style-name="ce2">
            <text:p>-332.792.515.918.672</text:p>
          </table:table-cell>
          <table:table-cell office:value-type="float" office:value="-663250247619556" table:style-name="ce2">
            <text:p>-663.250.247.619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100" table:style-name="ce1">
            <text:p>740039100</text:p>
          </table:table-cell>
          <table:table-cell office:value-type="string" table:style-name="ce1">
            <text:p>CENTRO EDUCATIVO INSTITUTO CAUSA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ES 655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901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AUSAY@CAUSAYNET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82374846283" table:style-name="ce2">
            <text:p>-332.982.374.846.283</text:p>
          </table:table-cell>
          <table:table-cell office:value-type="float" office:value="-663138285709351" table:style-name="ce2">
            <text:p>-663.138.285.709.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200" table:style-name="ce1">
            <text:p>740039200</text:p>
          </table:table-cell>
          <table:table-cell office:value-type="string" table:style-name="ce1">
            <text:p>COLEGIO Nº 7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ISTOBULO DEL VALLE 84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234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7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87819183954" table:style-name="ce2">
            <text:p>-33.287.819.183.954</text:p>
          </table:table-cell>
          <table:table-cell office:value-type="float" office:value="-663381750299729" table:style-name="ce2">
            <text:p>-663.381.750.299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300" table:style-name="ce1">
            <text:p>740039300</text:p>
          </table:table-cell>
          <table:table-cell office:value-type="string" table:style-name="ce1">
            <text:p>COLEGIO Nº 10 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GONZALEZ Y LAMADRID JARDIN SUCRE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201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10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2831005292003" table:style-name="ce2">
            <text:p>-332.831.005.292.003</text:p>
          </table:table-cell>
          <table:table-cell office:value-type="float" office:value="-663291319904137" table:style-name="ce2">
            <text:p>-663.291.319.904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400" table:style-name="ce1">
            <text:p>740039400</text:p>
          </table:table-cell>
          <table:table-cell office:value-type="string" table:style-name="ce1">
            <text:p>COLEGIO Nº 4 FRAY LUIS BELT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CARDO GUIRALDES Y GABRIELA MISTRAL AMEP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201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4SL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2724653596798" table:style-name="ce2">
            <text:p>-332.724.653.596.798</text:p>
          </table:table-cell>
          <table:table-cell office:value-type="float" office:value="-663395241730688" table:style-name="ce2">
            <text:p>-663.395.241.730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39500" table:style-name="ce1">
            <text:p>740039500</text:p>
          </table:table-cell>
          <table:table-cell office:value-type="string" table:style-name="ce1">
            <text:p>INSTITUTO SAN PAB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153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987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3029286507194" table:style-name="ce2">
            <text:p>-333.029.286.507.194</text:p>
          </table:table-cell>
          <table:table-cell office:value-type="float" office:value="-663464590355734" table:style-name="ce2">
            <text:p>-663.464.590.355.7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000" table:style-name="ce1">
            <text:p>740040000</text:p>
          </table:table-cell>
          <table:table-cell office:value-type="string" table:style-name="ce1">
            <text:p>COLEGIO DO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JOFRE 135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459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LDIRECTOR@SALESIANOS.ORG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42868659322" table:style-name="ce2">
            <text:p>-332.942.868.659.322</text:p>
          </table:table-cell>
          <table:table-cell office:value-type="float" office:value="-663454582024093" table:style-name="ce2">
            <text:p>-663.454.582.024.0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200" table:style-name="ce1">
            <text:p>740040200</text:p>
          </table:table-cell>
          <table:table-cell office:value-type="string" table:style-name="ce1">
            <text:p>COLEGIO MARI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ESPAÑA 451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06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MARIAAUXILIADORA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28984135499" table:style-name="ce2">
            <text:p>-332.928.984.135.499</text:p>
          </table:table-cell>
          <table:table-cell office:value-type="float" office:value="-663313678762388" table:style-name="ce2">
            <text:p>-663.313.678.762.3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300" table:style-name="ce1">
            <text:p>740040300</text:p>
          </table:table-cell>
          <table:table-cell office:value-type="string" table:style-name="ce1">
            <text:p>COLEGIO SANTA MAR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725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656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SANTAMARIASL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69704211098" table:style-name="ce2">
            <text:p>-332.969.704.211.098</text:p>
          </table:table-cell>
          <table:table-cell office:value-type="float" office:value="-663226388627921" table:style-name="ce2">
            <text:p>-663.226.388.627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400" table:style-name="ce1">
            <text:p>740040400</text:p>
          </table:table-cell>
          <table:table-cell office:value-type="string" table:style-name="ce1">
            <text:p>ESC. N° 8 SARGENTO BAIGOR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118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023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8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933474817958" table:style-name="ce2">
            <text:p>-332.933.474.817.958</text:p>
          </table:table-cell>
          <table:table-cell office:value-type="float" office:value="-663147342587293" table:style-name="ce2">
            <text:p>-663.147.342.587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500" table:style-name="ce1">
            <text:p>740040500</text:p>
          </table:table-cell>
          <table:table-cell office:value-type="string" table:style-name="ce1">
            <text:p>ESC. EDUC. ESPECIAL N° 1 DOCTORA CAROLINA TOBAR GAR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125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753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32929015255109" table:style-name="ce2">
            <text:p>-332.929.015.255.109</text:p>
          </table:table-cell>
          <table:table-cell office:value-type="float" office:value="-66314768286963" table:style-name="ce2">
            <text:p>-66.314.768.286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0700" table:style-name="ce1">
            <text:p>740040700</text:p>
          </table:table-cell>
          <table:table-cell office:value-type="string" table:style-name="ce1">
            <text:p>ESC. N° 237 MAESTRA TRINIDAD CHIR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ECHINGONES S/N LOS MOLLES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LOS MOLLE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3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43804985" table:style-name="ce2">
            <text:p>-3.243.804.985</text:p>
          </table:table-cell>
          <table:table-cell office:value-type="float" office:value="-6501207303" table:style-name="ce2">
            <text:p>-6.501.207.3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100" table:style-name="ce1">
            <text:p>740041100</text:p>
          </table:table-cell>
          <table:table-cell office:value-type="string" table:style-name="ce1">
            <text:p>COLEGIO Nº 9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 AGUILAR, MANZANA 38 EL LINCE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564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9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3170146513103" table:style-name="ce2">
            <text:p>-333.170.146.513.103</text:p>
          </table:table-cell>
          <table:table-cell office:value-type="float" office:value="-663134951752324" table:style-name="ce2">
            <text:p>-663.134.951.752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200" table:style-name="ce1">
            <text:p>740041200</text:p>
          </table:table-cell>
          <table:table-cell office:value-type="string" table:style-name="ce1">
            <text:p>ESC. N° 240 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ODORO FELS 87 TEODORO FEL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000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24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677050762426" table:style-name="ce2">
            <text:p>-336.677.050.762.426</text:p>
          </table:table-cell>
          <table:table-cell office:value-type="float" office:value="-654622406439993" table:style-name="ce2">
            <text:p>-654.622.406.439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300" table:style-name="ce1">
            <text:p>740041300</text:p>
          </table:table-cell>
          <table:table-cell office:value-type="string" table:style-name="ce1">
            <text:p>ESC. N° 206 GOBERNADOR MAURICIO ORELL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JAD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0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115634544186" table:style-name="ce2">
            <text:p>-330.115.634.544.186</text:p>
          </table:table-cell>
          <table:table-cell office:value-type="float" office:value="-660407452469008" table:style-name="ce2">
            <text:p>-660.407.452.469.0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400" table:style-name="ce1">
            <text:p>740041400</text:p>
          </table:table-cell>
          <table:table-cell office:value-type="string" table:style-name="ce1">
            <text:p>ESC. N° 361 GRANADERO JOSE MARTIN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NCON DEL CARMEN</text:p>
          </table:table-cell>
          <table:table-cell office:value-type="string" table:style-name="ce1">
            <text:p>D5771</text:p>
          </table:table-cell>
          <table:table-cell table:style-name="ce1"/>
          <table:table-cell office:value-type="string" table:style-name="ce1">
            <text:p>RINCON DEL CARMEN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36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4615843296251" table:style-name="ce2">
            <text:p>-324.615.843.296.251</text:p>
          </table:table-cell>
          <table:table-cell office:value-type="float" office:value="-654800247653516" table:style-name="ce2">
            <text:p>-654.800.247.653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500" table:style-name="ce1">
            <text:p>740041500</text:p>
          </table:table-cell>
          <table:table-cell office:value-type="string" table:style-name="ce1">
            <text:p>ESC. N° 362 GRANADERO MAURICIO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6 PUERTA COLORADA</text:p>
          </table:table-cell>
          <table:table-cell office:value-type="string" table:style-name="ce1">
            <text:p>D5771</text:p>
          </table:table-cell>
          <table:table-cell table:style-name="ce1"/>
          <table:table-cell office:value-type="string" table:style-name="ce1">
            <text:p>PUERTA COLORAD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36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53456755" table:style-name="ce2">
            <text:p>-3.253.456.755</text:p>
          </table:table-cell>
          <table:table-cell office:value-type="float" office:value="-6539953581" table:style-name="ce2">
            <text:p>-6.539.953.5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1600" table:style-name="ce1">
            <text:p>740041600</text:p>
          </table:table-cell>
          <table:table-cell office:value-type="string" table:style-name="ce1">
            <text:p>ESC. N° 213 MAESTROS SANLUISEÑ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MANOS LEANEZ S/N</text:p>
          </table:table-cell>
          <table:table-cell office:value-type="string" table:style-name="ce1">
            <text:p>D5771</text:p>
          </table:table-cell>
          <table:table-cell table:style-name="ce1"/>
          <table:table-cell office:value-type="string" table:style-name="ce1">
            <text:p>LAS AGUADAS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AGUADA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3766551736327" table:style-name="ce2">
            <text:p>-323.766.551.736.327</text:p>
          </table:table-cell>
          <table:table-cell office:value-type="float" office:value="-655026580986577" table:style-name="ce2">
            <text:p>-655.026.580.986.5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200" table:style-name="ce1">
            <text:p>740042200</text:p>
          </table:table-cell>
          <table:table-cell office:value-type="string" table:style-name="ce1">
            <text:p>ESC. N° 188 PROVINCIA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88 Y ACCESO</text:p>
          </table:table-cell>
          <table:table-cell office:value-type="string" table:style-name="ce1">
            <text:p>D6216</text:p>
          </table:table-cell>
          <table:table-cell table:style-name="ce1"/>
          <table:table-cell office:value-type="string" table:style-name="ce1">
            <text:p>BAGUAL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18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1328531257439" table:style-name="ce2">
            <text:p>-351.328.531.257.439</text:p>
          </table:table-cell>
          <table:table-cell office:value-type="float" office:value="-655694137625846" table:style-name="ce2">
            <text:p>-655.694.137.625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300" table:style-name="ce1">
            <text:p>740042300</text:p>
          </table:table-cell>
          <table:table-cell office:value-type="string" table:style-name="ce1">
            <text:p>HOGAR N° 9 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218 BATAVIA</text:p>
          </table:table-cell>
          <table:table-cell office:value-type="string" table:style-name="ce1">
            <text:p>D6279</text:p>
          </table:table-cell>
          <table:table-cell table:style-name="ce1"/>
          <table:table-cell office:value-type="string" table:style-name="ce1">
            <text:p>BATAVI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UELAHOGAR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47777049312216" table:style-name="ce2">
            <text:p>-347.777.049.312.216</text:p>
          </table:table-cell>
          <table:table-cell office:value-type="float" office:value="-656910068483471" table:style-name="ce2">
            <text:p>-656.910.068.483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400" table:style-name="ce1">
            <text:p>740042400</text:p>
          </table:table-cell>
          <table:table-cell office:value-type="string" table:style-name="ce1">
            <text:p>ESC. N° 398 JUSTO DARAC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ADRE TAVOLARO S/N CENTENARIO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073</text:p>
          </table:table-cell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98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3446672957226" table:style-name="ce2">
            <text:p>-323.446.672.957.226</text:p>
          </table:table-cell>
          <table:table-cell office:value-type="float" office:value="-651985826462793" table:style-name="ce2">
            <text:p>-651.985.826.462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600" table:style-name="ce1">
            <text:p>740042600</text:p>
          </table:table-cell>
          <table:table-cell office:value-type="string" table:style-name="ce1">
            <text:p>ESC. N° 409 GRANADERO MARCELIN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ZARRAS DE BAJO VELIZ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003</text:p>
          </table:table-cell>
          <table:table-cell office:value-type="string" table:style-name="ce1">
            <text:p>BAJO DE VELIZ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40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31398017" table:style-name="ce2">
            <text:p>-3.231.398.017</text:p>
          </table:table-cell>
          <table:table-cell office:value-type="float" office:value="-6541102538" table:style-name="ce2">
            <text:p>-6.541.102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700" table:style-name="ce1">
            <text:p>740042700</text:p>
          </table:table-cell>
          <table:table-cell office:value-type="string" table:style-name="ce1">
            <text:p>ESC. N° 395 GRANADERO VICTORIANO CONCH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RRITO BLANCO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CERRITO BLANC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9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2359503198865" table:style-name="ce2">
            <text:p>-322.359.503.198.865</text:p>
          </table:table-cell>
          <table:table-cell office:value-type="float" office:value="-652293786067878" table:style-name="ce2">
            <text:p>-652.293.786.067.8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2900" table:style-name="ce1">
            <text:p>740042900</text:p>
          </table:table-cell>
          <table:table-cell office:value-type="string" table:style-name="ce1">
            <text:p>JARDIN DE INFANTES N° 3 MERCEDES SAN MARTIN DE BALC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640 CENTRO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597</text:p>
          </table:table-cell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3BALCARCE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2346298872965" table:style-name="ce2">
            <text:p>-32.346.298.872.965</text:p>
          </table:table-cell>
          <table:table-cell office:value-type="float" office:value="-65201684276342" table:style-name="ce2">
            <text:p>-65.201.684.276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3400" table:style-name="ce1">
            <text:p>740043400</text:p>
          </table:table-cell>
          <table:table-cell office:value-type="string" table:style-name="ce1">
            <text:p>ESC. N° 243 PROVINCIA DE RIO NEG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XIMO BARTHEL 475</text:p>
          </table:table-cell>
          <table:table-cell office:value-type="string" table:style-name="ce1">
            <text:p>D6216</text:p>
          </table:table-cell>
          <table:table-cell office:value-type="string" table:style-name="ce1">
            <text:p>02658-495115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ESC_RIONEGRO@YAHOO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51563910951979" table:style-name="ce2">
            <text:p>-351.563.910.951.979</text:p>
          </table:table-cell>
          <table:table-cell office:value-type="float" office:value="-659431948277787" table:style-name="ce2">
            <text:p>-659.431.948.277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3500" table:style-name="ce1">
            <text:p>740043500</text:p>
          </table:table-cell>
          <table:table-cell office:value-type="string" table:style-name="ce1">
            <text:p>COLEGIO Nº 22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NTONIO DASSA 385</text:p>
          </table:table-cell>
          <table:table-cell office:value-type="string" table:style-name="ce1">
            <text:p>D6216</text:p>
          </table:table-cell>
          <table:table-cell office:value-type="string" table:style-name="ce1">
            <text:p>02658-495006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COLEGIO22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51527581455122" table:style-name="ce2">
            <text:p>-351.527.581.455.122</text:p>
          </table:table-cell>
          <table:table-cell office:value-type="float" office:value="-659460000158814" table:style-name="ce2">
            <text:p>-659.460.000.158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3600" table:style-name="ce1">
            <text:p>740043600</text:p>
          </table:table-cell>
          <table:table-cell office:value-type="string" table:style-name="ce1">
            <text:p>INSTITUTO SANTA ROS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FAELA MORALES 110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095</text:p>
          </table:table-cell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INSTSANTAROSA@SRCONLAR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491775187506" table:style-name="ce2">
            <text:p>-323.491.775.187.506</text:p>
          </table:table-cell>
          <table:table-cell office:value-type="float" office:value="-65205428150592" table:style-name="ce2">
            <text:p>-65.205.428.150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3700" table:style-name="ce1">
            <text:p>740043700</text:p>
          </table:table-cell>
          <table:table-cell office:value-type="string" table:style-name="ce1">
            <text:p>ESC. N° 320 DOCTOR 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5 Y NILDA DEL CARMEN PEREZ SAN MARTIN SANTA ROSA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2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3402004932209" table:style-name="ce2">
            <text:p>-323.402.004.932.209</text:p>
          </table:table-cell>
          <table:table-cell office:value-type="float" office:value="-652038115812733" table:style-name="ce2">
            <text:p>-652.038.115.812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000" table:style-name="ce1">
            <text:p>740044000</text:p>
          </table:table-cell>
          <table:table-cell office:value-type="string" table:style-name="ce1">
            <text:p>ESC. N° 158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PROVINCIAL N° 23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OJO DEL RI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15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3187893" table:style-name="ce2">
            <text:p>-3.243.187.893</text:p>
          </table:table-cell>
          <table:table-cell office:value-type="float" office:value="-6520010896" table:style-name="ce2">
            <text:p>-6.520.010.8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100" table:style-name="ce1">
            <text:p>740044100</text:p>
          </table:table-cell>
          <table:table-cell office:value-type="string" table:style-name="ce1">
            <text:p>ESC. N°169 GRANADERO CANDIDO MIRA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HILCAS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LA CHILC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16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1118937" table:style-name="ce2">
            <text:p>-3.241.118.937</text:p>
          </table:table-cell>
          <table:table-cell office:value-type="float" office:value="-6530673087" table:style-name="ce2">
            <text:p>-6.530.673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200" table:style-name="ce1">
            <text:p>740044200</text:p>
          </table:table-cell>
          <table:table-cell office:value-type="string" table:style-name="ce1">
            <text:p>ESC. N° 222 GRANADERO DIONISIO MO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HAÑARES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LOS CHAÑARE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2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359309" table:style-name="ce2">
            <text:p>-322.359.309</text:p>
          </table:table-cell>
          <table:table-cell office:value-type="float" office:value="-6534568895" table:style-name="ce2">
            <text:p>-6.534.568.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300" table:style-name="ce1">
            <text:p>740044300</text:p>
          </table:table-cell>
          <table:table-cell office:value-type="string" table:style-name="ce1">
            <text:p>ESC. N° 223 GRANADERO JUAN MANUE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LOBOS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LOS LOBOS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2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46252534" table:style-name="ce2">
            <text:p>-3.246.252.534</text:p>
          </table:table-cell>
          <table:table-cell office:value-type="float" office:value="-6526989048" table:style-name="ce2">
            <text:p>-6.526.989.0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400" table:style-name="ce1">
            <text:p>740044400</text:p>
          </table:table-cell>
          <table:table-cell office:value-type="string" table:style-name="ce1">
            <text:p>ESC. N° 368 GRANADERO JOSE MARIA ROS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5 BAÑADO DE CAUTANA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2- 15399653</text:p>
          </table:table-cell>
          <table:table-cell office:value-type="string" table:style-name="ce1">
            <text:p>BAÑADO DE CAUTAN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36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0889641" table:style-name="ce2">
            <text:p>-3.220.889.641</text:p>
          </table:table-cell>
          <table:table-cell office:value-type="float" office:value="-6550596544" table:style-name="ce2">
            <text:p>-6.550.596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700" table:style-name="ce1">
            <text:p>740044700</text:p>
          </table:table-cell>
          <table:table-cell office:value-type="string" table:style-name="ce1">
            <text:p>ESC. N° 254 GRANADERO DOMING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EZA DE NOVILLO</text:p>
          </table:table-cell>
          <table:table-cell office:value-type="string" table:style-name="ce1">
            <text:p>D5777</text:p>
          </table:table-cell>
          <table:table-cell table:style-name="ce1"/>
          <table:table-cell office:value-type="string" table:style-name="ce1">
            <text:p>CABEZA DE NOVILLO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25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38119255" table:style-name="ce2">
            <text:p>-3.238.119.255</text:p>
          </table:table-cell>
          <table:table-cell office:value-type="float" office:value="-6538616592" table:style-name="ce2">
            <text:p>-6.538.616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4800" table:style-name="ce1">
            <text:p>740044800</text:p>
          </table:table-cell>
          <table:table-cell office:value-type="string" table:style-name="ce1">
            <text:p>ESC. N° 366 GRANADERO VICTOR RIVAR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 PIEDRA ANCHA</text:p>
          </table:table-cell>
          <table:table-cell office:value-type="string" table:style-name="ce1">
            <text:p>D5755</text:p>
          </table:table-cell>
          <table:table-cell table:style-name="ce1"/>
          <table:table-cell office:value-type="string" table:style-name="ce1">
            <text:p>PIEDRA ANCH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36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49449275" table:style-name="ce2">
            <text:p>-3.249.449.275</text:p>
          </table:table-cell>
          <table:table-cell office:value-type="float" office:value="-6570613552" table:style-name="ce2">
            <text:p>-6.570.613.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000" table:style-name="ce1">
            <text:p>740045000</text:p>
          </table:table-cell>
          <table:table-cell office:value-type="string" table:style-name="ce1">
            <text:p>ESC. N° 114 DOCTOR RICARDO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442 SANTO DOMINGO</text:p>
          </table:table-cell>
          <table:table-cell office:value-type="string" table:style-name="ce1">
            <text:p>D5750</text:p>
          </table:table-cell>
          <table:table-cell office:value-type="string" table:style-name="ce1">
            <text:p>02655-421220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11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0577152762719" table:style-name="ce2">
            <text:p>-330.577.152.762.719</text:p>
          </table:table-cell>
          <table:table-cell office:value-type="float" office:value="-65618007764502" table:style-name="ce2">
            <text:p>-65.618.007.764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100" table:style-name="ce1">
            <text:p>740045100</text:p>
          </table:table-cell>
          <table:table-cell office:value-type="string" table:style-name="ce1">
            <text:p>COLEGIO Nº 28 GENERAL JUAN MARTIN DE PUEYRRE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266 CENTRO</text:p>
          </table:table-cell>
          <table:table-cell office:value-type="string" table:style-name="ce1">
            <text:p>D5750</text:p>
          </table:table-cell>
          <table:table-cell office:value-type="string" table:style-name="ce1">
            <text:p>02655-421328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COL28@YAHOO.ES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0555723534684" table:style-name="ce2">
            <text:p>-330.555.723.534.684</text:p>
          </table:table-cell>
          <table:table-cell office:value-type="float" office:value="-656239346273459" table:style-name="ce2">
            <text:p>-656.239.346.273.4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200" table:style-name="ce1">
            <text:p>740045200</text:p>
          </table:table-cell>
          <table:table-cell office:value-type="string" table:style-name="ce1">
            <text:p>ESC.N°357 MAXIMO CAMAR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513</text:p>
          </table:table-cell>
          <table:table-cell office:value-type="string" table:style-name="ce1">
            <text:p>D5750</text:p>
          </table:table-cell>
          <table:table-cell office:value-type="string" table:style-name="ce1">
            <text:p>02655-421327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357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0557153393134" table:style-name="ce2">
            <text:p>-330.557.153.393.134</text:p>
          </table:table-cell>
          <table:table-cell office:value-type="float" office:value="-656274950648675" table:style-name="ce2">
            <text:p>-656.274.950.648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300" table:style-name="ce1">
            <text:p>740045300</text:p>
          </table:table-cell>
          <table:table-cell office:value-type="string" table:style-name="ce1">
            <text:p>COLEGIO Nº 3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BELGRANO 873 CENTRO</text:p>
          </table:table-cell>
          <table:table-cell office:value-type="string" table:style-name="ce1">
            <text:p>D5750</text:p>
          </table:table-cell>
          <table:table-cell office:value-type="string" table:style-name="ce1">
            <text:p>02655-421515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COLEGIO3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053801539244" table:style-name="ce2">
            <text:p>-33.053.801.539.244</text:p>
          </table:table-cell>
          <table:table-cell office:value-type="float" office:value="-65621690366843" table:style-name="ce2">
            <text:p>-65.621.690.366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500" table:style-name="ce1">
            <text:p>740045500</text:p>
          </table:table-cell>
          <table:table-cell office:value-type="string" table:style-name="ce1">
            <text:p>INSTITUTO PRIVADO SUPERIOR COMPUSY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BELGRANO 242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722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NORBERTOPANZA@INFOVIA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3018547800182" table:style-name="ce2">
            <text:p>-333.018.547.800.182</text:p>
          </table:table-cell>
          <table:table-cell office:value-type="float" office:value="-663269344629332" table:style-name="ce2">
            <text:p>-663.269.344.629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600" table:style-name="ce1">
            <text:p>740045600</text:p>
          </table:table-cell>
          <table:table-cell office:value-type="string" table:style-name="ce1">
            <text:p>ESC. N° 371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AVALA ORTIZ 567 EL CRIOLLO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7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682810423066" table:style-name="ce2">
            <text:p>-336.682.810.423.066</text:p>
          </table:table-cell>
          <table:table-cell office:value-type="float" office:value="-654474639785234" table:style-name="ce2">
            <text:p>-654.474.639.785.2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5700" table:style-name="ce1">
            <text:p>740045700</text:p>
          </table:table-cell>
          <table:table-cell office:value-type="string" table:style-name="ce1">
            <text:p>ESCUELA N° 33 VICENTE DUP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ZABALA ORTIZ 185 ESTACI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03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664541490213" table:style-name="ce2">
            <text:p>-336.664.541.490.213</text:p>
          </table:table-cell>
          <table:table-cell office:value-type="float" office:value="-65455821377729" table:style-name="ce2">
            <text:p>-65.455.821.377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100" table:style-name="ce1">
            <text:p>740046100</text:p>
          </table:table-cell>
          <table:table-cell office:value-type="string" table:style-name="ce1">
            <text:p>ESC. N° 50 EULALIO ASTU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DISON Y 25 DE MAYO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258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50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2347599337634" table:style-name="ce2">
            <text:p>-322.347.599.337.634</text:p>
          </table:table-cell>
          <table:table-cell office:value-type="float" office:value="-658003885898497" table:style-name="ce2">
            <text:p>-658.003.885.898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300" table:style-name="ce1">
            <text:p>740046300</text:p>
          </table:table-cell>
          <table:table-cell office:value-type="string" table:style-name="ce1">
            <text:p>ESC.N° 74 GOBERNADOR BENIGNO RODRIGUEZ JUR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S/N CENTRO CONCARAN</text:p>
          </table:table-cell>
          <table:table-cell office:value-type="string" table:style-name="ce1">
            <text:p>D5770</text:p>
          </table:table-cell>
          <table:table-cell office:value-type="string" table:style-name="ce1">
            <text:p>02656-480160</text:p>
          </table:table-cell>
          <table:table-cell office:value-type="string" table:style-name="ce1">
            <text:p>CONCARAN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74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5606044035197" table:style-name="ce2">
            <text:p>-325.606.044.035.197</text:p>
          </table:table-cell>
          <table:table-cell office:value-type="float" office:value="-652427878325938" table:style-name="ce2">
            <text:p>-652.427.878.325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400" table:style-name="ce1">
            <text:p>740046400</text:p>
          </table:table-cell>
          <table:table-cell office:value-type="string" table:style-name="ce1">
            <text:p>ESC. N° 333 INSPECTOR ROSARIO MUÑOZ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RMAS EL ZAPALLAR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EL ZAPALLAR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3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8351144" table:style-name="ce2">
            <text:p>-3.228.351.144</text:p>
          </table:table-cell>
          <table:table-cell office:value-type="float" office:value="-6580227972" table:style-name="ce2">
            <text:p>-6.580.227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500" table:style-name="ce1">
            <text:p>740046500</text:p>
          </table:table-cell>
          <table:table-cell office:value-type="string" table:style-name="ce1">
            <text:p>ESC. N° 298 MINISTRO EDUARDO DARAC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EL RINCON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EL RINCO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6556521" table:style-name="ce2">
            <text:p>-326.556.521</text:p>
          </table:table-cell>
          <table:table-cell office:value-type="float" office:value="-6620161387" table:style-name="ce2">
            <text:p>-6.620.161.3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600" table:style-name="ce1">
            <text:p>740046600</text:p>
          </table:table-cell>
          <table:table-cell office:value-type="string" table:style-name="ce1">
            <text:p>ESC. N° 210 GENERAL PEDERN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ESQUINA</text:p>
          </table:table-cell>
          <table:table-cell office:value-type="string" table:style-name="ce1">
            <text:p>D5759</text:p>
          </table:table-cell>
          <table:table-cell office:value-type="string" table:style-name="ce1">
            <text:p>02657-15648898</text:p>
          </table:table-cell>
          <table:table-cell office:value-type="string" table:style-name="ce1">
            <text:p>LA ESQUINA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1414847646299" table:style-name="ce2">
            <text:p>-331.414.847.646.299</text:p>
          </table:table-cell>
          <table:table-cell office:value-type="float" office:value="-653746164457243" table:style-name="ce2">
            <text:p>-653.746.164.457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700" table:style-name="ce1">
            <text:p>740046700</text:p>
          </table:table-cell>
          <table:table-cell office:value-type="string" table:style-name="ce1">
            <text:p>ESC. N° 11 2 DE ABR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ECTORA NORTE Nº7 KM 697 CIUDAD JARDIN RUTA NAC.7 - KM. 697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698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6429579171137" table:style-name="ce2">
            <text:p>-336.429.579.171.137</text:p>
          </table:table-cell>
          <table:table-cell office:value-type="float" office:value="-654755943653409" table:style-name="ce2">
            <text:p>-654.755.943.653.4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6800" table:style-name="ce1">
            <text:p>740046800</text:p>
          </table:table-cell>
          <table:table-cell office:value-type="string" table:style-name="ce1">
            <text:p>ESC. Nº 44 ABRAHAM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 S/N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CORONEL ALZOGARAY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4478977099803" table:style-name="ce2">
            <text:p>-334.478.977.099.803</text:p>
          </table:table-cell>
          <table:table-cell office:value-type="float" office:value="-655540435925998" table:style-name="ce2">
            <text:p>-655.540.435.925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000" table:style-name="ce1">
            <text:p>740047000</text:p>
          </table:table-cell>
          <table:table-cell office:value-type="string" table:style-name="ce1">
            <text:p>ESC. N° 107 CORNELIO SAAV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ANCA ALTA</text:p>
          </table:table-cell>
          <table:table-cell office:value-type="string" table:style-name="ce1">
            <text:p>D5755</text:p>
          </table:table-cell>
          <table:table-cell table:style-name="ce1"/>
          <table:table-cell office:value-type="string" table:style-name="ce1">
            <text:p>BARRANCA ALTA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ESCUELA10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3300123695206" table:style-name="ce2">
            <text:p>-323.300.123.695.206</text:p>
          </table:table-cell>
          <table:table-cell office:value-type="float" office:value="-656358594482736" table:style-name="ce2">
            <text:p>-656.358.594.482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100" table:style-name="ce1">
            <text:p>740047100</text:p>
          </table:table-cell>
          <table:table-cell office:value-type="string" table:style-name="ce1">
            <text:p>COLEGIO Nº 19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975 PABLO DIAZ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627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N19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726767936603" table:style-name="ce2">
            <text:p>-336.726.767.936.603</text:p>
          </table:table-cell>
          <table:table-cell office:value-type="float" office:value="-654834728626428" table:style-name="ce2">
            <text:p>-654.834.728.626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200" table:style-name="ce1">
            <text:p>740047200</text:p>
          </table:table-cell>
          <table:table-cell office:value-type="string" table:style-name="ce1">
            <text:p>COLEGIO Nº 13 PROFESOR ROBERTO MOY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OS NOGALES Y VIRGEN DEL CARMEN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59740</text:p>
          </table:table-cell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13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2865710265884" table:style-name="ce2">
            <text:p>-332.865.710.265.884</text:p>
          </table:table-cell>
          <table:table-cell office:value-type="float" office:value="-662562949371593" table:style-name="ce2">
            <text:p>-662.562.949.371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300" table:style-name="ce1">
            <text:p>740047300</text:p>
          </table:table-cell>
          <table:table-cell office:value-type="string" table:style-name="ce1">
            <text:p>ESC. N° 46 GOBERNADOR LEON GUILL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446 SAN ANTONI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41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36879107519424" table:style-name="ce2">
            <text:p>-336.879.107.519.424</text:p>
          </table:table-cell>
          <table:table-cell office:value-type="float" office:value="-654762230275838" table:style-name="ce2">
            <text:p>-654.762.230.275.8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400" table:style-name="ce1">
            <text:p>740047400</text:p>
          </table:table-cell>
          <table:table-cell office:value-type="string" table:style-name="ce1">
            <text:p>INSTITUTO CULTURAL ARGENT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ALRIC 374 LAS MIRAND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18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NSTITUTO@ARNET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36863923307658" table:style-name="ce2">
            <text:p>-336.863.923.307.658</text:p>
          </table:table-cell>
          <table:table-cell office:value-type="float" office:value="-654659140022556" table:style-name="ce2">
            <text:p>-654.659.140.022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500" table:style-name="ce1">
            <text:p>740047500</text:p>
          </table:table-cell>
          <table:table-cell office:value-type="string" table:style-name="ce1">
            <text:p>ESC. N° 31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339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197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893523972135" table:style-name="ce2">
            <text:p>-336.893.523.972.135</text:p>
          </table:table-cell>
          <table:table-cell office:value-type="float" office:value="-654654189915822" table:style-name="ce2">
            <text:p>-654.654.189.915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7800" table:style-name="ce1">
            <text:p>740047800</text:p>
          </table:table-cell>
          <table:table-cell office:value-type="string" table:style-name="ce1">
            <text:p>ESC. N° 411 PROFESORA CARMEN VERA ARENAS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 JUAN JORBA</text:p>
          </table:table-cell>
          <table:table-cell office:value-type="string" table:style-name="ce1">
            <text:p>D5731</text:p>
          </table:table-cell>
          <table:table-cell table:style-name="ce1"/>
          <table:table-cell office:value-type="string" table:style-name="ce1">
            <text:p>JUAN JORB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1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6131418702042" table:style-name="ce2">
            <text:p>-336.131.418.702.042</text:p>
          </table:table-cell>
          <table:table-cell office:value-type="float" office:value="-652688635732787" table:style-name="ce2">
            <text:p>-652.688.635.732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000" table:style-name="ce1">
            <text:p>740048000</text:p>
          </table:table-cell>
          <table:table-cell office:value-type="string" table:style-name="ce1">
            <text:p>ESCUELA N° 38 GENERAL PABL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D5731</text:p>
          </table:table-cell>
          <table:table-cell table:style-name="ce1"/>
          <table:table-cell office:value-type="string" table:style-name="ce1">
            <text:p>SAN JOSE DEL MORRO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2119521387026" table:style-name="ce2">
            <text:p>-332.119.521.387.026</text:p>
          </table:table-cell>
          <table:table-cell office:value-type="float" office:value="-654915507691685" table:style-name="ce2">
            <text:p>-654.915.507.691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200" table:style-name="ce1">
            <text:p>740048200</text:p>
          </table:table-cell>
          <table:table-cell office:value-type="string" table:style-name="ce1">
            <text:p>ESC. N° 378 PROFESORA CELMIRA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76 S/N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CANDELARI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7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9383050474878" table:style-name="ce2">
            <text:p>-319.383.050.474.878</text:p>
          </table:table-cell>
          <table:table-cell office:value-type="float" office:value="-657236262634164" table:style-name="ce2">
            <text:p>-657.236.262.634.1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300" table:style-name="ce1">
            <text:p>740048300</text:p>
          </table:table-cell>
          <table:table-cell office:value-type="string" table:style-name="ce1">
            <text:p>ESC. N° 316 MAESTRA CARMEN FLORES DE NIÑ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EDULA CANDELARIA</text:p>
          </table:table-cell>
          <table:table-cell office:value-type="string" table:style-name="ce1">
            <text:p>D57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1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3496514640192" table:style-name="ce2">
            <text:p>-323.496.514.640.192</text:p>
          </table:table-cell>
          <table:table-cell office:value-type="float" office:value="-667266327912252" table:style-name="ce2">
            <text:p>-667.266.327.912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400" table:style-name="ce1">
            <text:p>740048400</text:p>
          </table:table-cell>
          <table:table-cell office:value-type="string" table:style-name="ce1">
            <text:p>ESC. N° 236 VICEDIRECTORA JUANA BELZUN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OTIJA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LA BOTIJ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3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23779512" table:style-name="ce2">
            <text:p>-3.223.779.512</text:p>
          </table:table-cell>
          <table:table-cell office:value-type="float" office:value="-6657895642" table:style-name="ce2">
            <text:p>-6.657.895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500" table:style-name="ce1">
            <text:p>740048500</text:p>
          </table:table-cell>
          <table:table-cell office:value-type="string" table:style-name="ce1">
            <text:p>ESC. N° 430 VICEDIRECTOR ALFREDO DOMIN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</text:p>
          </table:table-cell>
          <table:table-cell office:value-type="string" table:style-name="ce1">
            <text:p>D5705</text:p>
          </table:table-cell>
          <table:table-cell table:style-name="ce1"/>
          <table:table-cell office:value-type="string" table:style-name="ce1">
            <text:p>SANTO DOMING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43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8973633310749" table:style-name="ce2">
            <text:p>-318.973.633.310.749</text:p>
          </table:table-cell>
          <table:table-cell office:value-type="float" office:value="-656491557457839" table:style-name="ce2">
            <text:p>-656.491.557.457.8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700" table:style-name="ce1">
            <text:p>740048700</text:p>
          </table:table-cell>
          <table:table-cell office:value-type="string" table:style-name="ce1">
            <text:p>ESC. N° 198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 DE CANTANTAL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SANTA ROSA DE CATANTAL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19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33294095" table:style-name="ce2">
            <text:p>-3.233.294.095</text:p>
          </table:table-cell>
          <table:table-cell office:value-type="float" office:value="-6691334013" table:style-name="ce2">
            <text:p>-6.691.334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800" table:style-name="ce1">
            <text:p>740048800</text:p>
          </table:table-cell>
          <table:table-cell office:value-type="string" table:style-name="ce1">
            <text:p>ESC.N°329 DIRECTOR PEDRO BIANCH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BALDE DE AZCURRA</text:p>
          </table:table-cell>
          <table:table-cell office:value-type="string" table:style-name="ce1">
            <text:p>D5707</text:p>
          </table:table-cell>
          <table:table-cell table:style-name="ce1"/>
          <table:table-cell office:value-type="string" table:style-name="ce1">
            <text:p>BALDE DE AZCURR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29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1365131493381" table:style-name="ce2">
            <text:p>-321.365.131.493.381</text:p>
          </table:table-cell>
          <table:table-cell office:value-type="float" office:value="-66854453887488" table:style-name="ce2">
            <text:p>-66.854.453.887.4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8900" table:style-name="ce1">
            <text:p>740048900</text:p>
          </table:table-cell>
          <table:table-cell office:value-type="string" table:style-name="ce1">
            <text:p>ESC. N° 61 DOMINGO MATHE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29 SAN ROQUE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SAN ROQUE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61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15448797" table:style-name="ce2">
            <text:p>-3.215.448.797</text:p>
          </table:table-cell>
          <table:table-cell office:value-type="float" office:value="-6696257853" table:style-name="ce2">
            <text:p>-6.696.257.8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200" table:style-name="ce1">
            <text:p>740049200</text:p>
          </table:table-cell>
          <table:table-cell office:value-type="string" table:style-name="ce1">
            <text:p>ESC. N° 385 GRANADERO JULIAN FRE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SIFON-(CONCARAN)</text:p>
          </table:table-cell>
          <table:table-cell office:value-type="string" table:style-name="ce1">
            <text:p>D5770</text:p>
          </table:table-cell>
          <table:table-cell table:style-name="ce1"/>
          <table:table-cell office:value-type="string" table:style-name="ce1">
            <text:p>EL SIFON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8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851934079751" table:style-name="ce2">
            <text:p>-325.851.934.079.751</text:p>
          </table:table-cell>
          <table:table-cell office:value-type="float" office:value="-652377611303891" table:style-name="ce2">
            <text:p>-652.377.611.303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300" table:style-name="ce1">
            <text:p>740049300</text:p>
          </table:table-cell>
          <table:table-cell office:value-type="string" table:style-name="ce1">
            <text:p>ESC. N° 325 GRANADERO PEDRO LUCAS CACE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 N°6 LOS QUEBRACHOS</text:p>
          </table:table-cell>
          <table:table-cell office:value-type="string" table:style-name="ce1">
            <text:p>D5770</text:p>
          </table:table-cell>
          <table:table-cell table:style-name="ce1"/>
          <table:table-cell office:value-type="string" table:style-name="ce1">
            <text:p>SAN PABL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32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5301470206732" table:style-name="ce2">
            <text:p>-325.301.470.206.732</text:p>
          </table:table-cell>
          <table:table-cell office:value-type="float" office:value="-653294578955697" table:style-name="ce2">
            <text:p>-653.294.578.955.6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400" table:style-name="ce1">
            <text:p>740049400</text:p>
          </table:table-cell>
          <table:table-cell office:value-type="string" table:style-name="ce1">
            <text:p>ESC. N° 197-TENIENTE MANUEL FELIX ORIGO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CANAL NORTE</text:p>
          </table:table-cell>
          <table:table-cell office:value-type="string" table:style-name="ce1">
            <text:p>D5770</text:p>
          </table:table-cell>
          <table:table-cell office:value-type="string" table:style-name="ce1">
            <text:p>02652-15652423</text:p>
          </table:table-cell>
          <table:table-cell office:value-type="string" table:style-name="ce1">
            <text:p>CONCARAN</text:p>
          </table:table-cell>
          <table:table-cell office:value-type="string" table:style-name="ce1">
            <text:p>CHACAB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5316535324981" table:style-name="ce2">
            <text:p>-325.316.535.324.981</text:p>
          </table:table-cell>
          <table:table-cell office:value-type="float" office:value="-652405965276314" table:style-name="ce2">
            <text:p>-652.405.965.276.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500" table:style-name="ce1">
            <text:p>740049500</text:p>
          </table:table-cell>
          <table:table-cell office:value-type="string" table:style-name="ce1">
            <text:p>CENTRO EDUCATIVO Nº 25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GRAL. SAN MARTIN S/N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NOGOLI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CENTROEDUCATIVO2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91648218" table:style-name="ce2">
            <text:p>-3.291.648.218</text:p>
          </table:table-cell>
          <table:table-cell office:value-type="float" office:value="-6632499389" table:style-name="ce2">
            <text:p>-6.632.499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800" table:style-name="ce1">
            <text:p>740049800</text:p>
          </table:table-cell>
          <table:table-cell office:value-type="string" table:style-name="ce1">
            <text:p>ESC. N°219 ANDREA DEL CARMEN FERNANDEZ DE GODOY VE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S/N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TALIT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1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25015608" table:style-name="ce2">
            <text:p>-3.225.015.608</text:p>
          </table:table-cell>
          <table:table-cell office:value-type="float" office:value="-6558308641" table:style-name="ce2">
            <text:p>-6.558.308.6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49900" table:style-name="ce1">
            <text:p>740049900</text:p>
          </table:table-cell>
          <table:table-cell office:value-type="string" table:style-name="ce1">
            <text:p>ESC. N° 295 MAESTRA ENRIQUETA SARMIENTO DE AMOD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ESCUDERO</text:p>
          </table:table-cell>
          <table:table-cell office:value-type="string" table:style-name="ce1">
            <text:p>D5715</text:p>
          </table:table-cell>
          <table:table-cell table:style-name="ce1"/>
          <table:table-cell office:value-type="string" table:style-name="ce1">
            <text:p>BALDE DE ESCUDER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29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09212653" table:style-name="ce2">
            <text:p>-3.209.212.653</text:p>
          </table:table-cell>
          <table:table-cell office:value-type="float" office:value="-6556649133" table:style-name="ce2">
            <text:p>-6.556.649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000" table:style-name="ce1">
            <text:p>740050000</text:p>
          </table:table-cell>
          <table:table-cell office:value-type="string" table:style-name="ce1">
            <text:p>ESC. N° 35 GRANADERO BASILIO BUS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RUTA 11 RIO QUINTO</text:p>
          </table:table-cell>
          <table:table-cell office:value-type="string" table:style-name="ce1">
            <text:p>D5738</text:p>
          </table:table-cell>
          <table:table-cell table:style-name="ce1"/>
          <table:table-cell office:value-type="string" table:style-name="ce1">
            <text:p>RIO QUINTO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5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8502052260623" table:style-name="ce2">
            <text:p>-338.502.052.260.623</text:p>
          </table:table-cell>
          <table:table-cell office:value-type="float" office:value="-652765475153146" table:style-name="ce2">
            <text:p>-652.765.475.153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100" table:style-name="ce1">
            <text:p>740050100</text:p>
          </table:table-cell>
          <table:table-cell office:value-type="string" table:style-name="ce1">
            <text:p>ESC. N° 324 FELISA MUÑOZ DE FOURCA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ZA MUÑOZ DE FOURCADE S/N LAVAISSE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LAVAISSE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24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8203232353326" table:style-name="ce2">
            <text:p>-338.203.232.353.326</text:p>
          </table:table-cell>
          <table:table-cell office:value-type="float" office:value="-654270306300588" table:style-name="ce2">
            <text:p>-654.270.306.300.5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200" table:style-name="ce1">
            <text:p>740050200</text:p>
          </table:table-cell>
          <table:table-cell office:value-type="string" table:style-name="ce1">
            <text:p>HOGAR N° 22 GOBERNADOR LAUREANO LANDABU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ALTO PELADO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ALTO PELADO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HOGAR2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38370697" table:style-name="ce2">
            <text:p>-338.370.697</text:p>
          </table:table-cell>
          <table:table-cell office:value-type="float" office:value="-6613771711" table:style-name="ce2">
            <text:p>-6.613.771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400" table:style-name="ce1">
            <text:p>740050400</text:p>
          </table:table-cell>
          <table:table-cell office:value-type="string" table:style-name="ce1">
            <text:p>HOGAR N° 4 JOSE MARIA TISS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 DEL GIGANTE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SANTA ROSA DEL GIGANTE</text:p>
          </table:table-cell>
          <table:table-cell office:value-type="string" table:style-name="ce1">
            <text:p>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905965705411" table:style-name="ce2">
            <text:p>-329.905.965.705.411</text:p>
          </table:table-cell>
          <table:table-cell office:value-type="float" office:value="-668140366443439" table:style-name="ce2">
            <text:p>-668.140.366.443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500" table:style-name="ce1">
            <text:p>740050500</text:p>
          </table:table-cell>
          <table:table-cell office:value-type="string" table:style-name="ce1">
            <text:p>ESC. N° 380 GRANADERO VALENTIN DOMIN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146 A 15 KM DE LA CIUDAD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POZO DEL CARRIL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8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2004979408856" table:style-name="ce2">
            <text:p>-332.004.979.408.856</text:p>
          </table:table-cell>
          <table:table-cell office:value-type="float" office:value="-663528238194471" table:style-name="ce2">
            <text:p>-663.528.238.194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600" table:style-name="ce1">
            <text:p>740050600</text:p>
          </table:table-cell>
          <table:table-cell office:value-type="string" table:style-name="ce1">
            <text:p>CENTRO EDUCATIVO Nº 16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VIO CADELAGO Y MONSEÑOR DI PASQUO S/N</text:p>
          </table:table-cell>
          <table:table-cell office:value-type="string" table:style-name="ce1">
            <text:p>D5721</text:p>
          </table:table-cell>
          <table:table-cell table:style-name="ce1"/>
          <table:table-cell office:value-type="string" table:style-name="ce1">
            <text:p>BEAZLE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ALVIOCADELAG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7564116034202" table:style-name="ce2">
            <text:p>-337.564.116.034.202</text:p>
          </table:table-cell>
          <table:table-cell office:value-type="float" office:value="-666448281011974" table:style-name="ce2">
            <text:p>-666.448.281.011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0900" table:style-name="ce1">
            <text:p>740050900</text:p>
          </table:table-cell>
          <table:table-cell office:value-type="string" table:style-name="ce1">
            <text:p>ESCUELA DE JORNADA COMPLETA N° 436 JUAN JOSE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RILLA</text:p>
          </table:table-cell>
          <table:table-cell office:value-type="string" table:style-name="ce1">
            <text:p>D5724</text:p>
          </table:table-cell>
          <table:table-cell office:value-type="string" table:style-name="ce1">
            <text:p>02652-431511</text:p>
          </table:table-cell>
          <table:table-cell office:value-type="string" table:style-name="ce1">
            <text:p>JARILLA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339747308" table:style-name="ce2">
            <text:p>-3.339.747.308</text:p>
          </table:table-cell>
          <table:table-cell office:value-type="float" office:value="-6702230713" table:style-name="ce2">
            <text:p>-6.702.230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1000" table:style-name="ce1">
            <text:p>740051000</text:p>
          </table:table-cell>
          <table:table-cell office:value-type="string" table:style-name="ce1">
            <text:p>HOGAR ESCUELA N° 20 POLICIA PU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LA ESTANCIA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BELLA ESTANCIA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HOGAR2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8188624645794" table:style-name="ce2">
            <text:p>-328.188.624.645.794</text:p>
          </table:table-cell>
          <table:table-cell office:value-type="float" office:value="-666427145357585" table:style-name="ce2">
            <text:p>-666.427.145.357.5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1100" table:style-name="ce1">
            <text:p>740051100</text:p>
          </table:table-cell>
          <table:table-cell office:value-type="string" table:style-name="ce1">
            <text:p>ESC. N° 224 MINISTRO VICTOR GUIÑAZ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BOL SOLO</text:p>
          </table:table-cell>
          <table:table-cell office:value-type="string" table:style-name="ce1">
            <text:p>D5703</text:p>
          </table:table-cell>
          <table:table-cell table:style-name="ce1"/>
          <table:table-cell office:value-type="string" table:style-name="ce1">
            <text:p>ARBOL SOLO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22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52213375" table:style-name="ce2">
            <text:p>-3.252.213.375</text:p>
          </table:table-cell>
          <table:table-cell office:value-type="float" office:value="-6648595015" table:style-name="ce2">
            <text:p>-6.648.595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1600" table:style-name="ce1">
            <text:p>740051600</text:p>
          </table:table-cell>
          <table:table-cell office:value-type="string" table:style-name="ce1">
            <text:p>ESC.N°323 JUAN W.G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W.GEZ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JUAN W. GEZ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32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3909752127021" table:style-name="ce2">
            <text:p>-333.909.752.127.021</text:p>
          </table:table-cell>
          <table:table-cell office:value-type="float" office:value="-661322831796652" table:style-name="ce2">
            <text:p>-661.322.831.796.6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1700" table:style-name="ce1">
            <text:p>740051700</text:p>
          </table:table-cell>
          <table:table-cell office:value-type="string" table:style-name="ce1">
            <text:p>ESC. N° 192 MAESTRO RURAL PUNT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7. CAMINO DONOVAN DANIEL DONOVAN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DANIEL DONOVAN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19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3420464320009" table:style-name="ce2">
            <text:p>-333.420.464.320.009</text:p>
          </table:table-cell>
          <table:table-cell office:value-type="float" office:value="-66228894185802" table:style-name="ce2">
            <text:p>-66.228.894.185.8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1800" table:style-name="ce1">
            <text:p>740051800</text:p>
          </table:table-cell>
          <table:table-cell office:value-type="string" table:style-name="ce1">
            <text:p>COLEGIO PARA ADULTOS Nº 3 TOMAS BA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319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242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3BARAS@SANLUIS.GOV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301653725838" table:style-name="ce2">
            <text:p>-33.301.653.725.838</text:p>
          </table:table-cell>
          <table:table-cell office:value-type="float" office:value="-663278129328094" table:style-name="ce2">
            <text:p>-663.278.129.328.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100" table:style-name="ce1">
            <text:p>740052100</text:p>
          </table:table-cell>
          <table:table-cell office:value-type="string" table:style-name="ce1">
            <text:p>ESC. N°148 PROVINCIA DE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GE NEWBERY EXTREMO ESTE S/N EXTREMO ESTE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148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1" table:style-name="ce1">
            <text:p>41</text:p>
          </table:table-cell>
          <table:table-cell office:value-type="float" office:value="-337036948145824" table:style-name="ce2">
            <text:p>-337.036.948.145.824</text:p>
          </table:table-cell>
          <table:table-cell office:value-type="float" office:value="-654218962237267" table:style-name="ce2">
            <text:p>-654.218.962.237.2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300" table:style-name="ce1">
            <text:p>740052300</text:p>
          </table:table-cell>
          <table:table-cell office:value-type="string" table:style-name="ce1">
            <text:p>ESC. N° 272 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645 PRINGLES</text:p>
          </table:table-cell>
          <table:table-cell office:value-type="string" table:style-name="ce1">
            <text:p>D5738</text:p>
          </table:table-cell>
          <table:table-cell office:value-type="string" table:style-name="ce1">
            <text:p>02657-480824</text:p>
          </table:table-cell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27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8637702843011" table:style-name="ce2">
            <text:p>-338.637.702.843.011</text:p>
          </table:table-cell>
          <table:table-cell office:value-type="float" office:value="-651785988951795" table:style-name="ce2">
            <text:p>-651.785.988.951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400" table:style-name="ce1">
            <text:p>740052400</text:p>
          </table:table-cell>
          <table:table-cell office:value-type="string" table:style-name="ce1">
            <text:p>ESC. N° 37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TE. JUAN DOMINGO PERON 293 LAS FLORES JUSTO DARACT</text:p>
          </table:table-cell>
          <table:table-cell office:value-type="string" table:style-name="ce1">
            <text:p>D5738</text:p>
          </table:table-cell>
          <table:table-cell office:value-type="string" table:style-name="ce1">
            <text:p>02657-480155</text:p>
          </table:table-cell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37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8575841951187" table:style-name="ce2">
            <text:p>-338.575.841.951.187</text:p>
          </table:table-cell>
          <table:table-cell office:value-type="float" office:value="-651886768800828" table:style-name="ce2">
            <text:p>-651.886.768.800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500" table:style-name="ce1">
            <text:p>740052500</text:p>
          </table:table-cell>
          <table:table-cell office:value-type="string" table:style-name="ce1">
            <text:p>ESC. N° 82 GENERAL LAS HE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NDES S/N NORTE</text:p>
          </table:table-cell>
          <table:table-cell office:value-type="string" table:style-name="ce1">
            <text:p>D5738</text:p>
          </table:table-cell>
          <table:table-cell table:style-name="ce1"/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8621348567364" table:style-name="ce2">
            <text:p>-338.621.348.567.364</text:p>
          </table:table-cell>
          <table:table-cell office:value-type="float" office:value="-651720397701433" table:style-name="ce2">
            <text:p>-651.720.397.701.4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800" table:style-name="ce1">
            <text:p>740052800</text:p>
          </table:table-cell>
          <table:table-cell office:value-type="string" table:style-name="ce1">
            <text:p>ESC. N° 251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UL B.DIAZ 1058 CENTRO TILISARAO</text:p>
          </table:table-cell>
          <table:table-cell office:value-type="string" table:style-name="ce1">
            <text:p>D5773</text:p>
          </table:table-cell>
          <table:table-cell office:value-type="string" table:style-name="ce1">
            <text:p>02656-420238</text:p>
          </table:table-cell>
          <table:table-cell office:value-type="string" table:style-name="ce1">
            <text:p>TILISARA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251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7339379889414" table:style-name="ce2">
            <text:p>-327.339.379.889.414</text:p>
          </table:table-cell>
          <table:table-cell office:value-type="float" office:value="-65289478902569" table:style-name="ce2">
            <text:p>-65.289.478.902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2900" table:style-name="ce1">
            <text:p>740052900</text:p>
          </table:table-cell>
          <table:table-cell office:value-type="string" table:style-name="ce1">
            <text:p>ESC. N° 417 GRANADERO FLORENCIO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Y TUCUMAN LA RANA</text:p>
          </table:table-cell>
          <table:table-cell office:value-type="string" table:style-name="ce1">
            <text:p>D5773</text:p>
          </table:table-cell>
          <table:table-cell office:value-type="string" table:style-name="ce1">
            <text:p>02656-420803</text:p>
          </table:table-cell>
          <table:table-cell office:value-type="string" table:style-name="ce1">
            <text:p>TILISARA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ESCUELA417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7394982734284" table:style-name="ce2">
            <text:p>-327.394.982.734.284</text:p>
          </table:table-cell>
          <table:table-cell office:value-type="float" office:value="-652967057377855" table:style-name="ce2">
            <text:p>-652.967.057.377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100" table:style-name="ce1">
            <text:p>740053100</text:p>
          </table:table-cell>
          <table:table-cell office:value-type="string" table:style-name="ce1">
            <text:p>COLEGIO NTRA. SRA INMACULADA DE TILISARA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EOFE DOMINGUEZ Y SAN MARTIN</text:p>
          </table:table-cell>
          <table:table-cell office:value-type="string" table:style-name="ce1">
            <text:p>D5773</text:p>
          </table:table-cell>
          <table:table-cell office:value-type="string" table:style-name="ce1">
            <text:p>02656-420632</text:p>
          </table:table-cell>
          <table:table-cell office:value-type="string" table:style-name="ce1">
            <text:p>TILISARA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INMACULADATILISARA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7326983097277" table:style-name="ce2">
            <text:p>-327.326.983.097.277</text:p>
          </table:table-cell>
          <table:table-cell office:value-type="float" office:value="-652915283985077" table:style-name="ce2">
            <text:p>-652.915.283.985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300" table:style-name="ce1">
            <text:p>740053300</text:p>
          </table:table-cell>
          <table:table-cell office:value-type="string" table:style-name="ce1">
            <text:p>COLEGIO Nº 14 MTRO.DEL SUP.TRIB.DE JUST.DR. LUIS ANGEL LU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UCE EX. RUTA NAC. 7 Y PCIAL N°2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14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36781365365289" table:style-name="ce2">
            <text:p>-336.781.365.365.289</text:p>
          </table:table-cell>
          <table:table-cell office:value-type="float" office:value="-655055910564986" table:style-name="ce2">
            <text:p>-655.055.910.564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400" table:style-name="ce1">
            <text:p>740053400</text:p>
          </table:table-cell>
          <table:table-cell office:value-type="string" table:style-name="ce1">
            <text:p>HOGAR JARDIN N° 2 DOCTOR RICARDO ZAVALA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LA RIOJA ALMIRANTE BROW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1640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6757423197702" table:style-name="ce2">
            <text:p>-336.757.423.197.702</text:p>
          </table:table-cell>
          <table:table-cell office:value-type="float" office:value="-654596930544645" table:style-name="ce2">
            <text:p>-654.596.930.544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500" table:style-name="ce1">
            <text:p>740053500</text:p>
          </table:table-cell>
          <table:table-cell office:value-type="string" table:style-name="ce1">
            <text:p>INSTITUTO SUPERIOR DE LENGUA INGLESA NIVEL TERCIAR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ITRE 617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178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SLI@CSI.VMERCEDE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6839192570082" table:style-name="ce2">
            <text:p>-336.839.192.570.082</text:p>
          </table:table-cell>
          <table:table-cell office:value-type="float" office:value="-654642719424079" table:style-name="ce2">
            <text:p>-654.642.719.424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600" table:style-name="ce1">
            <text:p>740053600</text:p>
          </table:table-cell>
          <table:table-cell office:value-type="string" table:style-name="ce1">
            <text:p>COLEGIO Nº 8 MAURICIO PASTOR DARAC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TE. ILLIA 347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8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3004441607744" table:style-name="ce2">
            <text:p>-333.004.441.607.744</text:p>
          </table:table-cell>
          <table:table-cell office:value-type="float" office:value="-663438977631706" table:style-name="ce2">
            <text:p>-663.438.977.631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601" table:style-name="ce1">
            <text:p>740053601</text:p>
          </table:table-cell>
          <table:table-cell office:value-type="string" table:style-name="ce1">
            <text:p>COLEGIO Nº 8 MAURICIO PASTOR DARAC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TE ILLIA 347</text:p>
          </table:table-cell>
          <table:table-cell table:number-columns-repeated="2"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700" table:style-name="ce1">
            <text:p>740053700</text:p>
          </table:table-cell>
          <table:table-cell office:value-type="string" table:style-name="ce1">
            <text:p>COLEGIO SECUNDARIO SAN LUIS R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PE VELAZQUEZ 471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6383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SECUNDARIOSANLUISREY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95951504915" table:style-name="ce2">
            <text:p>-332.995.951.504.915</text:p>
          </table:table-cell>
          <table:table-cell office:value-type="float" office:value="-663200214831556" table:style-name="ce2">
            <text:p>-663.200.214.831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3800" table:style-name="ce1">
            <text:p>740053800</text:p>
          </table:table-cell>
          <table:table-cell office:value-type="string" table:style-name="ce1">
            <text:p>COLEGIO PRIVADO SAN FRANCISCO DE AS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SIDENTE PERON 161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5262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SAN_FRANCISCOCOL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23444898050005" table:style-name="ce2">
            <text:p>-323.444.898.050.005</text:p>
          </table:table-cell>
          <table:table-cell office:value-type="float" office:value="-650164279874136" table:style-name="ce2">
            <text:p>-650.164.279.874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100" table:style-name="ce1">
            <text:p>740054100</text:p>
          </table:table-cell>
          <table:table-cell office:value-type="string" table:style-name="ce1">
            <text:p>COLEGIO Nº 15 INGENIERO AGUSTIN MERCA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25 DE MAYO 1350 COL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171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_N15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6699565234169" table:style-name="ce2">
            <text:p>-336.699.565.234.169</text:p>
          </table:table-cell>
          <table:table-cell office:value-type="float" office:value="-654667823657315" table:style-name="ce2">
            <text:p>-654.667.823.657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101" table:style-name="ce1">
            <text:p>740054101</text:p>
          </table:table-cell>
          <table:table-cell office:value-type="string" table:style-name="ce1">
            <text:p>COLEGIO Nº 15 INGENIERO AGUSTIN MERCA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25 DE MAYO 1350 COLON</text:p>
          </table:table-cell>
          <table:table-cell table:number-columns-repeated="2"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_n15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200" table:style-name="ce1">
            <text:p>740054200</text:p>
          </table:table-cell>
          <table:table-cell office:value-type="string" table:style-name="ce1">
            <text:p>INSTITUTO SAN JO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Y SAN MARTIN</text:p>
          </table:table-cell>
          <table:table-cell office:value-type="string" table:style-name="ce1">
            <text:p>D5711</text:p>
          </table:table-cell>
          <table:table-cell office:value-type="string" table:style-name="ce1">
            <text:p>02651-470138</text:p>
          </table:table-cell>
          <table:table-cell office:value-type="string" table:style-name="ce1">
            <text:p>QUINE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SANJOSE@COOPQUINES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22355112310613" table:style-name="ce2">
            <text:p>-322.355.112.310.613</text:p>
          </table:table-cell>
          <table:table-cell office:value-type="float" office:value="-658042076944087" table:style-name="ce2">
            <text:p>-658.042.076.944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300" table:style-name="ce1">
            <text:p>740054300</text:p>
          </table:table-cell>
          <table:table-cell office:value-type="string" table:style-name="ce1">
            <text:p>COLEGIO N° 18 NICOLASA BERRONDO 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MESTRE 1325 COL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6273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OLEGIO18@SANLUI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36697150306562" table:style-name="ce2">
            <text:p>-336.697.150.306.562</text:p>
          </table:table-cell>
          <table:table-cell office:value-type="float" office:value="-654687684197044" table:style-name="ce2">
            <text:p>-654.687.684.197.0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301" table:style-name="ce1">
            <text:p>740054301</text:p>
          </table:table-cell>
          <table:table-cell office:value-type="string" table:style-name="ce1">
            <text:p>COLEGIO N° 18 NICOLASA BERRONDO 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MESTRE 1325</text:p>
          </table:table-cell>
          <table:table-cell table:number-columns-repeated="2"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400" table:style-name="ce1">
            <text:p>740054400</text:p>
          </table:table-cell>
          <table:table-cell office:value-type="string" table:style-name="ce1">
            <text:p>INSTITUTO SAN FRANCISCO DE AS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EL VIENTO CHORRILLERO 2361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50314</text:p>
          </table:table-cell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ANFRANCISCOSANLUIS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863325552075" table:style-name="ce2">
            <text:p>-332.863.325.552.075</text:p>
          </table:table-cell>
          <table:table-cell office:value-type="float" office:value="-662565774771237" table:style-name="ce2">
            <text:p>-662.565.774.771.2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500" table:style-name="ce1">
            <text:p>740054500</text:p>
          </table:table-cell>
          <table:table-cell office:value-type="string" table:style-name="ce1">
            <text:p>JARDIN DE INFANTES N° 5 MARIA EDELMIRA ALRIC DE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.MORENO Y J.MALDONADO EL HORNERO ANEX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5098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5CASTILLO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3137060766069" table:style-name="ce2">
            <text:p>-333.137.060.766.069</text:p>
          </table:table-cell>
          <table:table-cell office:value-type="float" office:value="-66318492270946" table:style-name="ce2">
            <text:p>-66.318.492.270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4600" table:style-name="ce1">
            <text:p>740054600</text:p>
          </table:table-cell>
          <table:table-cell office:value-type="string" table:style-name="ce1">
            <text:p>ESC. N° 24 PANCHA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Y MALDONADO EL HORNE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653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24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3145431610178" table:style-name="ce2">
            <text:p>-333.145.431.610.178</text:p>
          </table:table-cell>
          <table:table-cell office:value-type="float" office:value="-663186001706771" table:style-name="ce2">
            <text:p>-663.186.001.706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5200" table:style-name="ce1">
            <text:p>740055200</text:p>
          </table:table-cell>
          <table:table-cell office:value-type="string" table:style-name="ce1">
            <text:p>ESC. N° 208 DIRECTORA HAYDEE ETCHEVERRY DE S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DE LOS CHAÑARES</text:p>
          </table:table-cell>
          <table:table-cell office:value-type="string" table:style-name="ce1">
            <text:p>D5750</text:p>
          </table:table-cell>
          <table:table-cell table:style-name="ce1"/>
          <table:table-cell office:value-type="string" table:style-name="ce1">
            <text:p>SAN JOSE DE LOS CHAÑARES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ESCUELA208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0428881611111" table:style-name="ce2">
            <text:p>-330.428.881.611.111</text:p>
          </table:table-cell>
          <table:table-cell office:value-type="float" office:value="-659035813463887" table:style-name="ce2">
            <text:p>-659.035.813.463.8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5700" table:style-name="ce1">
            <text:p>740055700</text:p>
          </table:table-cell>
          <table:table-cell office:value-type="string" table:style-name="ce1">
            <text:p>INSTITUTO EDUC. CATOLICO SANTA ROSA DE L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INDEPENDENCIA Y 9 DE JULIO</text:p>
          </table:table-cell>
          <table:table-cell office:value-type="string" table:style-name="ce1">
            <text:p>D6277</text:p>
          </table:table-cell>
          <table:table-cell table:style-name="ce1"/>
          <table:table-cell office:value-type="string" table:style-name="ce1">
            <text:p>BUENA ESPERANZA</text:p>
          </table:table-cell>
          <table:table-cell office:value-type="string" table:style-name="ce1">
            <text:p>GOBERNADOR DUPUY</text:p>
          </table:table-cell>
          <table:table-cell office:value-type="string" table:style-name="ce1">
            <text:p>INSTITUTOSANTAROSADELIM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47575441050022" table:style-name="ce2">
            <text:p>-347.575.441.050.022</text:p>
          </table:table-cell>
          <table:table-cell office:value-type="float" office:value="-652505429235394" table:style-name="ce2">
            <text:p>-652.505.429.235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5900" table:style-name="ce1">
            <text:p>740055900</text:p>
          </table:table-cell>
          <table:table-cell office:value-type="string" table:style-name="ce1">
            <text:p>ESC. N° 360 MINISTRO JACINTO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LAGUNITAS</text:p>
          </table:table-cell>
          <table:table-cell office:value-type="string" table:style-name="ce1">
            <text:p>D9999</text:p>
          </table:table-cell>
          <table:table-cell table:style-name="ce1"/>
          <table:table-cell office:value-type="string" table:style-name="ce1">
            <text:p>LAS LAGUNITAS</text:p>
          </table:table-cell>
          <table:table-cell office:value-type="string" table:style-name="ce1">
            <text:p>BELGRANO</text:p>
          </table:table-cell>
          <table:table-cell office:value-type="string" table:style-name="ce1">
            <text:p>ESCUELA360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9957785714348" table:style-name="ce2">
            <text:p>-329.957.785.714.348</text:p>
          </table:table-cell>
          <table:table-cell office:value-type="float" office:value="-670904154332342" table:style-name="ce2">
            <text:p>-670.904.154.332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6300" table:style-name="ce1">
            <text:p>740056300</text:p>
          </table:table-cell>
          <table:table-cell office:value-type="string" table:style-name="ce1">
            <text:p>ESC. N° 292 DIPUTADO ROBERTO PAEZ MON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ÑADA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LA CAÑADA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29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419273143034" table:style-name="ce2">
            <text:p>-32.419.273.143.034</text:p>
          </table:table-cell>
          <table:table-cell office:value-type="float" office:value="-666563973423402" table:style-name="ce2">
            <text:p>-666.563.973.423.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6600" table:style-name="ce1">
            <text:p>740056600</text:p>
          </table:table-cell>
          <table:table-cell office:value-type="string" table:style-name="ce1">
            <text:p>ESC.N° 56 ARAOZ DE LA MADRI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20 RUTA NAC. 20</text:p>
          </table:table-cell>
          <table:table-cell office:value-type="string" table:style-name="ce1">
            <text:p>D5705</text:p>
          </table:table-cell>
          <table:table-cell office:value-type="string" table:style-name="ce1">
            <text:p>02652-15399425</text:p>
          </table:table-cell>
          <table:table-cell office:value-type="string" table:style-name="ce1">
            <text:p>LOMAS BLANCA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CUELA56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3338629051211" table:style-name="ce2">
            <text:p>-323.338.629.051.211</text:p>
          </table:table-cell>
          <table:table-cell office:value-type="float" office:value="-664716765323555" table:style-name="ce2">
            <text:p>-664.716.765.323.5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6700" table:style-name="ce1">
            <text:p>740056700</text:p>
          </table:table-cell>
          <table:table-cell office:value-type="string" table:style-name="ce1">
            <text:p>ESC. N° 383 INSPECTORA GLORIA LAGOS DE CRES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LAGUNITAS</text:p>
          </table:table-cell>
          <table:table-cell office:value-type="string" table:style-name="ce1">
            <text:p>D5711</text:p>
          </table:table-cell>
          <table:table-cell table:style-name="ce1"/>
          <table:table-cell office:value-type="string" table:style-name="ce1">
            <text:p>LAS LAGUNITAS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ESCUELA383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02753784" table:style-name="ce2">
            <text:p>-3.202.753.784</text:p>
          </table:table-cell>
          <table:table-cell office:value-type="float" office:value="-6624032971" table:style-name="ce2">
            <text:p>-6.624.032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6800" table:style-name="ce1">
            <text:p>740056800</text:p>
          </table:table-cell>
          <table:table-cell office:value-type="string" table:style-name="ce1">
            <text:p>JARDIN DE INFANTES N° 6 CRECER JUGA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Y MIGUEL PASTOR</text:p>
          </table:table-cell>
          <table:table-cell office:value-type="string" table:style-name="ce1">
            <text:p>D5738</text:p>
          </table:table-cell>
          <table:table-cell table:style-name="ce1"/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NI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8603537585696" table:style-name="ce2">
            <text:p>-338.603.537.585.696</text:p>
          </table:table-cell>
          <table:table-cell office:value-type="float" office:value="-651848173243933" table:style-name="ce2">
            <text:p>-651.848.173.243.9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6900" table:style-name="ce1">
            <text:p>740056900</text:p>
          </table:table-cell>
          <table:table-cell office:value-type="string" table:style-name="ce1">
            <text:p>JARDIN DE INFANTES SAN LUIS R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1176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204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JARDINSANLUISREY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3017408733225" table:style-name="ce2">
            <text:p>-333.017.408.733.225</text:p>
          </table:table-cell>
          <table:table-cell office:value-type="float" office:value="-663406389515495" table:style-name="ce2">
            <text:p>-663.406.389.515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000" table:style-name="ce1">
            <text:p>740057000</text:p>
          </table:table-cell>
          <table:table-cell office:value-type="string" table:style-name="ce1">
            <text:p>COLEGIO SAN LUIS R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864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99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OLEGIOSANLUISREY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969720148824" table:style-name="ce2">
            <text:p>-332.969.720.148.824</text:p>
          </table:table-cell>
          <table:table-cell office:value-type="float" office:value="-663224906061528" table:style-name="ce2">
            <text:p>-663.224.906.061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300" table:style-name="ce1">
            <text:p>740057300</text:p>
          </table:table-cell>
          <table:table-cell office:value-type="string" table:style-name="ce1">
            <text:p>Inst. Nuestra Sra. del Carm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371 LAS MIRANDAS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461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NSC-VM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36868742568475" table:style-name="ce2">
            <text:p>-336.868.742.568.475</text:p>
          </table:table-cell>
          <table:table-cell office:value-type="float" office:value="-654727316255187" table:style-name="ce2">
            <text:p>-654.727.316.255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400" table:style-name="ce1">
            <text:p>740057400</text:p>
          </table:table-cell>
          <table:table-cell office:value-type="string" table:style-name="ce1">
            <text:p>CENTRO EDUCATIVO N° 1 JUAN PASCUA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055 CENT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17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1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2979272227013" table:style-name="ce2">
            <text:p>-332.979.272.227.013</text:p>
          </table:table-cell>
          <table:table-cell office:value-type="float" office:value="-663395569451496" table:style-name="ce2">
            <text:p>-663.395.569.451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500" table:style-name="ce1">
            <text:p>740057500</text:p>
          </table:table-cell>
          <table:table-cell office:value-type="string" table:style-name="ce1">
            <text:p>CENTRO EDUCATIVO N° 3 EVA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7 DE OCTUBRE, MANZANA 172 JUAN CARNEVALE 17 DE OCTUBRE Y 9 DE JULI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092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3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3102886141031" table:style-name="ce2">
            <text:p>-333.102.886.141.031</text:p>
          </table:table-cell>
          <table:table-cell office:value-type="float" office:value="-663609919947431" table:style-name="ce2">
            <text:p>-663.609.919.947.4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600" table:style-name="ce1">
            <text:p>740057600</text:p>
          </table:table-cell>
          <table:table-cell office:value-type="string" table:style-name="ce1">
            <text:p>ESCUELA SECUNDARIA DE ARTE N° 2NICOLAS ANTONIO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DE LAS ARTES S/N PUENTE BLANC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1497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4@SANLUIS.GOV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332933858816016" table:style-name="ce2">
            <text:p>-332.933.858.816.016</text:p>
          </table:table-cell>
          <table:table-cell office:value-type="float" office:value="-663090259411041" table:style-name="ce2">
            <text:p>-663.090.259.411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700" table:style-name="ce1">
            <text:p>740057700</text:p>
          </table:table-cell>
          <table:table-cell office:value-type="string" table:style-name="ce1">
            <text:p>CENTRO EDUCATIVO N° 5 SENADOR ALFREDO BE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HANCAY Y RUTA PROV. Nº 9 El Trapiche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93040</text:p>
          </table:table-cell>
          <table:table-cell office:value-type="string" table:style-name="ce1">
            <text:p>EL TRAPICHE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CENTROEDUCATIVO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311213617" table:style-name="ce2">
            <text:p>-3.311.213.617</text:p>
          </table:table-cell>
          <table:table-cell office:value-type="float" office:value="-6606340324" table:style-name="ce2">
            <text:p>-6.606.340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800" table:style-name="ce1">
            <text:p>740057800</text:p>
          </table:table-cell>
          <table:table-cell office:value-type="string" table:style-name="ce1">
            <text:p>CENTRO EDUCATIVO N° 6 SUBSECRETARIO CARLOS SADOC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. PRINGLES 912 MADRE TERESA DE CALCUTA EL VOLCAN</text:p>
          </table:table-cell>
          <table:table-cell office:value-type="string" table:style-name="ce1">
            <text:p>D5701</text:p>
          </table:table-cell>
          <table:table-cell office:value-type="string" table:style-name="ce1">
            <text:p>02652-494100</text:p>
          </table:table-cell>
          <table:table-cell office:value-type="string" table:style-name="ce1">
            <text:p>EL VOLCAN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332492236972995" table:style-name="ce2">
            <text:p>-332.492.236.972.995</text:p>
          </table:table-cell>
          <table:table-cell office:value-type="float" office:value="-661734251029129" table:style-name="ce2">
            <text:p>-661.734.251.029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7900" table:style-name="ce1">
            <text:p>740057900</text:p>
          </table:table-cell>
          <table:table-cell office:value-type="string" table:style-name="ce1">
            <text:p>CENTRO EDUCATIVO N° 7 GEÓLOGO ROMÁN GUIÑAZ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OR GENERAL SAN MARTIN S/N La Calera</text:p>
          </table:table-cell>
          <table:table-cell office:value-type="string" table:style-name="ce1">
            <text:p>D5719</text:p>
          </table:table-cell>
          <table:table-cell table:style-name="ce1"/>
          <table:table-cell office:value-type="string" table:style-name="ce1">
            <text:p>LA CALERA</text:p>
          </table:table-cell>
          <table:table-cell office:value-type="string" table:style-name="ce1">
            <text:p>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87693334" table:style-name="ce2">
            <text:p>-3.287.693.334</text:p>
          </table:table-cell>
          <table:table-cell office:value-type="float" office:value="-6684438196" table:style-name="ce2">
            <text:p>-6.684.438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000" table:style-name="ce1">
            <text:p>740058000</text:p>
          </table:table-cell>
          <table:table-cell office:value-type="string" table:style-name="ce1">
            <text:p>CENTRO EDUCATIVO N° 8 MAESTRAS LUCIO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63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6546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70335736042" table:style-name="ce2">
            <text:p>-332.970.335.736.042</text:p>
          </table:table-cell>
          <table:table-cell office:value-type="float" office:value="-663134433243479" table:style-name="ce2">
            <text:p>-663.134.433.243.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100" table:style-name="ce1">
            <text:p>740058100</text:p>
          </table:table-cell>
          <table:table-cell office:value-type="string" table:style-name="ce1">
            <text:p>CENTRO EDUCATIVO N°10 RAMIRO PODE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RO GALAN MANZANA 6 S/N ATE II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259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ENTROEDUCATIVO10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37008387251605" table:style-name="ce2">
            <text:p>-337.008.387.251.605</text:p>
          </table:table-cell>
          <table:table-cell office:value-type="float" office:value="-654404450181596" table:style-name="ce2">
            <text:p>-654.404.450.181.5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200" table:style-name="ce1">
            <text:p>740058200</text:p>
          </table:table-cell>
          <table:table-cell office:value-type="string" table:style-name="ce1">
            <text:p>CENTRO EDUCATIVO N°11 INSPECTOR SÓCRATES CO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IRANTE BROWN 251 CENTRO ESQUINA ENTRE RIOS</text:p>
          </table:table-cell>
          <table:table-cell office:value-type="string" table:style-name="ce1">
            <text:p>D5738</text:p>
          </table:table-cell>
          <table:table-cell office:value-type="string" table:style-name="ce1">
            <text:p>02657-480017</text:p>
          </table:table-cell>
          <table:table-cell office:value-type="string" table:style-name="ce1">
            <text:p>JUSTO DARACT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ENTROEDUCATIVOV11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8619745177307" table:style-name="ce2">
            <text:p>-338.619.745.177.307</text:p>
          </table:table-cell>
          <table:table-cell office:value-type="float" office:value="-651821447746201" table:style-name="ce2">
            <text:p>-651.821.447.746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300" table:style-name="ce1">
            <text:p>740058300</text:p>
          </table:table-cell>
          <table:table-cell office:value-type="string" table:style-name="ce1">
            <text:p>CENTRO EDUCATIVO N°13 ROSA BURGOS DE AGUIR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 Villa del Carmen</text:p>
          </table:table-cell>
          <table:table-cell office:value-type="string" table:style-name="ce1">
            <text:p>D5835</text:p>
          </table:table-cell>
          <table:table-cell office:value-type="string" table:style-name="ce1">
            <text:p>02656-494120</text:p>
          </table:table-cell>
          <table:table-cell office:value-type="string" table:style-name="ce1">
            <text:p>VILLA DEL CARMEN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ENTROEDUCATIVO13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9388378850994" table:style-name="ce2">
            <text:p>-329.388.378.850.994</text:p>
          </table:table-cell>
          <table:table-cell office:value-type="float" office:value="-650400699972417" table:style-name="ce2">
            <text:p>-650.400.699.972.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400" table:style-name="ce1">
            <text:p>740058400</text:p>
          </table:table-cell>
          <table:table-cell office:value-type="string" table:style-name="ce1">
            <text:p>CENTRO EDUCATIVO N°14 DORA OCHOA DE MASRAM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ESTA DEL CONDOR S/N A 100 MTS RUTA N° 1</text:p>
          </table:table-cell>
          <table:table-cell office:value-type="string" table:style-name="ce1">
            <text:p>D5883</text:p>
          </table:table-cell>
          <table:table-cell table:style-name="ce1"/>
          <table:table-cell office:value-type="string" table:style-name="ce1">
            <text:p>VILLA LARCA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ENTROEDUCATIVO1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62092144" table:style-name="ce2">
            <text:p>-3.262.092.144</text:p>
          </table:table-cell>
          <table:table-cell office:value-type="float" office:value="-649814821" table:style-name="ce2">
            <text:p>-649.814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500" table:style-name="ce1">
            <text:p>740058500</text:p>
          </table:table-cell>
          <table:table-cell office:value-type="string" table:style-name="ce1">
            <text:p>CENTRO EDUCATIVO N°15 ELENA OSSOLA DE HO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</text:p>
          </table:table-cell>
          <table:table-cell office:value-type="string" table:style-name="ce1">
            <text:p>D5759</text:p>
          </table:table-cell>
          <table:table-cell office:value-type="string" table:style-name="ce1">
            <text:p>02656-491131</text:p>
          </table:table-cell>
          <table:table-cell office:value-type="string" table:style-name="ce1">
            <text:p>NASCHEL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ENTROEDUCATIVO15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29216537999984" table:style-name="ce2">
            <text:p>-329.216.537.999.984</text:p>
          </table:table-cell>
          <table:table-cell office:value-type="float" office:value="-65370839218178" table:style-name="ce2">
            <text:p>-65.370.839.218.1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700" table:style-name="ce1">
            <text:p>740058700</text:p>
          </table:table-cell>
          <table:table-cell office:value-type="string" table:style-name="ce1">
            <text:p>CENTRO EDUCATIVO N°17 HIPÓLITO I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770</text:p>
          </table:table-cell>
          <table:table-cell office:value-type="string" table:style-name="ce1">
            <text:p>D5777</text:p>
          </table:table-cell>
          <table:table-cell office:value-type="string" table:style-name="ce1">
            <text:p>02656-492360</text:p>
          </table:table-cell>
          <table:table-cell office:value-type="string" table:style-name="ce1">
            <text:p>SANTA ROSA DEL CONLARA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CENTROEDUCATIVO17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3459823243734" table:style-name="ce2">
            <text:p>-323.459.823.243.734</text:p>
          </table:table-cell>
          <table:table-cell office:value-type="float" office:value="-652160924924792" table:style-name="ce2">
            <text:p>-652.160.924.924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800" table:style-name="ce1">
            <text:p>740058800</text:p>
          </table:table-cell>
          <table:table-cell office:value-type="string" table:style-name="ce1">
            <text:p>CENTRO EDUCATIVO N°18 CESAR ROS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S/N</text:p>
          </table:table-cell>
          <table:table-cell office:value-type="string" table:style-name="ce1">
            <text:p>D5755</text:p>
          </table:table-cell>
          <table:table-cell office:value-type="string" table:style-name="ce1">
            <text:p>02656-493058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LIBERTADOR GRL SAN MARTIN</text:p>
          </table:table-cell>
          <table:table-cell office:value-type="string" table:style-name="ce1">
            <text:p>CENTROEDUCATIVO18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4111659439473" table:style-name="ce2">
            <text:p>-324.111.659.439.473</text:p>
          </table:table-cell>
          <table:table-cell office:value-type="float" office:value="-656740413331527" table:style-name="ce2">
            <text:p>-656.740.413.331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8900" table:style-name="ce1">
            <text:p>740058900</text:p>
          </table:table-cell>
          <table:table-cell office:value-type="string" table:style-name="ce1">
            <text:p>CENTRO EDUCATIVO N° 2 PAULA DOMINGUEZ DE BA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74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749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16048005828" table:style-name="ce2">
            <text:p>-333.016.048.005.828</text:p>
          </table:table-cell>
          <table:table-cell office:value-type="float" office:value="-663361212151183" table:style-name="ce2">
            <text:p>-663.361.212.151.1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000" table:style-name="ce1">
            <text:p>740059000</text:p>
          </table:table-cell>
          <table:table-cell office:value-type="string" table:style-name="ce1">
            <text:p>CENTRO EDUCATIVO N° 9 DOCTOR JUAN LLER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PAZ 555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274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ENS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861751858896" table:style-name="ce2">
            <text:p>-336.861.751.858.896</text:p>
          </table:table-cell>
          <table:table-cell office:value-type="float" office:value="-654632995141116" table:style-name="ce2">
            <text:p>-654.632.995.141.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100" table:style-name="ce1">
            <text:p>740059100</text:p>
          </table:table-cell>
          <table:table-cell office:value-type="string" table:style-name="ce1">
            <text:p>CENTRO EDUCATIVO N°12 LEOPOLDO LUG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DEL CENTENARIO S/N</text:p>
          </table:table-cell>
          <table:table-cell office:value-type="string" table:style-name="ce1">
            <text:p>D5773</text:p>
          </table:table-cell>
          <table:table-cell office:value-type="string" table:style-name="ce1">
            <text:p>02656-420389</text:p>
          </table:table-cell>
          <table:table-cell office:value-type="string" table:style-name="ce1">
            <text:p>TILISARAO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ENTROEDUCATIVO12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27407841279176" table:style-name="ce2">
            <text:p>-327.407.841.279.176</text:p>
          </table:table-cell>
          <table:table-cell office:value-type="float" office:value="-652831754971657" table:style-name="ce2">
            <text:p>-652.831.754.971.6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200" table:style-name="ce1">
            <text:p>740059200</text:p>
          </table:table-cell>
          <table:table-cell office:value-type="string" table:style-name="ce1">
            <text:p>CENTRO EDUCATIVO N°19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AFINUR Y CENTENARIO</text:p>
          </table:table-cell>
          <table:table-cell office:value-type="string" table:style-name="ce1">
            <text:p>D5705</text:p>
          </table:table-cell>
          <table:table-cell office:value-type="string" table:style-name="ce1">
            <text:p>02651-426191</text:p>
          </table:table-cell>
          <table:table-cell office:value-type="string" table:style-name="ce1">
            <text:p>SAN FRANCISCO DEL MONTE DE ORO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CE19SARMIENT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26077316189896" table:style-name="ce2">
            <text:p>-326.077.316.189.896</text:p>
          </table:table-cell>
          <table:table-cell office:value-type="float" office:value="-661285896238871" table:style-name="ce2">
            <text:p>-661.285.896.238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300" table:style-name="ce1">
            <text:p>740059300</text:p>
          </table:table-cell>
          <table:table-cell office:value-type="string" table:style-name="ce1">
            <text:p>INSTITUTO NACIONAL DE INFORMATI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abala Ortiz 143 ESTACIO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6185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NDI.EDU@INFOBAE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36662544743171" table:style-name="ce2">
            <text:p>-336.662.544.743.171</text:p>
          </table:table-cell>
          <table:table-cell office:value-type="float" office:value="-654569372076041" table:style-name="ce2">
            <text:p>-654.569.372.076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400" table:style-name="ce1">
            <text:p>740059400</text:p>
          </table:table-cell>
          <table:table-cell office:value-type="string" table:style-name="ce1">
            <text:p>INSTITUTO SAN JUAN BAUTIS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ISEO TELLO S/N Luján</text:p>
          </table:table-cell>
          <table:table-cell office:value-type="string" table:style-name="ce1">
            <text:p>D5709</text:p>
          </table:table-cell>
          <table:table-cell table:style-name="ce1"/>
          <table:table-cell office:value-type="string" table:style-name="ce1">
            <text:p>LUJAN</text:p>
          </table:table-cell>
          <table:table-cell office:value-type="string" table:style-name="ce1">
            <text:p>AYACUCHO</text:p>
          </table:table-cell>
          <table:table-cell office:value-type="string" table:style-name="ce1">
            <text:p>INSTSJUANBAUTIST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673057270324" table:style-name="ce2">
            <text:p>-323.673.057.270.324</text:p>
          </table:table-cell>
          <table:table-cell office:value-type="float" office:value="-659399465054338" table:style-name="ce2">
            <text:p>-659.399.465.054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500" table:style-name="ce1">
            <text:p>740059500</text:p>
          </table:table-cell>
          <table:table-cell office:value-type="string" table:style-name="ce1">
            <text:p>CENTRO EDUCATIVO N°20 JUAN WENCESLAO G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ABALA ORTIZ 975 INDEPENDENCIA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3203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CENTROEDUCATIVO20@SANLUIS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6702195387422" table:style-name="ce2">
            <text:p>-336.702.195.387.422</text:p>
          </table:table-cell>
          <table:table-cell office:value-type="float" office:value="-654387792745211" table:style-name="ce2">
            <text:p>-654.387.792.745.2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600" table:style-name="ce1">
            <text:p>740059600</text:p>
          </table:table-cell>
          <table:table-cell office:value-type="string" table:style-name="ce1">
            <text:p>ACADEMIA SUPERIOR DE POLICIA CNEL. JUAN P.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CCESO AL MONUMENTO LAS CHACRAS (JUANA JOSLAY) AVDA. ACCESO AL MONUMENT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90141</text:p>
          </table:table-cell>
          <table:table-cell office:value-type="string" table:style-name="ce1">
            <text:p>QUEBRADA DE LOS CONDORE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265832075151" table:style-name="ce2">
            <text:p>-33.265.832.075.151</text:p>
          </table:table-cell>
          <table:table-cell office:value-type="float" office:value="-66239226904668" table:style-name="ce2">
            <text:p>-66.239.226.904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700" table:style-name="ce1">
            <text:p>740059700</text:p>
          </table:table-cell>
          <table:table-cell office:value-type="string" table:style-name="ce1">
            <text:p>ESCUELA N° 443 ISLAS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6 KM7 SERVICIO PENITENCIARI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61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E7ISLASMALVINAS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3320306421169" table:style-name="ce2">
            <text:p>-333.320.306.421.169</text:p>
          </table:table-cell>
          <table:table-cell office:value-type="float" office:value="-663566039711449" table:style-name="ce2">
            <text:p>-663.566.039.711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59900" table:style-name="ce1">
            <text:p>740059900</text:p>
          </table:table-cell>
          <table:table-cell office:value-type="string" table:style-name="ce1">
            <text:p>COLEGIO Nº 26 GOBERNADOR ELIAS AD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MERCEDES S/N POLIDEPORTIVO</text:p>
          </table:table-cell>
          <table:table-cell office:value-type="string" table:style-name="ce1">
            <text:p>D5770</text:p>
          </table:table-cell>
          <table:table-cell office:value-type="string" table:style-name="ce1">
            <text:p>02656-480024</text:p>
          </table:table-cell>
          <table:table-cell office:value-type="string" table:style-name="ce1">
            <text:p>CONCARAN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OLEGIO26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25630355984577" table:style-name="ce2">
            <text:p>-325.630.355.984.577</text:p>
          </table:table-cell>
          <table:table-cell office:value-type="float" office:value="-652431922981028" table:style-name="ce2">
            <text:p>-652.431.922.981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000" table:style-name="ce1">
            <text:p>740060000</text:p>
          </table:table-cell>
          <table:table-cell office:value-type="string" table:style-name="ce1">
            <text:p>COLEGIO Nº 27 DOCTOR ELEODORO LOB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TRE S/N CENTRO MITRE Y LEANDRO ALEM</text:p>
          </table:table-cell>
          <table:table-cell office:value-type="string" table:style-name="ce1">
            <text:p>D5770</text:p>
          </table:table-cell>
          <table:table-cell office:value-type="string" table:style-name="ce1">
            <text:p>02656-480415</text:p>
          </table:table-cell>
          <table:table-cell office:value-type="string" table:style-name="ce1">
            <text:p>CONCARAN</text:p>
          </table:table-cell>
          <table:table-cell office:value-type="string" table:style-name="ce1">
            <text:p>CHACABUCO</text:p>
          </table:table-cell>
          <table:table-cell office:value-type="string" table:style-name="ce1">
            <text:p>CPLEGIO27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5605797490411" table:style-name="ce2">
            <text:p>-325.605.797.490.411</text:p>
          </table:table-cell>
          <table:table-cell office:value-type="float" office:value="-652436731964948" table:style-name="ce2">
            <text:p>-652.436.731.964.9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200" table:style-name="ce1">
            <text:p>740060200</text:p>
          </table:table-cell>
          <table:table-cell office:value-type="string" table:style-name="ce1">
            <text:p>C. E. N 21 PUERTA DE CUYO SERVICIO 5 FELIPE SANTIAGO VELAZ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LARIO ASCASUBI S/N JUAN DE DIOS GAR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549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21@SANLUI.GOV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3159873315444" table:style-name="ce2">
            <text:p>-333.159.873.315.444</text:p>
          </table:table-cell>
          <table:table-cell office:value-type="float" office:value="-663197852303645" table:style-name="ce2">
            <text:p>-663.197.852.303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201" table:style-name="ce1">
            <text:p>740060201</text:p>
          </table:table-cell>
          <table:table-cell office:value-type="string" table:style-name="ce1">
            <text:p>SERVICIO 10 JEAN PIAGG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LARIO ASCAZUBI S/N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ERVJEANPIAGET@SANLUIS.GOV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4" table:style-name="ce1">
            <text:p>4</text:p>
          </table:table-cell>
          <table:table-cell office:value-type="float" office:value="-332969720148824" table:style-name="ce2">
            <text:p>-332.969.720.148.824</text:p>
          </table:table-cell>
          <table:table-cell office:value-type="float" office:value="-663224906061528" table:style-name="ce2">
            <text:p>-663.224.906.061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202" table:style-name="ce1">
            <text:p>740060202</text:p>
          </table:table-cell>
          <table:table-cell office:value-type="string" table:style-name="ce1">
            <text:p>SERVICIO N 3 RICARDO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LARIO ASCAZUBI S/N JUAN DE DIOS GARR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SERVRICARDOGUTIERREZ@SANLUIS.GOV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32969720148824" table:style-name="ce2">
            <text:p>-332.969.720.148.824</text:p>
          </table:table-cell>
          <table:table-cell office:value-type="float" office:value="-663224906061528" table:style-name="ce2">
            <text:p>-663.224.906.061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203" table:style-name="ce1">
            <text:p>740060203</text:p>
          </table:table-cell>
          <table:table-cell office:value-type="string" table:style-name="ce1">
            <text:p>SERVICIO N 4 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LARIO ASCAZUBI S/N JUAN DE DIOS GARR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32969720148824" table:style-name="ce2">
            <text:p>-332.969.720.148.824</text:p>
          </table:table-cell>
          <table:table-cell office:value-type="float" office:value="-663224906061528" table:style-name="ce2">
            <text:p>-663.224.906.061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300" table:style-name="ce1">
            <text:p>740060300</text:p>
          </table:table-cell>
          <table:table-cell office:value-type="string" table:style-name="ce1">
            <text:p>CENTRO EDUCATIVO N°22 HISTORIADOR URBANO JOAQUIN NU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VALERO S/N CIVALERO Y BELGRANO</text:p>
          </table:table-cell>
          <table:table-cell office:value-type="string" table:style-name="ce1">
            <text:p>D5736</text:p>
          </table:table-cell>
          <table:table-cell office:value-type="string" table:style-name="ce1">
            <text:p>02657-498031</text:p>
          </table:table-cell>
          <table:table-cell office:value-type="string" table:style-name="ce1">
            <text:p>FRAGA</text:p>
          </table:table-cell>
          <table:table-cell office:value-type="string" table:style-name="ce1">
            <text:p>CORONEL PRINGLES</text:p>
          </table:table-cell>
          <table:table-cell office:value-type="string" table:style-name="ce1">
            <text:p>CENTROEDUCATIVO2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34997803528436" table:style-name="ce2">
            <text:p>-334.997.803.528.436</text:p>
          </table:table-cell>
          <table:table-cell office:value-type="float" office:value="-657935182604322" table:style-name="ce2">
            <text:p>-657.935.182.604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700" table:style-name="ce1">
            <text:p>740060700</text:p>
          </table:table-cell>
          <table:table-cell office:value-type="string" table:style-name="ce1">
            <text:p>INST.EDUC. CRISTO REY /MI MUNDO DE COLOR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04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7560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RISTOREY_SANLUI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86216090944" table:style-name="ce2">
            <text:p>-332.986.216.090.944</text:p>
          </table:table-cell>
          <table:table-cell office:value-type="float" office:value="-66338849641841" table:style-name="ce2">
            <text:p>-66.338.849.641.8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0900" table:style-name="ce1">
            <text:p>740060900</text:p>
          </table:table-cell>
          <table:table-cell office:value-type="string" table:style-name="ce1">
            <text:p>ESC.PUB.EXP. DESC. Nº3 DOCTOR CARLOS JUAN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DEL CARRIL Y LAS FLORES CERRO DE LA CRUZ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977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67754839472" table:style-name="ce2">
            <text:p>-33.267.754.839.472</text:p>
          </table:table-cell>
          <table:table-cell office:value-type="float" office:value="-66307063888532" table:style-name="ce2">
            <text:p>-66.307.063.888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000" table:style-name="ce1">
            <text:p>740061000</text:p>
          </table:table-cell>
          <table:table-cell office:value-type="string" table:style-name="ce1">
            <text:p>CENTRO EDUCATIVO Nº 27 GOBERNADOR SANTIAGO BES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Y CERRO DE LAS OVEJAS NUEVO MERLO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6792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CENTROEDUCATIVO27@SANLUIS.GOV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32351405102488" table:style-name="ce2">
            <text:p>-32.351.405.102.488</text:p>
          </table:table-cell>
          <table:table-cell office:value-type="float" office:value="-650085541721439" table:style-name="ce2">
            <text:p>-650.085.541.721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100" table:style-name="ce1">
            <text:p>740061100</text:p>
          </table:table-cell>
          <table:table-cell office:value-type="string" table:style-name="ce1">
            <text:p>ESCUELA EXPERIMENTAL Nº 9 DOCTOR HORACIO DE LA MO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Y JUANA AZURDUY S/N SAN AGUSTIN BARRIO SAN AGUSTIN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2700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EXP9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512791008702" table:style-name="ce2">
            <text:p>-323.512.791.008.702</text:p>
          </table:table-cell>
          <table:table-cell office:value-type="float" office:value="-650199190270746" table:style-name="ce2">
            <text:p>-650.199.190.270.7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200" table:style-name="ce1">
            <text:p>740061200</text:p>
          </table:table-cell>
          <table:table-cell office:value-type="string" table:style-name="ce1">
            <text:p>ESCUELA EXPERIMENTAL Nº 8 LEONARDO DA VINC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ICA 1100 ALMIRANTE BROW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0591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DIRECCIONLDVINCI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73482635387" table:style-name="ce2">
            <text:p>-33.673.482.635.387</text:p>
          </table:table-cell>
          <table:table-cell office:value-type="float" office:value="-654642435248968" table:style-name="ce2">
            <text:p>-654.642.435.248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300" table:style-name="ce1">
            <text:p>740061300</text:p>
          </table:table-cell>
          <table:table-cell office:value-type="string" table:style-name="ce1">
            <text:p>ESCUELA EXPERIMENTAL DE EDUC. ESP. Nº 4 UN LUGAR EN EL MU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ERNERA 52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5549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-332992919243493" table:style-name="ce2">
            <text:p>-332.992.919.243.493</text:p>
          </table:table-cell>
          <table:table-cell office:value-type="float" office:value="-663320504030694" table:style-name="ce2">
            <text:p>-663.320.504.030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400" table:style-name="ce1">
            <text:p>740061400</text:p>
          </table:table-cell>
          <table:table-cell office:value-type="string" table:style-name="ce1">
            <text:p>ESCUELA EXPERIMENTAL Nº 7 EDUARDO GALE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1000 PABLO DIAZ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2189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EXP7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729883468253" table:style-name="ce2">
            <text:p>-336.729.883.468.253</text:p>
          </table:table-cell>
          <table:table-cell office:value-type="float" office:value="-654828306951312" table:style-name="ce2">
            <text:p>-654.828.306.951.3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500" table:style-name="ce1">
            <text:p>740061500</text:p>
          </table:table-cell>
          <table:table-cell office:value-type="string" table:style-name="ce1">
            <text:p>ESCUELA EXPERIMENTAL PUERTAS DEL S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ZANA 462 PUERTA DEL SOL 142 VIV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078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EXP2PSOL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803752778685" table:style-name="ce2">
            <text:p>-332.803.752.778.685</text:p>
          </table:table-cell>
          <table:table-cell office:value-type="float" office:value="-662991577399782" table:style-name="ce2">
            <text:p>-662.991.577.399.7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600" table:style-name="ce1">
            <text:p>740061600</text:p>
          </table:table-cell>
          <table:table-cell office:value-type="string" table:style-name="ce1">
            <text:p>ESCUELA EXPERIMENTAL Nº3 MADRE TERESA DE CALCU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DE PESCADORES Y EX RUTA NAC. 7 9 DE JULI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126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ALCUTASL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150906552408" table:style-name="ce2">
            <text:p>-333.150.906.552.408</text:p>
          </table:table-cell>
          <table:table-cell office:value-type="float" office:value="-663982724330868" table:style-name="ce2">
            <text:p>-663.982.724.330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700" table:style-name="ce1">
            <text:p>740061700</text:p>
          </table:table-cell>
          <table:table-cell office:value-type="string" table:style-name="ce1">
            <text:p>ESCUELA EXPERIMENTAL Nº6 DR. LUIS ROBERTO BARRO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ISTRO BERRONDO 925 PLAN LOTE EVA PERON I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0116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EXP6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619178015001" table:style-name="ce2">
            <text:p>-336.619.178.015.001</text:p>
          </table:table-cell>
          <table:table-cell office:value-type="float" office:value="-654371937756225" table:style-name="ce2">
            <text:p>-654.371.937.756.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800" table:style-name="ce1">
            <text:p>740061800</text:p>
          </table:table-cell>
          <table:table-cell office:value-type="string" table:style-name="ce1">
            <text:p>INSTITUTO MODELO BILINGÜE SAN MARC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ITRE 915 SAN MARTI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433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NSTITUTOSANMARCOSVM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36760601338104" table:style-name="ce2">
            <text:p>-336.760.601.338.104</text:p>
          </table:table-cell>
          <table:table-cell office:value-type="float" office:value="-654616474645684" table:style-name="ce2">
            <text:p>-654.616.474.645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1900" table:style-name="ce1">
            <text:p>740061900</text:p>
          </table:table-cell>
          <table:table-cell office:value-type="string" table:style-name="ce1">
            <text:p>LA CASA DE LOS OSI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ITRE 915 SAN MARTI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433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INSTITUTOSANMARCOSVM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6788344462206" table:style-name="ce2">
            <text:p>-336.788.344.462.206</text:p>
          </table:table-cell>
          <table:table-cell office:value-type="float" office:value="-654620820498845" table:style-name="ce2">
            <text:p>-654.620.820.498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000" table:style-name="ce1">
            <text:p>740062000</text:p>
          </table:table-cell>
          <table:table-cell office:value-type="string" table:style-name="ce1">
            <text:p>INSTITUTO DE FORMACION DOCENTE CONTINUA -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AFINUR 99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439591-444189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3003486584576" table:style-name="ce2">
            <text:p>-333.003.486.584.576</text:p>
          </table:table-cell>
          <table:table-cell office:value-type="float" office:value="-663483125928814" table:style-name="ce2">
            <text:p>-663.483.125.928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100" table:style-name="ce1">
            <text:p>740062100</text:p>
          </table:table-cell>
          <table:table-cell office:value-type="string" table:style-name="ce1">
            <text:p>INSTITUTO DE FORMACION DOCENTE CONTINUA - VILLA MERCE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1147 ALMIRANTE BROWN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32142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6757966995337" table:style-name="ce2">
            <text:p>-336.757.966.995.337</text:p>
          </table:table-cell>
          <table:table-cell office:value-type="float" office:value="-654578679540697" table:style-name="ce2">
            <text:p>-654.578.679.540.6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200" table:style-name="ce1">
            <text:p>740062200</text:p>
          </table:table-cell>
          <table:table-cell office:value-type="string" table:style-name="ce1">
            <text:p>ESCUELA PÚBLICA EXPERIMENTAL N°1 MAESTRA ROSENDA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S/N LOS ZORZALES CIUDAD DE LA PUNTA</text:p>
          </table:table-cell>
          <table:table-cell office:value-type="string" table:style-name="ce1">
            <text:p>D571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ROSENDAQUIROG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1783828037732" table:style-name="ce2">
            <text:p>-331.783.828.037.732</text:p>
          </table:table-cell>
          <table:table-cell office:value-type="float" office:value="-663114205057382" table:style-name="ce2">
            <text:p>-663.114.205.057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300" table:style-name="ce1">
            <text:p>740062300</text:p>
          </table:table-cell>
          <table:table-cell office:value-type="string" table:style-name="ce1">
            <text:p>INSTITUTO PRIVADO SAN MARC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724 CIUDAD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PSANMARCOSSL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47449932444" table:style-name="ce2">
            <text:p>-333.047.449.932.444</text:p>
          </table:table-cell>
          <table:table-cell office:value-type="float" office:value="-663334000041948" table:style-name="ce2">
            <text:p>-663.334.000.041.9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400" table:style-name="ce1">
            <text:p>740062400</text:p>
          </table:table-cell>
          <table:table-cell office:value-type="string" table:style-name="ce1">
            <text:p>EPED Nº MAESTRO ESCULTOR VICENTE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PLEJO URBANISTICO LA RIVERA LA RIVERA</text:p>
          </table:table-cell>
          <table:table-cell office:value-type="string" table:style-name="ce1">
            <text:p>D573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PED2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6941736633189" table:style-name="ce2">
            <text:p>-336.941.736.633.189</text:p>
          </table:table-cell>
          <table:table-cell office:value-type="float" office:value="-655038941886718" table:style-name="ce2">
            <text:p>-655.038.941.886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600" table:style-name="ce1">
            <text:p>740062600</text:p>
          </table:table-cell>
          <table:table-cell office:value-type="string" table:style-name="ce1">
            <text:p>CENTRO DE EDUCACION ESPECIAL MIR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RTES S/N CENTRO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2" table:style-name="ce1">
            <text:p>42</text:p>
          </table:table-cell>
          <table:table-cell office:value-type="float" office:value="-323421397943672" table:style-name="ce2">
            <text:p>-323.421.397.943.672</text:p>
          </table:table-cell>
          <table:table-cell office:value-type="float" office:value="-65011041272212" table:style-name="ce2">
            <text:p>-65.011.041.272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700" table:style-name="ce1">
            <text:p>740062700</text:p>
          </table:table-cell>
          <table:table-cell office:value-type="string" table:style-name="ce1">
            <text:p>E.M.E.I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EL SOL 158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8535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EMEI@YAHOO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23495167136709" table:style-name="ce2">
            <text:p>-323.495.167.136.709</text:p>
          </table:table-cell>
          <table:table-cell office:value-type="float" office:value="-649978297313752" table:style-name="ce2">
            <text:p>-649.978.297.313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800" table:style-name="ce1">
            <text:p>740062800</text:p>
          </table:table-cell>
          <table:table-cell office:value-type="string" table:style-name="ce1">
            <text:p>JARDIN DE INFANTES FANTAS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FINUR 2051 LAS AMERICAS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FANFANT0508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3301909626005" table:style-name="ce2">
            <text:p>-33.301.909.626.005</text:p>
          </table:table-cell>
          <table:table-cell office:value-type="float" office:value="-66332567286424" table:style-name="ce2">
            <text:p>-66.332.567.286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2900" table:style-name="ce1">
            <text:p>740062900</text:p>
          </table:table-cell>
          <table:table-cell office:value-type="string" table:style-name="ce1">
            <text:p>ESCUELA Nº 431 PROFESORA NELLY CHENAU DE VEC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º JARDIN SUR MANZANA 6014 Bº JARDIN SUR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3129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ESCUELA431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36477295033294" table:style-name="ce2">
            <text:p>-336.477.295.033.294</text:p>
          </table:table-cell>
          <table:table-cell office:value-type="float" office:value="-654527008274686" table:style-name="ce2">
            <text:p>-654.527.008.274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000" table:style-name="ce1">
            <text:p>740063000</text:p>
          </table:table-cell>
          <table:table-cell office:value-type="string" table:style-name="ce1">
            <text:p>INSTITUTO EDUCATIVO MARIA EDUC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TRE 1456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971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MARIAEDUCADOR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36701819980721" table:style-name="ce2">
            <text:p>-336.701.819.980.721</text:p>
          </table:table-cell>
          <table:table-cell office:value-type="float" office:value="-654583815285677" table:style-name="ce2">
            <text:p>-654.583.815.285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200" table:style-name="ce1">
            <text:p>740063200</text:p>
          </table:table-cell>
          <table:table-cell office:value-type="string" table:style-name="ce1">
            <text:p>INSTITUTO DE ESTUDIOS A DISTANC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854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AAPCESANLUIS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32987680192797" table:style-name="ce2">
            <text:p>-332.987.680.192.797</text:p>
          </table:table-cell>
          <table:table-cell office:value-type="float" office:value="-663369479628863" table:style-name="ce2">
            <text:p>-663.369.479.628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300" table:style-name="ce1">
            <text:p>740063300</text:p>
          </table:table-cell>
          <table:table-cell office:value-type="string" table:style-name="ce1">
            <text:p>DOCTOR RENEE FAVAL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V S/N BARRIO CERRO DE LA CRUZ Bº CERRO DE LA CRUZ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CENTROEDUCATIVO28@SANLUIS.GOV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32621408337377" table:style-name="ce2">
            <text:p>-332.621.408.337.377</text:p>
          </table:table-cell>
          <table:table-cell office:value-type="float" office:value="-663102262629551" table:style-name="ce2">
            <text:p>-663.102.262.629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600" table:style-name="ce1">
            <text:p>740063600</text:p>
          </table:table-cell>
          <table:table-cell office:value-type="string" table:style-name="ce1">
            <text:p>INSTITUTO SUPERIOR DE EDUCACION FISICA SAN LU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0 KM 9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2873653203823" table:style-name="ce2">
            <text:p>-332.873.653.203.823</text:p>
          </table:table-cell>
          <table:table-cell office:value-type="float" office:value="-662489408628829" table:style-name="ce2">
            <text:p>-662.489.408.628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700" table:style-name="ce1">
            <text:p>740063700</text:p>
          </table:table-cell>
          <table:table-cell office:value-type="string" table:style-name="ce1">
            <text:p>ESCUELA Nº 432 CAMINO DEL PEREGR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CRUZ PONCE S/N 137 VIVIENDAS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32@SANLUIS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684979156025" table:style-name="ce2">
            <text:p>-332.684.979.156.025</text:p>
          </table:table-cell>
          <table:table-cell office:value-type="float" office:value="-662976610681849" table:style-name="ce2">
            <text:p>-662.976.610.681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800" table:style-name="ce1">
            <text:p>740063800</text:p>
          </table:table-cell>
          <table:table-cell office:value-type="string" table:style-name="ce1">
            <text:p>SAN GABRIEL ARCANG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49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34101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SANGABRIEL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59020503828" table:style-name="ce2">
            <text:p>-333.059.020.503.828</text:p>
          </table:table-cell>
          <table:table-cell office:value-type="float" office:value="-663440175102084" table:style-name="ce2">
            <text:p>-663.440.175.102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801" table:style-name="ce1">
            <text:p>740063801</text:p>
          </table:table-cell>
          <table:table-cell office:value-type="string" table:style-name="ce1">
            <text:p>ÑANDEN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FINUR 1288</text:p>
          </table:table-cell>
          <table:table-cell office:value-type="float" office:value="5700" table:style-name="ce1">
            <text:p>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itutosangabriel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3295717" table:style-name="ce2">
            <text:p>-33.295.717</text:p>
          </table:table-cell>
          <table:table-cell office:value-type="float" office:value="-663486445" table:style-name="ce2">
            <text:p>-663.486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3900" table:style-name="ce1">
            <text:p>740063900</text:p>
          </table:table-cell>
          <table:table-cell office:value-type="string" table:style-name="ce1">
            <text:p>ISLAS MALVIN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743 CENTR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063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ITUTOISLASMALVINAS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3012752394414" table:style-name="ce2">
            <text:p>-333.012.752.394.414</text:p>
          </table:table-cell>
          <table:table-cell office:value-type="float" office:value="-66332756662637" table:style-name="ce2">
            <text:p>-66.332.756.662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100" table:style-name="ce1">
            <text:p>740064100</text:p>
          </table:table-cell>
          <table:table-cell office:value-type="string" table:style-name="ce1">
            <text:p>IFDC JUAN PASCUAL PRING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50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33103797899404" table:style-name="ce2">
            <text:p>-333.103.797.899.404</text:p>
          </table:table-cell>
          <table:table-cell office:value-type="float" office:value="-663328243226892" table:style-name="ce2">
            <text:p>-663.328.243.226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200" table:style-name="ce1">
            <text:p>740064200</text:p>
          </table:table-cell>
          <table:table-cell office:value-type="string" table:style-name="ce1">
            <text:p>COLEGIO N° 35 CAMINO DEL PEREGRINO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 FTE CONST., REY DEL BOSQUE PUERTAS DEL SOL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33@SANLUIS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687141860784" table:style-name="ce2">
            <text:p>-332.687.141.860.784</text:p>
          </table:table-cell>
          <table:table-cell office:value-type="float" office:value="-662970537210553" table:style-name="ce2">
            <text:p>-662.970.537.210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300" table:style-name="ce1">
            <text:p>740064300</text:p>
          </table:table-cell>
          <table:table-cell office:value-type="string" table:style-name="ce1">
            <text:p>STOIKHE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LIVAR 548 INSTITUTO EDUCATIVO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191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ITUTOEDUCATIVOSTOIKHEIA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2972729412453" table:style-name="ce2">
            <text:p>-332.972.729.412.453</text:p>
          </table:table-cell>
          <table:table-cell office:value-type="float" office:value="-663362656863056" table:style-name="ce2">
            <text:p>-663.362.656.863.0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400" table:style-name="ce1">
            <text:p>740064400</text:p>
          </table:table-cell>
          <table:table-cell office:value-type="string" table:style-name="ce1">
            <text:p>ESCUELA 434 NUEVOS DESAF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D CAROLINA TOBAR GARCIA 434 LA PUNTA CIUDAD DE LA PUNTA</text:p>
          </table:table-cell>
          <table:table-cell office:value-type="string" table:style-name="ce1">
            <text:p>D571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ESCUELA434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1846528844615" table:style-name="ce2">
            <text:p>-331.846.528.844.615</text:p>
          </table:table-cell>
          <table:table-cell office:value-type="float" office:value="-663219606341417" table:style-name="ce2">
            <text:p>-663.219.606.341.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500" table:style-name="ce1">
            <text:p>740064500</text:p>
          </table:table-cell>
          <table:table-cell office:value-type="string" table:style-name="ce1">
            <text:p>INSTITUTO PRIVADO SAN CAYET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NTA MANZANA 125 PARCELA 1 PREDIO COMERCIAL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1530611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INST.SANCAYETAN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1816378461171" table:style-name="ce2">
            <text:p>-331.816.378.461.171</text:p>
          </table:table-cell>
          <table:table-cell office:value-type="float" office:value="-663148168276025" table:style-name="ce2">
            <text:p>-663.148.168.276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600" table:style-name="ce1">
            <text:p>740064600</text:p>
          </table:table-cell>
          <table:table-cell office:value-type="string" table:style-name="ce1">
            <text:p>DIBUJANDO PUE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457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45585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DIBUJANDOPUENTE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3068370063835" table:style-name="ce2">
            <text:p>-333.068.370.063.835</text:p>
          </table:table-cell>
          <table:table-cell office:value-type="float" office:value="-663372730484207" table:style-name="ce2">
            <text:p>-663.372.730.484.2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700" table:style-name="ce1">
            <text:p>740064700</text:p>
          </table:table-cell>
          <table:table-cell office:value-type="string" table:style-name="ce1">
            <text:p>ABEJITAS LABORIOSAS - ESCUELA PRIMARIA ADVENTISTA SAN LU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319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15615312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JARDIN.ABEJITAS@YAHOO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32946381700785" table:style-name="ce2">
            <text:p>-332.946.381.700.785</text:p>
          </table:table-cell>
          <table:table-cell office:value-type="float" office:value="-663404446660162" table:style-name="ce2">
            <text:p>-663.404.446.660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800" table:style-name="ce1">
            <text:p>740064800</text:p>
          </table:table-cell>
          <table:table-cell office:value-type="string" table:style-name="ce1">
            <text:p>JARDIN MANUELI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576 CENTRO</text:p>
          </table:table-cell>
          <table:table-cell office:value-type="string" table:style-name="ce1">
            <text:p>D5730</text:p>
          </table:table-cell>
          <table:table-cell office:value-type="string" table:style-name="ce1">
            <text:p>02657-422734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office:value-type="string" table:style-name="ce1">
            <text:p>JARDINMANUELITA1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36843467451624" table:style-name="ce2">
            <text:p>-336.843.467.451.624</text:p>
          </table:table-cell>
          <table:table-cell office:value-type="float" office:value="-654671795904177" table:style-name="ce2">
            <text:p>-654.671.795.904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4900" table:style-name="ce1">
            <text:p>740064900</text:p>
          </table:table-cell>
          <table:table-cell office:value-type="string" table:style-name="ce1">
            <text:p>ESCUELA Nº 4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. BRAVO Y ALBERTO OLIVERA PEQUEÑO PAIS</text:p>
          </table:table-cell>
          <table:table-cell office:value-type="string" table:style-name="ce1">
            <text:p>D5881</text:p>
          </table:table-cell>
          <table:table-cell office:value-type="string" table:style-name="ce1">
            <text:p>02656-473182</text:p>
          </table:table-cell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office:value-type="string" table:style-name="ce1">
            <text:p>ESCUELA435@SANLUIS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23442783261447" table:style-name="ce2">
            <text:p>-323.442.783.261.447</text:p>
          </table:table-cell>
          <table:table-cell office:value-type="float" office:value="-650143282735189" table:style-name="ce2">
            <text:p>-650.143.282.735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000" table:style-name="ce1">
            <text:p>740065000</text:p>
          </table:table-cell>
          <table:table-cell office:value-type="string" table:style-name="ce1">
            <text:p>COLEGIO Nº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O OLIVERA Y R, BRAVO CAYETANO DAVAL</text:p>
          </table:table-cell>
          <table:table-cell office:value-type="string" table:style-name="ce1">
            <text:p>D5881</text:p>
          </table:table-cell>
          <table:table-cell table:style-name="ce1"/>
          <table:table-cell office:value-type="string" table:style-name="ce1">
            <text:p>MERLO</text:p>
          </table:table-cell>
          <table:table-cell office:value-type="string" table:style-name="ce1">
            <text:p>JUNI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23442783261447" table:style-name="ce2">
            <text:p>-323.442.783.261.447</text:p>
          </table:table-cell>
          <table:table-cell office:value-type="float" office:value="-650143282735189" table:style-name="ce2">
            <text:p>-650.143.282.735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100" table:style-name="ce1">
            <text:p>740065100</text:p>
          </table:table-cell>
          <table:table-cell office:value-type="string" table:style-name="ce1">
            <text:p>COLEGIO N° 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. N° 3 3° ROTONDA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2954579012217" table:style-name="ce2">
            <text:p>-332.954.579.012.217</text:p>
          </table:table-cell>
          <table:table-cell office:value-type="float" office:value="-663303532849079" table:style-name="ce2">
            <text:p>-663.303.532.849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200" table:style-name="ce1">
            <text:p>740065200</text:p>
          </table:table-cell>
          <table:table-cell office:value-type="string" table:style-name="ce1">
            <text:p>COLEGIO N°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A JOSLAY</text:p>
          </table:table-cell>
          <table:table-cell office:value-type="string" table:style-name="ce1">
            <text:p>D5701</text:p>
          </table:table-cell>
          <table:table-cell table:style-name="ce1"/>
          <table:table-cell office:value-type="string" table:style-name="ce1">
            <text:p>JUANA KOSLAY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32709858999025" table:style-name="ce2">
            <text:p>-332.709.858.999.025</text:p>
          </table:table-cell>
          <table:table-cell office:value-type="float" office:value="-661839953690548" table:style-name="ce2">
            <text:p>-661.839.953.690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300" table:style-name="ce1">
            <text:p>740065300</text:p>
          </table:table-cell>
          <table:table-cell office:value-type="string" table:style-name="ce1">
            <text:p>COLEGIO N°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° MANUEL LEZCANO MANUEL LEZCANO</text:p>
          </table:table-cell>
          <table:table-cell office:value-type="string" table:style-name="ce1">
            <text:p>D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32954579012217" table:style-name="ce2">
            <text:p>-332.954.579.012.217</text:p>
          </table:table-cell>
          <table:table-cell office:value-type="float" office:value="-663303532849079" table:style-name="ce2">
            <text:p>-663.303.532.849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500" table:style-name="ce1">
            <text:p>740065500</text:p>
          </table:table-cell>
          <table:table-cell office:value-type="string" table:style-name="ce1">
            <text:p>COLEGIO N°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UDAD DE LA PUNTA LA PUNTA CIUDAD DE LA PUNTA</text:p>
          </table:table-cell>
          <table:table-cell office:value-type="string" table:style-name="ce1">
            <text:p>D571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337879086627" table:style-name="ce2">
            <text:p>-315.337.879.086.627</text:p>
          </table:table-cell>
          <table:table-cell office:value-type="float" office:value="-68530544984946" table:style-name="ce2">
            <text:p>-68.530.544.984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700" table:style-name="ce1">
            <text:p>740065700</text:p>
          </table:table-cell>
          <table:table-cell office:value-type="string" table:style-name="ce1">
            <text:p>CENTRO DE FORMACION PROFESIONAL N°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CTOR ESPERANTO Y ALMAFUERTE PRINGLES</text:p>
          </table:table-cell>
          <table:table-cell office:value-type="float" office:value="5700" table:style-name="ce1">
            <text:p>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32954579012217" table:style-name="ce2">
            <text:p>-332.954.579.012.217</text:p>
          </table:table-cell>
          <table:table-cell office:value-type="float" office:value="-663303532849079" table:style-name="ce2">
            <text:p>-663.303.532.849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800" table:style-name="ce1">
            <text:p>740065800</text:p>
          </table:table-cell>
          <table:table-cell office:value-type="string" table:style-name="ce1">
            <text:p>SAN VALEN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576 CENTRO</text:p>
          </table:table-cell>
          <table:table-cell office:value-type="float" office:value="5730" table:style-name="ce1">
            <text:p>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36819649" table:style-name="ce2">
            <text:p>-336.819.649</text:p>
          </table:table-cell>
          <table:table-cell office:value-type="float" office:value="-654677608" table:style-name="ce2">
            <text:p>-654.677.6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5900" table:style-name="ce1">
            <text:p>740065900</text:p>
          </table:table-cell>
          <table:table-cell office:value-type="string" table:style-name="ce1">
            <text:p>ESCUELA PUBLICA DIGITAL N° 2 ESTANCIA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STANCIA GRANDE</text:p>
          </table:table-cell>
          <table:table-cell office:value-type="string" table:style-name="ce1">
            <text:p>CORONEL PRING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6000" table:style-name="ce1">
            <text:p>740066000</text:p>
          </table:table-cell>
          <table:table-cell office:value-type="string" table:style-name="ce1">
            <text:p>ESCUELA PUBLICA DIGITAL BILINGUE NELSON MAND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ERRANA Y CALLE 13</text:p>
          </table:table-cell>
          <table:table-cell office:value-type="float" office:value="5710" table:style-name="ce1">
            <text:p>5710</text:p>
          </table:table-cell>
          <table:table-cell table:style-name="ce1"/>
          <table:table-cell office:value-type="string" table:style-name="ce1">
            <text:p>CIUDAD DE LA PUNTA</text:p>
          </table:table-cell>
          <table:table-cell office:value-type="string" table:style-name="ce1">
            <text:p>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6100" table:style-name="ce1">
            <text:p>740066100</text:p>
          </table:table-cell>
          <table:table-cell office:value-type="string" table:style-name="ce1">
            <text:p>ESCUELA TECNICA Nº 3 EVA DUARTE DE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RIOJA</text:p>
          </table:table-cell>
          <table:table-cell office:value-type="float" office:value="5730" table:style-name="ce1">
            <text:p>5730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GENERAL PEDERNE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6200" table:style-name="ce1">
            <text:p>740066200</text:p>
          </table:table-cell>
          <table:table-cell office:value-type="string" table:style-name="ce1">
            <text:p>ESCUELA TECNICA N°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AFINUR 595</text:p>
          </table:table-cell>
          <table:table-cell office:value-type="float" office:value="5700" table:style-name="ce1">
            <text:p>5700</text:p>
          </table:table-cell>
          <table:table-cell table:style-name="ce1"/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0066300" table:style-name="ce1">
            <text:p>740066300</text:p>
          </table:table-cell>
          <table:table-cell office:value-type="string" table:style-name="ce1">
            <text:p>ESCUELA TECNICA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</text:p>
          </table:table-cell>
          <table:table-cell office:value-type="float" office:value="5883" table:style-name="ce1">
            <text:p>5883</text:p>
          </table:table-cell>
          <table:table-cell table:style-name="ce1"/>
          <table:table-cell office:value-type="string" table:style-name="ce1">
            <text:p>CORTADERAS</text:p>
          </table:table-cell>
          <table:table-cell office:value-type="string" table:style-name="ce1">
            <text:p>CHACAB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Luis</text:p>
          </table:table-cell>
          <table:table-cell office:value-type="float" office:value="749000100" table:style-name="ce1">
            <text:p>749000100</text:p>
          </table:table-cell>
          <table:table-cell office:value-type="string" table:style-name="ce1">
            <text:p>ESCUELA NORMAL JUAN PASCUA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ERNERA 1190</text:p>
          </table:table-cell>
          <table:table-cell office:value-type="string" table:style-name="ce1">
            <text:p>D5700</text:p>
          </table:table-cell>
          <table:table-cell office:value-type="string" table:style-name="ce1">
            <text:p>02652-423404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GENERAL JUAN MARTIN DE PUEYRREDON</text:p>
          </table:table-cell>
          <table:table-cell office:value-type="string" table:style-name="ce1">
            <text:p>PRINGLES@UNSL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33002745577532" table:style-name="ce2">
            <text:p>-333.002.745.577.532</text:p>
          </table:table-cell>
          <table:table-cell office:value-type="float" office:value="-663410384187862" table:style-name="ce2">
            <text:p>-663.410.384.187.862</text:p>
          </table:table-cell>
          <table:table-cell table:number-columns-repeated="16338"/>
        </table:table-row>
        <table:table-row table:number-rows-repeated="10481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3:30:19Z</dc:date>
  </office:meta>
</office:document-meta>
</file>